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0.7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4165in"/>
    </style:style>
    <style:style style:name="co6" style:family="table-column">
      <style:table-column-properties fo:break-before="auto" style:column-width="1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afd095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e8cb" fo:border="0.74pt solid #000000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14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44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4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14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ound_by_Round" table:style-name="ta1">
        <table:table-column table:style-name="co1" table:number-columns-repeated="2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Round Wild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zioauditore0109</text:p>
          </table:table-cell>
          <table:table-cell table:style-name="ce4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und 1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eandinchester</text:p>
          </table:table-cell>
          <table:table-cell table:style-name="ce4" office:value-type="string" calcext:value-type="string">
            <text:p>Angel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raid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S+ | VoNDutcH</text:p>
          </table:table-cell>
          <table:table-cell table:style-name="ce4" office:value-type="string" calcext:value-type="string">
            <text:p>chanchilaru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oladushek__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liverAtom</text:p>
          </table:table-cell>
          <table:table-cell table:style-name="ce4" office:value-type="string" calcext:value-type="string">
            <text:p>haroooo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Biscui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elay_</text:p>
          </table:table-cell>
          <table:table-cell table:style-name="ce4" office:value-type="string" calcext:value-type="string">
            <text:p>Hydu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string" calcext:value-type="string">
            <text:p>xShinig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rLoops</text:p>
          </table:table-cell>
          <table:table-cell table:style-name="ce4" office:value-type="string" calcext:value-type="string">
            <text:p>YoSoyPach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Jskillz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oreDek </text:p>
          </table:table-cell>
          <table:table-cell table:style-name="ce4" office:value-type="string" calcext:value-type="string">
            <text:p>The Otter On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power973</text:p>
          </table:table-cell>
          <table:table-cell table:style-name="ce4" office:value-type="string" calcext:value-type="string">
            <text:p>metalmania4118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l0tterGhost</text:p>
          </table:table-cell>
          <table:table-cell table:style-name="ce4" office:value-type="string" calcext:value-type="string">
            <text:p>Nope1585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KorDim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Fortera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theNagraj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und 2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.shixo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eandinchester</text:p>
          </table:table-cell>
          <table:table-cell table:style-name="ce4" office:value-type="string" calcext:value-type="string">
            <text:p>wisenatic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string" calcext:value-type="string">
            <text:p>OliverAt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aid86</text:p>
          </table:table-cell>
          <table:table-cell table:style-name="ce4" office:value-type="string" calcext:value-type="string">
            <text:p>chanchilaru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string" calcext:value-type="string">
            <text:p>oladushek__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1sTea</text:p>
          </table:table-cell>
          <table:table-cell table:style-name="ce4" office:value-type="string" calcext:value-type="string">
            <text:p>haroooo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kingofn00b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elay_</text:p>
          </table:table-cell>
          <table:table-cell table:style-name="ce4" office:value-type="string" calcext:value-type="string">
            <text:p>Biscuit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Loops</text:p>
          </table:table-cell>
          <table:table-cell office:value-type="string" calcext:value-type="string">
            <text:p>xShiniga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YoSoyPacho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maxpower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oreDek </text:p>
          </table:table-cell>
          <table:table-cell table:style-name="ce4" office:value-type="string" calcext:value-type="string">
            <text:p>Jskill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axymczech</text:p>
          </table:table-cell>
          <table:table-cell table:style-name="ce4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lying Mouse</text:p>
          </table:table-cell>
          <table:table-cell table:style-name="ce4" office:value-type="string" calcext:value-type="string">
            <text:p>Li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ope1585</text:p>
          </table:table-cell>
          <table:table-cell table:style-name="ce4" office:value-type="string" calcext:value-type="string">
            <text:p>Prid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César (cerasito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Ezioauditore0109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theNagraj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und 3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Angel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eandinchester</text:p>
          </table:table-cell>
          <table:table-cell table:style-name="ce4" office:value-type="string" calcext:value-type="string">
            <text:p>raid86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string" calcext:value-type="string">
            <text:p>OS+ | VoN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wisenatic</text:p>
          </table:table-cell>
          <table:table-cell table:style-name="ce4" office:value-type="string" calcext:value-type="string">
            <text:p>e1sTea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verAtom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hanchilaru</text:p>
          </table:table-cell>
          <table:table-cell table:style-name="ce4" office:value-type="string" calcext:value-type="string">
            <text:p>delay_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string" calcext:value-type="string">
            <text:p>kingofn00b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arooooo</text:p>
          </table:table-cell>
          <table:table-cell table:style-name="ce4" office:value-type="string" calcext:value-type="string">
            <text:p>DrLoop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string" calcext:value-type="string">
            <text:p>Emp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LoreDek 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office:value-type="string" calcext:value-type="string">
            <text:p>xRavy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YoSoyPacho</text:p>
          </table:table-cell>
          <table:table-cell table:style-name="ce4" office:value-type="string" calcext:value-type="string">
            <text:p>maxpower97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talmania4118</text:p>
          </table:table-cell>
          <table:table-cell table:style-name="ce4" office:value-type="string" calcext:value-type="string">
            <text:p>Lion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Nope1585</text:p>
          </table:table-cell>
          <table:table-cell table:style-name="ce4" office:value-type="string" calcext:value-type="string">
            <text:p>jasouki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string" calcext:value-type="string">
            <text:p>Ezioauditore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ésar (cerasito)</text:p>
          </table:table-cell>
          <table:table-cell table:style-name="ce4" office:value-type="string" calcext:value-type="string">
            <text:p>theNagraj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und 4</text:p>
          </table:table-cell>
          <table:covered-table-cell table:number-columns-repeated="2" table:style-name="ce6"/>
        </table:table-row>
        <table:table-row table:style-name="ro1">
          <table:table-cell office:value-type="string" calcext:value-type="string">
            <text:p>neozz</text:p>
          </table:table-cell>
          <table:table-cell office:value-type="string" calcext:value-type="string">
            <text:p>weandinches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.shixo.</text:p>
          </table:table-cell>
          <table:table-cell table:style-name="ce4" office:value-type="string" calcext:value-type="string">
            <text:p>Angel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OS+ | VoN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aid86</text:p>
          </table:table-cell>
          <table:table-cell table:style-name="ce4" office:value-type="string" calcext:value-type="string">
            <text:p>OliverAtom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ladushek__</text:p>
          </table:table-cell>
          <table:table-cell table:style-name="ce4" office:value-type="string" calcext:value-type="string">
            <text:p>delay_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string" calcext:value-type="string">
            <text:p>kingofn00b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eonovoo</text:p>
          </table:table-cell>
          <table:table-cell table:style-name="ce4" office:value-type="string" calcext:value-type="string">
            <text:p>DrLoops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Hydur</text:p>
          </table:table-cell>
          <table:table-cell table:style-name="ce4" office:value-type="string" calcext:value-type="string">
            <text:p>Empir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office:value-type="string" calcext:value-type="string">
            <text:p>LoreDek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xRavyn</text:p>
          </table:table-cell>
          <table:table-cell table:style-name="ce4" office:value-type="string" calcext:value-type="string">
            <text:p>Jskillz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he Otter One</text:p>
          </table:table-cell>
          <table:table-cell table:style-name="ce4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BenderAndChill</text:p>
          </table:table-cell>
          <table:table-cell table:style-name="ce4" office:value-type="string" calcext:value-type="string">
            <text:p>Nope1585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KorDimon</text:p>
          </table:table-cell>
          <table:table-cell table:style-name="ce4" office:value-type="string" calcext:value-type="string">
            <text:p>César (cerasito)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Ezioauditore0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jasouki</text:p>
          </table:table-cell>
          <table:table-cell table:style-name="ce4" office:value-type="string" calcext:value-type="string">
            <text:p>Forteraiger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string" calcext:value-type="string">
            <text:p>Jasuni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10"/>
        <table:table-column table:style-name="co3" table:number-columns-repeated="2" table:default-cell-style-name="ce14"/>
        <table:table-column table:style-name="co5" table:default-cell-style-name="ce16"/>
        <table:table-column table:style-name="co6" table:number-columns-repeated="3" table:default-cell-style-name="ce14"/>
        <table:table-row table:style-name="ro1"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1">
            <text:p>Game Rate</text:p>
          </table:table-cell>
          <table:covered-table-cell table:style-name="ce12"/>
          <table:table-cell table:style-name="ce12" office:value-type="string" calcext:value-type="string">
            <text:p>Behavior Factor</text:p>
          </table:table-cell>
          <table:table-cell table:style-name="ce18" office:value-type="string" calcext:value-type="string">
            <text:p>Tournament Elo</text:p>
          </table:table-cell>
          <table:table-cell table:style-name="ce12" office:value-type="string" calcext:value-type="string">
            <text:p>Ranked Elo</text:p>
          </table:table-cell>
          <table:table-cell table:style-name="ce12" office:value-type="string" calcext:value-type="string">
            <text:p>Final Elo</text:p>
          </table:table-cell>
        </table:table-row>
        <table:table-row table:style-name="ro1">
          <table:covered-table-cell table:style-name="ce6"/>
          <table:table-cell table:style-name="ce13" office:value-type="string" calcext:value-type="string">
            <text:p>League</text:p>
          </table:table-cell>
          <table:table-cell table:style-name="ce13" office:value-type="string" calcext:value-type="string">
            <text:p>Ranked</text:p>
          </table:table-cell>
          <table:table-cell table:style-name="ce13" office:value-type="string" calcext:value-type="string">
            <text:p>exp(Rate Quotient)</text:p>
          </table:table-cell>
          <table:table-cell table:style-name="ce13" office:value-type="string" calcext:value-type="string">
            <text:p>Historical</text:p>
          </table:table-cell>
          <table:table-cell table:style-name="ce13" office:value-type="string" calcext:value-type="string">
            <text:p>Point 3/4</text:p>
          </table:table-cell>
          <table:table-cell table:style-name="ce13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7" calcext:value-type="float">
            <text:p>7.0</text:p>
          </table:table-cell>
          <table:table-cell office:value-type="float" office:value="61.1666666666667" calcext:value-type="float">
            <text:p>61.2</text:p>
          </table:table-cell>
          <table:table-cell office:value-type="float" office:value="0.000160359042989567" calcext:value-type="float">
            <text:p>0.0002</text:p>
          </table:table-cell>
          <table:table-cell office:value-type="float" office:value="2442.58955718579" calcext:value-type="float">
            <text:p>2442.6</text:p>
          </table:table-cell>
          <table:table-cell office:value-type="float" office:value="2401.21080340859" calcext:value-type="float">
            <text:p>2401.2</text:p>
          </table:table-cell>
          <table:table-cell office:value-type="float" office:value="2401.21743886595" calcext:value-type="float">
            <text:p>2401.2</text:p>
          </table:table-cell>
        </table:table-row>
        <table:table-row table:style-name="ro1">
          <table:table-cell table:style-name="ce11" office:value-type="string" calcext:value-type="string">
            <text:p>weandinchester</text:p>
          </table:table-cell>
          <table:table-cell table:style-name="ce15" office:value-type="float" office:value="7.6" calcext:value-type="float">
            <text:p>7.6</text:p>
          </table:table-cell>
          <table:table-cell table:style-name="ce15" office:value-type="float" office:value="7.5" calcext:value-type="float">
            <text:p>7.5</text:p>
          </table:table-cell>
          <table:table-cell table:style-name="ce17" office:value-type="float" office:value="0.372751945787711" calcext:value-type="float">
            <text:p>0.3728</text:p>
          </table:table-cell>
          <table:table-cell table:style-name="ce15" office:value-type="float" office:value="2283.75805999518" calcext:value-type="float">
            <text:p>2283.8</text:p>
          </table:table-cell>
          <table:table-cell table:style-name="ce15" office:value-type="float" office:value="2327.11707036852" calcext:value-type="float">
            <text:p>2327.1</text:p>
          </table:table-cell>
          <table:table-cell table:style-name="ce15" office:value-type="float" office:value="2310.95491488443" calcext:value-type="float">
            <text:p>2311.0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7.6" calcext:value-type="float">
            <text:p>7.6</text:p>
          </table:table-cell>
          <table:table-cell office:value-type="float" office:value="171" calcext:value-type="float">
            <text:p>171.0</text:p>
          </table:table-cell>
          <table:table-cell office:value-type="float" office:value="0.000000000169189792261513" calcext:value-type="float">
            <text:p>0.0000</text:p>
          </table:table-cell>
          <table:table-cell office:value-type="float" office:value="2185.99526082226" calcext:value-type="float">
            <text:p>2186.0</text:p>
          </table:table-cell>
          <table:table-cell office:value-type="float" office:value="2294.01835717799" calcext:value-type="float">
            <text:p>2294.0</text:p>
          </table:table-cell>
          <table:table-cell office:value-type="float" office:value="2294.01835715971" calcext:value-type="float">
            <text:p>2294.0</text:p>
          </table:table-cell>
        </table:table-row>
        <table:table-row table:style-name="ro1">
          <table:table-cell table:style-name="ce11" office:value-type="string" calcext:value-type="string">
            <text:p>wisenatic</text:p>
          </table:table-cell>
          <table:table-cell table:style-name="ce15" office:value-type="float" office:value="8.07692307692308" calcext:value-type="float">
            <text:p>8.1</text:p>
          </table:table-cell>
          <table:table-cell table:style-name="ce15" office:value-type="float" office:value="190.5" calcext:value-type="float">
            <text:p>190.5</text:p>
          </table:table-cell>
          <table:table-cell table:style-name="ce17" office:value-type="float" office:value="0.0000000000571287121602276" calcext:value-type="float">
            <text:p>0.0000</text:p>
          </table:table-cell>
          <table:table-cell table:style-name="ce15" office:value-type="float" office:value="2181.99614124079" calcext:value-type="float">
            <text:p>2182.0</text:p>
          </table:table-cell>
          <table:table-cell table:style-name="ce15" office:value-type="float" office:value="2209.19798404749" calcext:value-type="float">
            <text:p>2209.2</text:p>
          </table:table-cell>
          <table:table-cell table:style-name="ce15" office:value-type="float" office:value="2209.19798404594" calcext:value-type="float">
            <text:p>2209.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000</text:p>
          </table:table-cell>
          <table:table-cell office:value-type="float" office:value="2144.76595888606" calcext:value-type="float">
            <text:p>2144.8</text:p>
          </table:table-cell>
          <table:table-cell office:value-type="float" office:value="2222.93360759793" calcext:value-type="float">
            <text:p>2222.9</text:p>
          </table:table-cell>
          <table:table-cell office:value-type="float" office:value="2144.76595888606" calcext:value-type="float">
            <text:p>2144.8</text:p>
          </table:table-cell>
        </table:table-row>
        <table:table-row table:style-name="ro1">
          <table:table-cell table:style-name="ce11" office:value-type="string" calcext:value-type="string">
            <text:p>raid86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2119.46734234469" calcext:value-type="float">
            <text:p>2119.5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7.75" calcext:value-type="float">
            <text:p>7.8</text:p>
          </table:table-cell>
          <table:table-cell office:value-type="float" office:value="18.5" calcext:value-type="float">
            <text:p>18.5</text:p>
          </table:table-cell>
          <table:table-cell office:value-type="float" office:value="0.0918960920748285" calcext:value-type="float">
            <text:p>0.0919</text:p>
          </table:table-cell>
          <table:table-cell office:value-type="float" office:value="1993.04445308247" calcext:value-type="float">
            <text:p>1993.0</text:p>
          </table:table-cell>
          <table:table-cell office:value-type="float" office:value="2094.68794575312" calcext:value-type="float">
            <text:p>2094.7</text:p>
          </table:table-cell>
          <table:table-cell office:value-type="float" office:value="2085.34730599185" calcext:value-type="float">
            <text:p>2085.3</text:p>
          </table:table-cell>
        </table:table-row>
        <table:table-row table:style-name="ro1">
          <table:table-cell table:style-name="ce11" office:value-type="string" calcext:value-type="string">
            <text:p>e1sTea</text:p>
          </table:table-cell>
          <table:table-cell table:style-name="ce15" office:value-type="float" office:value="7.625" calcext:value-type="float">
            <text:p>7.6</text:p>
          </table:table-cell>
          <table:table-cell table:style-name="ce15" office:value-type="float" office:value="23.1666666666667" calcext:value-type="float">
            <text:p>23.2</text:p>
          </table:table-cell>
          <table:table-cell table:style-name="ce17" office:value-type="float" office:value="0.0479186083781095" calcext:value-type="float">
            <text:p>0.0479</text:p>
          </table:table-cell>
          <table:table-cell table:style-name="ce15" office:value-type="float" office:value="2145.92790644542" calcext:value-type="float">
            <text:p>2145.9</text:p>
          </table:table-cell>
          <table:table-cell table:style-name="ce15" office:value-type="float" office:value="2071.43989643933" calcext:value-type="float">
            <text:p>2071.4</text:p>
          </table:table-cell>
          <table:table-cell table:style-name="ce15" office:value-type="float" office:value="2075.00925821968" calcext:value-type="float">
            <text:p>2075.0</text:p>
          </table:table-cell>
        </table:table-row>
        <table:table-row table:style-name="ro1">
          <table:table-cell office:value-type="string" calcext:value-type="string">
            <text:p>OliverAtom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2052.13031960982" calcext:value-type="float">
            <text:p>2052.1</text:p>
          </table:table-cell>
        </table:table-row>
        <table:table-row table:style-name="ro1">
          <table:table-cell table:style-name="ce11" office:value-type="string" calcext:value-type="string">
            <text:p>chanchilaru</text:p>
          </table:table-cell>
          <table:table-cell table:style-name="ce15" office:value-type="float" office:value="7.75" calcext:value-type="float">
            <text:p>7.8</text:p>
          </table:table-cell>
          <table:table-cell table:style-name="ce15" office:value-type="float" office:value="95.1666666666667" calcext:value-type="float">
            <text:p>95.2</text:p>
          </table:table-cell>
          <table:table-cell table:style-name="ce17" office:value-type="float" office:value="0.00000464569351879931" calcext:value-type="float">
            <text:p>0.0000</text:p>
          </table:table-cell>
          <table:table-cell table:style-name="ce15" office:value-type="float" office:value="1973.48611608014" calcext:value-type="float">
            <text:p>1973.5</text:p>
          </table:table-cell>
          <table:table-cell table:style-name="ce15" office:value-type="float" office:value="2031.10701521543" calcext:value-type="float">
            <text:p>2031.1</text:p>
          </table:table-cell>
          <table:table-cell table:style-name="ce15" office:value-type="float" office:value="2031.10674752639" calcext:value-type="float">
            <text:p>2031.1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8.36363636363636" calcext:value-type="float">
            <text:p>8.4</text:p>
          </table:table-cell>
          <table:table-cell office:value-type="float" office:value="15.1666666666667" calcext:value-type="float">
            <text:p>15.2</text:p>
          </table:table-cell>
          <table:table-cell office:value-type="float" office:value="0.163097712090629" calcext:value-type="float">
            <text:p>0.1631</text:p>
          </table:table-cell>
          <table:table-cell office:value-type="float" office:value="1936.20646312194" calcext:value-type="float">
            <text:p>1936.2</text:p>
          </table:table-cell>
          <table:table-cell office:value-type="float" office:value="2006.71687363196" calcext:value-type="float">
            <text:p>2006.7</text:p>
          </table:table-cell>
          <table:table-cell office:value-type="float" office:value="1995.2167869992" calcext:value-type="float">
            <text:p>1995.2</text:p>
          </table:table-cell>
        </table:table-row>
        <table:table-row table:style-name="ro1">
          <table:table-cell table:style-name="ce11" office:value-type="string" calcext:value-type="string">
            <text:p>harooooo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60.5" calcext:value-type="float">
            <text:p>60.5</text:p>
          </table:table-cell>
          <table:table-cell table:style-name="ce17" office:value-type="float" office:value="0.000176382232393542" calcext:value-type="float">
            <text:p>0.0002</text:p>
          </table:table-cell>
          <table:table-cell table:style-name="ce15" office:value-type="float" office:value="1976.28852924107" calcext:value-type="float">
            <text:p>1976.3</text:p>
          </table:table-cell>
          <table:table-cell table:style-name="ce15" office:value-type="float" office:value="1926.96122031958" calcext:value-type="float">
            <text:p>1927.0</text:p>
          </table:table-cell>
          <table:table-cell table:style-name="ce15" office:value-type="float" office:value="1926.96992078045" calcext:value-type="float">
            <text:p>1927.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75" calcext:value-type="float">
            <text:p>6.8</text:p>
          </table:table-cell>
          <table:table-cell office:value-type="float" office:value="77" calcext:value-type="float">
            <text:p>77.0</text:p>
          </table:table-cell>
          <table:table-cell office:value-type="float" office:value="0.0000111128617146153" calcext:value-type="float">
            <text:p>0.0000</text:p>
          </table:table-cell>
          <table:table-cell office:value-type="float" office:value="1905.535407554" calcext:value-type="float">
            <text:p>1905.5</text:p>
          </table:table-cell>
          <table:table-cell office:value-type="float" office:value="1900.21144785422" calcext:value-type="float">
            <text:p>1900.2</text:p>
          </table:table-cell>
          <table:table-cell office:value-type="float" office:value="1900.21150701865" calcext:value-type="float">
            <text:p>1900.2</text:p>
          </table:table-cell>
        </table:table-row>
        <table:table-row table:style-name="ro1">
          <table:table-cell table:style-name="ce11" office:value-type="string" calcext:value-type="string">
            <text:p>delay_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1890.35671373828" calcext:value-type="float">
            <text:p>1890.4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7" calcext:value-type="float">
            <text:p>7.0</text:p>
          </table:table-cell>
          <table:table-cell office:value-type="float" office:value="53.5" calcext:value-type="float">
            <text:p>53.5</text:p>
          </table:table-cell>
          <table:table-cell office:value-type="float" office:value="0.000479456617178406" calcext:value-type="float">
            <text:p>0.0005</text:p>
          </table:table-cell>
          <table:table-cell office:value-type="float" office:value="1703.96606881292" calcext:value-type="float">
            <text:p>1704.0</text:p>
          </table:table-cell>
          <table:table-cell office:value-type="float" office:value="1872.88752661173" calcext:value-type="float">
            <text:p>1872.9</text:p>
          </table:table-cell>
          <table:table-cell office:value-type="float" office:value="1872.806536101" calcext:value-type="float">
            <text:p>1872.8</text:p>
          </table:table-cell>
        </table:table-row>
        <table:table-row table:style-name="ro1">
          <table:table-cell table:style-name="ce11" office:value-type="string" calcext:value-type="string">
            <text:p>DrLoops</text:p>
          </table:table-cell>
          <table:table-cell table:style-name="ce15" office:value-type="float" office:value="6.66666666666667" calcext:value-type="float">
            <text:p>6.7</text:p>
          </table:table-cell>
          <table:table-cell table:style-name="ce15" office:value-type="float" office:value="77.5" calcext:value-type="float">
            <text:p>77.5</text:p>
          </table:table-cell>
          <table:table-cell table:style-name="ce17" office:value-type="float" office:value="0.00000893977622368364" calcext:value-type="float">
            <text:p>0.0000</text:p>
          </table:table-cell>
          <table:table-cell table:style-name="ce15" office:value-type="float" office:value="126" calcext:value-type="float">
            <text:p>126.0</text:p>
          </table:table-cell>
          <table:table-cell table:style-name="ce15" office:value-type="float" office:value="1837.90967140712" calcext:value-type="float">
            <text:p>1837.9</text:p>
          </table:table-cell>
          <table:table-cell table:style-name="ce15" office:value-type="float" office:value="1837.89436731774" calcext:value-type="float">
            <text:p>1837.9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.0</text:p>
          </table:table-cell>
          <table:table-cell office:value-type="float" office:value="0.000256940333172809" calcext:value-type="float">
            <text:p>0.0003</text:p>
          </table:table-cell>
          <table:table-cell office:value-type="float" office:value="1743.51390082515" calcext:value-type="float">
            <text:p>1743.5</text:p>
          </table:table-cell>
          <table:table-cell office:value-type="float" office:value="1784.19461057794" calcext:value-type="float">
            <text:p>1784.2</text:p>
          </table:table-cell>
          <table:table-cell office:value-type="float" office:value="1784.18415806282" calcext:value-type="float">
            <text:p>1784.2</text:p>
          </table:table-cell>
        </table:table-row>
        <table:table-row table:style-name="ro1">
          <table:table-cell table:style-name="ce11" office:value-type="string" calcext:value-type="string">
            <text:p>Hydur</text:p>
          </table:table-cell>
          <table:table-cell table:style-name="ce15" office:value-type="float" office:value="7.92307692307692" calcext:value-type="float">
            <text:p>7.9</text:p>
          </table:table-cell>
          <table:table-cell table:style-name="ce15" office:value-type="float" office:value="18" calcext:value-type="float">
            <text:p>18.0</text:p>
          </table:table-cell>
          <table:table-cell table:style-name="ce17" office:value-type="float" office:value="0.103121779882753" calcext:value-type="float">
            <text:p>0.1031</text:p>
          </table:table-cell>
          <table:table-cell table:style-name="ce15" office:value-type="float" office:value="1779.53397936552" calcext:value-type="float">
            <text:p>1779.5</text:p>
          </table:table-cell>
          <table:table-cell table:style-name="ce15" office:value-type="float" office:value="1781.5025504559" calcext:value-type="float">
            <text:p>1781.5</text:p>
          </table:table-cell>
          <table:table-cell table:style-name="ce15" office:value-type="float" office:value="1781.29954790123" calcext:value-type="float">
            <text:p>1781.3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773.63889784668" calcext:value-type="float">
            <text:p>1773.6</text:p>
          </table:table-cell>
        </table:table-row>
        <table:table-row table:style-name="ro1">
          <table:table-cell table:style-name="ce11" office:value-type="string" calcext:value-type="string">
            <text:p>YoSoyPacho</text:p>
          </table:table-cell>
          <table:table-cell table:style-name="ce15" office:value-type="float" office:value="7.83333333333333" calcext:value-type="float">
            <text:p>7.8</text:p>
          </table:table-cell>
          <table:table-cell table:style-name="ce15" office:value-type="float" office:value="8.83333333333333" calcext:value-type="float">
            <text:p>8.8</text:p>
          </table:table-cell>
          <table:table-cell table:style-name="ce17" office:value-type="float" office:value="0.323790177115991" calcext:value-type="float">
            <text:p>0.3238</text:p>
          </table:table-cell>
          <table:table-cell table:style-name="ce15" office:value-type="float" office:value="1814.82920194658" calcext:value-type="float">
            <text:p>1814.8</text:p>
          </table:table-cell>
          <table:table-cell table:style-name="ce15" office:value-type="float" office:value="1722.64250852672" calcext:value-type="float">
            <text:p>1722.6</text:p>
          </table:table-cell>
          <table:table-cell table:style-name="ce15" office:value-type="float" office:value="1752.49165431688" calcext:value-type="float">
            <text:p>1752.5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712.03129115653" calcext:value-type="float">
            <text:p>1712.0</text:p>
          </table:table-cell>
        </table:table-row>
        <table:table-row table:style-name="ro1">
          <table:table-cell table:style-name="ce11" office:value-type="string" calcext:value-type="string">
            <text:p>LoreDek </text:p>
          </table:table-cell>
          <table:table-cell table:style-name="ce15" office:value-type="float" office:value="7.33333333333333" calcext:value-type="float">
            <text:p>7.3</text:p>
          </table:table-cell>
          <table:table-cell table:style-name="ce15" office:value-type="float" office:value="10.3333333333333" calcext:value-type="float">
            <text:p>10.3</text:p>
          </table:table-cell>
          <table:table-cell table:style-name="ce17" office:value-type="float" office:value="0.2443653325089" calcext:value-type="float">
            <text:p>0.2444</text:p>
          </table:table-cell>
          <table:table-cell table:style-name="ce15" office:value-type="float" office:value="1713.92225586266" calcext:value-type="float">
            <text:p>1713.9</text:p>
          </table:table-cell>
          <table:table-cell table:style-name="ce15" office:value-type="float" office:value="1704.3877970852" calcext:value-type="float">
            <text:p>1704.4</text:p>
          </table:table-cell>
          <table:table-cell table:style-name="ce15" office:value-type="float" office:value="1706.71768827464" calcext:value-type="float">
            <text:p>1706.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8.2" calcext:value-type="float">
            <text:p>8.2</text:p>
          </table:table-cell>
          <table:table-cell office:value-type="float" office:value="136.4" calcext:value-type="float">
            <text:p>136.4</text:p>
          </table:table-cell>
          <table:table-cell office:value-type="float" office:value="0.0000000596873136106756" calcext:value-type="float">
            <text:p>0.0000</text:p>
          </table:table-cell>
          <table:table-cell office:value-type="float" office:value="1752.53088819689" calcext:value-type="float">
            <text:p>1752.5</text:p>
          </table:table-cell>
          <table:table-cell office:value-type="float" office:value="1690.35683405558" calcext:value-type="float">
            <text:p>1690.4</text:p>
          </table:table-cell>
          <table:table-cell office:value-type="float" office:value="1690.35683776658" calcext:value-type="float">
            <text:p>1690.4</text:p>
          </table:table-cell>
        </table:table-row>
        <table:table-row table:style-name="ro1">
          <table:table-cell table:style-name="ce11" office:value-type="string" calcext:value-type="string">
            <text:p>maxpower973</text:p>
          </table:table-cell>
          <table:table-cell table:style-name="ce15" office:value-type="float" office:value="7.25" calcext:value-type="float">
            <text:p>7.3</text:p>
          </table:table-cell>
          <table:table-cell table:style-name="ce15" office:value-type="float" office:value="11.3333333333333" calcext:value-type="float">
            <text:p>11.3</text:p>
          </table:table-cell>
          <table:table-cell table:style-name="ce17" office:value-type="float" office:value="0.209460858333762" calcext:value-type="float">
            <text:p>0.2095</text:p>
          </table:table-cell>
          <table:table-cell table:style-name="ce15" office:value-type="float" office:value="1644.50988830074" calcext:value-type="float">
            <text:p>1644.5</text:p>
          </table:table-cell>
          <table:table-cell table:style-name="ce15" office:value-type="float" office:value="1674.60895589375" calcext:value-type="float">
            <text:p>1674.6</text:p>
          </table:table-cell>
          <table:table-cell table:style-name="ce15" office:value-type="float" office:value="1668.30437936067" calcext:value-type="float">
            <text:p>1668.3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661.56504245943" calcext:value-type="float">
            <text:p>1661.6</text:p>
          </table:table-cell>
        </table:table-row>
        <table:table-row table:style-name="ro1">
          <table:table-cell table:style-name="ce11" office:value-type="string" calcext:value-type="string">
            <text:p>The Otter One</text:p>
          </table:table-cell>
          <table:table-cell table:style-name="ce15" office:value-type="float" office:value="7.81818181818182" calcext:value-type="float">
            <text:p>7.8</text:p>
          </table:table-cell>
          <table:table-cell table:style-name="ce15" office:value-type="float" office:value="25.4545454545455" calcext:value-type="float">
            <text:p>25.5</text:p>
          </table:table-cell>
          <table:table-cell table:style-name="ce17" office:value-type="float" office:value="0.0385494304466321" calcext:value-type="float">
            <text:p>0.0385</text:p>
          </table:table-cell>
          <table:table-cell table:style-name="ce15" office:value-type="float" office:value="1658.94558339225" calcext:value-type="float">
            <text:p>1658.9</text:p>
          </table:table-cell>
          <table:table-cell table:style-name="ce15" office:value-type="float" office:value="1661.11734698043" calcext:value-type="float">
            <text:p>1661.1</text:p>
          </table:table-cell>
          <table:table-cell table:style-name="ce15" office:value-type="float" office:value="1661.03362673104" calcext:value-type="float">
            <text:p>1661.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33333333333333" calcext:value-type="float">
            <text:p>7.3</text:p>
          </table:table-cell>
          <table:table-cell office:value-type="float" office:value="187.166666666667" calcext:value-type="float">
            <text:p>187.2</text:p>
          </table:table-cell>
          <table:table-cell office:value-type="float" office:value="0.00000000000823418049005238" calcext:value-type="float">
            <text:p>0.0000</text:p>
          </table:table-cell>
          <table:table-cell office:value-type="float" office:value="1681.87930177523" calcext:value-type="float">
            <text:p>1681.9</text:p>
          </table:table-cell>
          <table:table-cell office:value-type="float" office:value="1629.15012340217" calcext:value-type="float">
            <text:p>1629.2</text:p>
          </table:table-cell>
          <table:table-cell office:value-type="float" office:value="1629.15012340261" calcext:value-type="float">
            <text:p>1629.2</text:p>
          </table:table-cell>
        </table:table-row>
        <table:table-row table:style-name="ro1">
          <table:table-cell table:style-name="ce11" office:value-type="string" calcext:value-type="string">
            <text:p>metalmania4118</text:p>
          </table:table-cell>
          <table:table-cell table:style-name="ce15" office:value-type="float" office:value="7.66666666666667" calcext:value-type="float">
            <text:p>7.7</text:p>
          </table:table-cell>
          <table:table-cell table:style-name="ce15" office:value-type="float" office:value="44.1666666666667" calcext:value-type="float">
            <text:p>44.2</text:p>
          </table:table-cell>
          <table:table-cell table:style-name="ce17" office:value-type="float" office:value="0.00314837269240361" calcext:value-type="float">
            <text:p>0.0031</text:p>
          </table:table-cell>
          <table:table-cell table:style-name="ce15" office:value-type="float" office:value="1573.96084050912" calcext:value-type="float">
            <text:p>1574.0</text:p>
          </table:table-cell>
          <table:table-cell table:style-name="ce15" office:value-type="float" office:value="1582.9433183511" calcext:value-type="float">
            <text:p>1582.9</text:p>
          </table:table-cell>
          <table:table-cell table:style-name="ce15" office:value-type="float" office:value="1582.91503816315" calcext:value-type="float">
            <text:p>1582.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7.5" calcext:value-type="float">
            <text:p>7.5</text:p>
          </table:table-cell>
          <table:table-cell office:value-type="float" office:value="8.16666666666667" calcext:value-type="float">
            <text:p>8.2</text:p>
          </table:table-cell>
          <table:table-cell office:value-type="float" office:value="0.336590275206564" calcext:value-type="float">
            <text:p>0.3366</text:p>
          </table:table-cell>
          <table:table-cell office:value-type="float" office:value="1599.50115710988" calcext:value-type="float">
            <text:p>1599.5</text:p>
          </table:table-cell>
          <table:table-cell office:value-type="float" office:value="1549.67659090057" calcext:value-type="float">
            <text:p>1549.7</text:p>
          </table:table-cell>
          <table:table-cell office:value-type="float" office:value="1566.44705535301" calcext:value-type="float">
            <text:p>1566.4</text:p>
          </table:table-cell>
        </table:table-row>
        <table:table-row table:style-name="ro1">
          <table:table-cell table:style-name="ce11" office:value-type="string" calcext:value-type="string">
            <text:p>Pl0tterGhost</text:p>
          </table:table-cell>
          <table:table-cell table:style-name="ce15" office:value-type="float" office:value="7.72727272727273" calcext:value-type="float">
            <text:p>7.7</text:p>
          </table:table-cell>
          <table:table-cell table:style-name="ce15" office:value-type="float" office:value="7.90909090909091" calcext:value-type="float">
            <text:p>7.9</text:p>
          </table:table-cell>
          <table:table-cell table:style-name="ce17" office:value-type="float" office:value="0.359324495429052" calcext:value-type="float">
            <text:p>0.3593</text:p>
          </table:table-cell>
          <table:table-cell table:style-name="ce15" office:value-type="float" office:value="1519.96218356548" calcext:value-type="float">
            <text:p>1520.0</text:p>
          </table:table-cell>
          <table:table-cell table:style-name="ce15" office:value-type="float" office:value="1556.5782669493" calcext:value-type="float">
            <text:p>1556.6</text:p>
          </table:table-cell>
          <table:table-cell table:style-name="ce15" office:value-type="float" office:value="1543.42121126282" calcext:value-type="float">
            <text:p>1543.4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8" calcext:value-type="float">
            <text:p>8.0</text:p>
          </table:table-cell>
          <table:table-cell office:value-type="float" office:value="263.5" calcext:value-type="float">
            <text:p>263.5</text:p>
          </table:table-cell>
          <table:table-cell office:value-type="float" office:value="4.95935848619175E-015" calcext:value-type="float">
            <text:p>0.0000</text:p>
          </table:table-cell>
          <table:table-cell office:value-type="float" office:value="1397.80758682639" calcext:value-type="float">
            <text:p>1397.8</text:p>
          </table:table-cell>
          <table:table-cell table:number-columns-repeated="2" office:value-type="float" office:value="1483.90503460683" calcext:value-type="float">
            <text:p>1483.9</text:p>
          </table:table-cell>
        </table:table-row>
        <table:table-row table:style-name="ro1">
          <table:table-cell table:style-name="ce11" office:value-type="string" calcext:value-type="string">
            <text:p>Lion</text:p>
          </table:table-cell>
          <table:table-cell table:style-name="ce15" office:value-type="float" office:value="6.71428571428571" calcext:value-type="float">
            <text:p>6.7</text:p>
          </table:table-cell>
          <table:table-cell table:style-name="ce15" office:value-type="float" office:value="19.5714285714286" calcext:value-type="float">
            <text:p>19.6</text:p>
          </table:table-cell>
          <table:table-cell table:style-name="ce17" office:value-type="float" office:value="0.0542097977259871" calcext:value-type="float">
            <text:p>0.0542</text:p>
          </table:table-cell>
          <table:table-cell table:style-name="ce15" office:value-type="float" office:value="1463.08308551958" calcext:value-type="float">
            <text:p>1463.1</text:p>
          </table:table-cell>
          <table:table-cell table:style-name="ce15" office:value-type="float" office:value="1428.58319516806" calcext:value-type="float">
            <text:p>1428.6</text:p>
          </table:table-cell>
          <table:table-cell table:style-name="ce15" office:value-type="float" office:value="1430.45342724558" calcext:value-type="float">
            <text:p>1430.5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7.33333333333333" calcext:value-type="float">
            <text:p>7.3</text:p>
          </table:table-cell>
          <table:table-cell office:value-type="float" office:value="13" calcext:value-type="float">
            <text:p>13.0</text:p>
          </table:table-cell>
          <table:table-cell office:value-type="float" office:value="0.169869077204735" calcext:value-type="float">
            <text:p>0.1699</text:p>
          </table:table-cell>
          <table:table-cell office:value-type="float" office:value="1358.95563544318" calcext:value-type="float">
            <text:p>1359.0</text:p>
          </table:table-cell>
          <table:table-cell office:value-type="float" office:value="1396.20178802705" calcext:value-type="float">
            <text:p>1396.2</text:p>
          </table:table-cell>
          <table:table-cell office:value-type="float" office:value="1389.8748184582" calcext:value-type="float">
            <text:p>1389.9</text:p>
          </table:table-cell>
        </table:table-row>
        <table:table-row table:style-name="ro1">
          <table:table-cell table:style-name="ce11" office:value-type="string" calcext:value-type="string">
            <text:p>Nope1585</text:p>
          </table:table-cell>
          <table:table-cell table:style-name="ce15" office:value-type="float" office:value="7.8" calcext:value-type="float">
            <text:p>7.8</text:p>
          </table:table-cell>
          <table:table-cell table:style-name="ce15" office:value-type="float" office:value="10.8" calcext:value-type="float">
            <text:p>10.8</text:p>
          </table:table-cell>
          <table:table-cell table:style-name="ce17" office:value-type="float" office:value="0.250420096693679" calcext:value-type="float">
            <text:p>0.2504</text:p>
          </table:table-cell>
          <table:table-cell table:style-name="ce15" office:value-type="float" office:value="1323.50217784285" calcext:value-type="float">
            <text:p>1323.5</text:p>
          </table:table-cell>
          <table:table-cell table:style-name="ce15" office:value-type="float" office:value="1405.40046204636" calcext:value-type="float">
            <text:p>1405.4</text:p>
          </table:table-cell>
          <table:table-cell table:style-name="ce15" office:value-type="float" office:value="1384.89148579707" calcext:value-type="float">
            <text:p>1384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7.5" calcext:value-type="float">
            <text:p>7.5</text:p>
          </table:table-cell>
          <table:table-cell office:value-type="float" office:value="23.25" calcext:value-type="float">
            <text:p>23.3</text:p>
          </table:table-cell>
          <table:table-cell office:value-type="float" office:value="0.0450492023935578" calcext:value-type="float">
            <text:p>0.0450</text:p>
          </table:table-cell>
          <table:table-cell office:value-type="float" office:value="1231.03753583533" calcext:value-type="float">
            <text:p>1231.0</text:p>
          </table:table-cell>
          <table:table-cell office:value-type="float" office:value="1289.54720044029" calcext:value-type="float">
            <text:p>1289.5</text:p>
          </table:table-cell>
          <table:table-cell office:value-type="float" office:value="1286.91138671752" calcext:value-type="float">
            <text:p>1286.9</text:p>
          </table:table-cell>
        </table:table-row>
        <table:table-row table:style-name="ro1">
          <table:table-cell table:style-name="ce11" office:value-type="string" calcext:value-type="string">
            <text:p>KorDimon</text:p>
          </table:table-cell>
          <table:table-cell table:style-name="ce15" office:value-type="float" office:value="7.75" calcext:value-type="float">
            <text:p>7.8</text:p>
          </table:table-cell>
          <table:table-cell table:style-name="ce15" office:value-type="float" office:value="0" calcext:value-type="float">
            <text:p>0.0</text:p>
          </table:table-cell>
          <table:table-cell table:style-name="ce17" office:value-type="float" office:value="1" calcext:value-type="float">
            <text:p>1.0000</text:p>
          </table:table-cell>
          <table:table-cell table:style-name="ce15" office:value-type="float" office:value="1251.26387619981" calcext:value-type="float">
            <text:p>1251.3</text:p>
          </table:table-cell>
          <table:table-cell table:style-name="ce15" office:value-type="float" office:value="1109.16053963217" calcext:value-type="float">
            <text:p>1109.2</text:p>
          </table:table-cell>
          <table:table-cell table:style-name="ce15" office:value-type="float" office:value="1251.26387619981" calcext:value-type="float">
            <text:p>1251.3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207.79725601892" calcext:value-type="float">
            <text:p>1207.8</text:p>
          </table:table-cell>
        </table:table-row>
        <table:table-row table:style-name="ro1">
          <table:table-cell table:style-name="ce11" office:value-type="string" calcext:value-type="string">
            <text:p>jasouki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17" calcext:value-type="float">
            <text:p>17.0</text:p>
          </table:table-cell>
          <table:table-cell table:style-name="ce17" office:value-type="float" office:value="0.103657128611528" calcext:value-type="float">
            <text:p>0.1037</text:p>
          </table:table-cell>
          <table:table-cell table:style-name="ce15" office:value-type="float" office:value="1057.17580138636" calcext:value-type="float">
            <text:p>1057.2</text:p>
          </table:table-cell>
          <table:table-cell table:style-name="ce15" office:value-type="float" office:value="1179.87197187492" calcext:value-type="float">
            <text:p>1179.9</text:p>
          </table:table-cell>
          <table:table-cell table:style-name="ce15" office:value-type="float" office:value="1167.15363915045" calcext:value-type="float">
            <text:p>1167.2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float" office:value="0.367879441171442" calcext:value-type="float">
            <text:p>0.3679</text:p>
          </table:table-cell>
          <table:table-cell office:value-type="float" office:value="1172.77351803642" calcext:value-type="float">
            <text:p>1172.8</text:p>
          </table:table-cell>
          <table:table-cell office:value-type="float" office:value="1152.89060968544" calcext:value-type="float">
            <text:p>1152.9</text:p>
          </table:table-cell>
          <table:table-cell office:value-type="float" office:value="1160.20512289846" calcext:value-type="float">
            <text:p>1160.2</text:p>
          </table:table-cell>
        </table:table-row>
        <table:table-row table:style-name="ro1">
          <table:table-cell table:style-name="ce11" office:value-type="string" calcext:value-type="string">
            <text:p>Ezioauditore0109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1111.02501032258" calcext:value-type="float">
            <text:p>1111.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1095.46284045306" calcext:value-type="float">
            <text:p>1095.5</text:p>
          </table:table-cell>
        </table:table-row>
        <table:table-row table:style-name="ro1">
          <table:table-cell table:style-name="ce11" office:value-type="string" calcext:value-type="string">
            <text:p>theNagraj</text:p>
          </table:table-cell>
          <table:table-cell table:number-columns-repeated="2" table:style-name="ce15" office:value-type="float" office:value="0" calcext:value-type="float">
            <text:p>0.0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3" table:style-name="ce15" office:value-type="float" office:value="1049.93895180585" calcext:value-type="float">
            <text:p>1049.9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8.77777777777778" calcext:value-type="float">
            <text:p>8.8</text:p>
          </table:table-cell>
          <table:table-cell office:value-type="float" office:value="3.88888888888889" calcext:value-type="float">
            <text:p>3.9</text:p>
          </table:table-cell>
          <table:table-cell office:value-type="float" office:value="0.642082823732783" calcext:value-type="float">
            <text:p>0.6421</text:p>
          </table:table-cell>
          <table:table-cell office:value-type="float" office:value="1052.18623536085" calcext:value-type="float">
            <text:p>1052.2</text:p>
          </table:table-cell>
          <table:table-cell office:value-type="float" office:value="1032.57043458886" calcext:value-type="float">
            <text:p>1032.6</text:p>
          </table:table-cell>
          <table:table-cell office:value-type="float" office:value="1045.16540333832" calcext:value-type="float">
            <text:p>1045.2</text:p>
          </table:table-cell>
        </table:table-row>
      </table:table>
      <table:table table:name="Player_Summary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2006.71687363196" calcext:value-type="float">
            <text:p>2006.71687363196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289.54720044029" calcext:value-type="float">
            <text:p>1289.5472004402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  <table:table-cell office:value-type="float" office:value="1629.15012340217" calcext:value-type="float">
            <text:p>1629.15012340217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  <table:table-cell office:value-type="float" office:value="1396.20178802705" calcext:value-type="float">
            <text:p>1396.20178802705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04.3877970852" calcext:value-type="float">
            <text:p>1704.387797085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76" calcext:value-type="float">
            <text:p>2876</text:p>
          </table:table-cell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  <table:table-cell office:value-type="float" office:value="2222.93360759793" calcext:value-type="float">
            <text:p>2222.9336075979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556.5782669493" calcext:value-type="float">
            <text:p>1556.5782669493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29" calcext:value-type="float">
            <text:p>6029</text:p>
          </table:table-cell>
          <table:table-cell office:value-type="float" office:value="0" calcext:value-type="float">
            <text:p>0</text:p>
          </table:table-cell>
          <table:table-cell office:value-type="float" office:value="2209.19798404749" calcext:value-type="float">
            <text:p>2209.19798404749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661.56504245943" calcext:value-type="float">
            <text:p>1661.56504245943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52.89060968544" calcext:value-type="float">
            <text:p>1152.8906096854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1179.87197187492" calcext:value-type="float">
            <text:p>1179.87197187492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207.79725601892" calcext:value-type="float">
            <text:p>1207.79725601892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691" calcext:value-type="float">
            <text:p>691</text:p>
          </table:table-cell>
          <table:table-cell office:value-type="float" office:value="13.7102190776964" calcext:value-type="float">
            <text:p>13.7102190776964</text:p>
          </table:table-cell>
          <table:table-cell office:value-type="float" office:value="1582.9433183511" calcext:value-type="float">
            <text:p>1582.9433183511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33" calcext:value-type="float">
            <text:p>2733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  <table:table-cell office:value-type="float" office:value="1712.03129115653" calcext:value-type="float">
            <text:p>1712.03129115653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111.02501032258" calcext:value-type="float">
            <text:p>1111.02501032258</text:p>
          </table:table-cell>
        </table:table-row>
        <table:table-row table:style-name="ro1">
          <table:table-cell office:value-type="string" calcext:value-type="string">
            <text:p>OliverA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9" calcext:value-type="float">
            <text:p>3679</text:p>
          </table:table-cell>
          <table:table-cell office:value-type="float" office:value="3703" calcext:value-type="float">
            <text:p>3703</text:p>
          </table:table-cell>
          <table:table-cell office:value-type="float" office:value="0" calcext:value-type="float">
            <text:p>0</text:p>
          </table:table-cell>
          <table:table-cell office:value-type="float" office:value="2052.13031960982" calcext:value-type="float">
            <text:p>2052.1303196098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483.90503460683" calcext:value-type="float">
            <text:p>1483.90503460683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1872.88752661173" calcext:value-type="float">
            <text:p>1872.8875266117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  <table:table-cell office:value-type="float" office:value="1661.11734698043" calcext:value-type="float">
            <text:p>1661.11734698043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784.19461057794" calcext:value-type="float">
            <text:p>1784.1946105779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781.5025504559" calcext:value-type="float">
            <text:p>1781.502550455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071.43989643933" calcext:value-type="float">
            <text:p>2071.43989643933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1674.60895589375" calcext:value-type="float">
            <text:p>1674.60895589375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4250852672" calcext:value-type="float">
            <text:p>1722.64250852672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890.35671373828" calcext:value-type="float">
            <text:p>1890.35671373828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2294.01835717799" calcext:value-type="float">
            <text:p>2294.0183571779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54" calcext:value-type="float">
            <text:p>3754</text:p>
          </table:table-cell>
          <table:table-cell office:value-type="float" office:value="4337" calcext:value-type="float">
            <text:p>4337</text:p>
          </table:table-cell>
          <table:table-cell office:value-type="float" office:value="-1.03581990151724" calcext:value-type="float">
            <text:p>-1.03581990151724</text:p>
          </table:table-cell>
          <table:table-cell office:value-type="float" office:value="2031.10701521543" calcext:value-type="float">
            <text:p>2031.10701521543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996" calcext:value-type="float">
            <text:p>996</text:p>
          </table:table-cell>
          <table:table-cell office:value-type="float" office:value="-9.24424663316404" calcext:value-type="float">
            <text:p>-9.24424663316404</text:p>
          </table:table-cell>
          <table:table-cell office:value-type="float" office:value="2094.68794575312" calcext:value-type="float">
            <text:p>2094.68794575312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 office:value-type="float" office:value="1773.63889784668" calcext:value-type="float">
            <text:p>1773.6388978466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95.46284045306" calcext:value-type="float">
            <text:p>1095.46284045306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323" calcext:value-type="float">
            <text:p>323</text:p>
          </table:table-cell>
          <table:table-cell office:value-type="float" office:value="-9.12756074297295" calcext:value-type="float">
            <text:p>-9.12756074297295</text:p>
          </table:table-cell>
          <table:table-cell office:value-type="float" office:value="1428.58319516806" calcext:value-type="float">
            <text:p>1428.5831951680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405.40046204636" calcext:value-type="float">
            <text:p>1405.40046204636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2401.21080340859" calcext:value-type="float">
            <text:p>2401.21080340859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2327.11707036852" calcext:value-type="float">
            <text:p>2327.1170703685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16053963217" calcext:value-type="float">
            <text:p>1109.1605396321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549.67659090057" calcext:value-type="float">
            <text:p>1549.67659090057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926.96122031958" calcext:value-type="float">
            <text:p>1926.96122031958</text:p>
          </table:table-cell>
        </table:table-row>
        <table:table-row table:style-name="ro1">
          <table:table-cell office:value-type="string" calcext:value-type="string">
            <text:p>raid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71" calcext:value-type="float">
            <text:p>2171</text:p>
          </table:table-cell>
          <table:table-cell office:value-type="float" office:value="3791" calcext:value-type="float">
            <text:p>3791</text:p>
          </table:table-cell>
          <table:table-cell office:value-type="float" office:value="3.4926448150668" calcext:value-type="float">
            <text:p>3.4926448150668</text:p>
          </table:table-cell>
          <table:table-cell office:value-type="float" office:value="2119.46734234469" calcext:value-type="float">
            <text:p>2119.46734234469</text:p>
          </table:table-cell>
        </table:table-row>
        <table:table-row table:style-name="ro1">
          <table:table-cell office:value-type="string" calcext:value-type="string">
            <text:p>DrLoop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 office:value-type="float" office:value="1837.90967140712" calcext:value-type="float">
            <text:p>1837.90967140712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1" calcext:value-type="float">
            <text:p>771</text:p>
          </table:table-cell>
          <table:table-cell office:value-type="float" office:value="1089" calcext:value-type="float">
            <text:p>1089</text:p>
          </table:table-cell>
          <table:table-cell office:value-type="float" office:value="-8.41352972265031" calcext:value-type="float">
            <text:p>-8.41352972265031</text:p>
          </table:table-cell>
          <table:table-cell office:value-type="float" office:value="1900.21144785422" calcext:value-type="float">
            <text:p>1900.21144785422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032.57043458886" calcext:value-type="float">
            <text:p>1032.57043458886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49.93895180585" calcext:value-type="float">
            <text:p>1049.9389518058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  <table:table-cell office:value-type="float" office:value="1690.35683405558" calcext:value-type="float">
            <text:p>1690.35683405558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-9.92" calcext:value-type="float">
            <text:p>-9.92</text:p>
          </table:table-cell>
          <table:table-cell office:value-type="float" office:value="9.92" calcext:value-type="float">
            <text:p>9.92</text:p>
          </table:table-cell>
          <table:table-cell office:value-type="float" office:value="1932.39564356436" calcext:value-type="float">
            <text:p>1932.39564356436</text:p>
          </table:table-cell>
          <table:table-cell office:value-type="float" office:value="1952.23564356436" calcext:value-type="float">
            <text:p>1952.23564356436</text:p>
          </table:table-cell>
          <table:table-cell office:value-type="float" office:value="0.520006007184952" calcext:value-type="float">
            <text:p>0.520006007184952</text:p>
          </table:table-cell>
          <table:table-cell office:value-type="float" office:value="0.520844847137842" calcext:value-type="float">
            <text:p>0.520844847137842</text:p>
          </table:table-cell>
          <table:table-cell office:value-type="float" office:value="0.164250355485902" calcext:value-type="float">
            <text:p>0.164250355485902</text:p>
          </table:table-cell>
          <table:table-cell office:value-type="float" office:value="0.164554950977634" calcext:value-type="float">
            <text:p>0.164554950977634</text:p>
          </table:table-cell>
          <table:table-cell office:value-type="float" office:value="-118.763804621551" calcext:value-type="float">
            <text:p>-118.763804621551</text:p>
          </table:table-cell>
          <table:table-cell office:value-type="float" office:value="118.763804621551" calcext:value-type="float">
            <text:p>118.763804621551</text:p>
          </table:table-cell>
          <table:table-cell office:value-type="float" office:value="1813.86914997012" calcext:value-type="float">
            <text:p>1813.86914997012</text:p>
          </table:table-cell>
          <table:table-cell office:value-type="float" office:value="2070.99944818591" calcext:value-type="float">
            <text:p>2070.99944818591</text:p>
          </table:table-cell>
          <table:table-cell office:value-type="float" office:value="2006.71687363196" calcext:value-type="float">
            <text:p>2006.71687363196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64" calcext:value-type="float">
            <text:p>-7.64</text:p>
          </table:table-cell>
          <table:table-cell office:value-type="float" office:value="7.64" calcext:value-type="float">
            <text:p>7.64</text:p>
          </table:table-cell>
          <table:table-cell office:value-type="float" office:value="1204.44910891089" calcext:value-type="float">
            <text:p>1204.44910891089</text:p>
          </table:table-cell>
          <table:table-cell office:value-type="float" office:value="1219.72910891089" calcext:value-type="float">
            <text:p>1219.72910891089</text:p>
          </table:table-cell>
          <table:table-cell office:value-type="float" office:value="0.506653870366722" calcext:value-type="float">
            <text:p>0.506653870366722</text:p>
          </table:table-cell>
          <table:table-cell office:value-type="float" office:value="0.506863211312888" calcext:value-type="float">
            <text:p>0.506863211312888</text:p>
          </table:table-cell>
          <table:table-cell office:value-type="float" office:value="0.19993963606516" calcext:value-type="float">
            <text:p>0.19993963606516</text:p>
          </table:table-cell>
          <table:table-cell office:value-type="float" office:value="0.200048757408813" calcext:value-type="float">
            <text:p>0.200048757408813</text:p>
          </table:table-cell>
          <table:table-cell office:value-type="float" office:value="-147.231049464539" calcext:value-type="float">
            <text:p>-147.231049464539</text:p>
          </table:table-cell>
          <table:table-cell office:value-type="float" office:value="147.231049464539" calcext:value-type="float">
            <text:p>147.231049464539</text:p>
          </table:table-cell>
          <table:table-cell office:value-type="float" office:value="1057.30832663486" calcext:value-type="float">
            <text:p>1057.30832663486</text:p>
          </table:table-cell>
          <table:table-cell office:value-type="float" office:value="1366.96015837543" calcext:value-type="float">
            <text:p>1366.96015837543</text:p>
          </table:table-cell>
          <table:table-cell office:value-type="float" office:value="1289.54720044029" calcext:value-type="float">
            <text:p>1289.5472004402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7.56" calcext:value-type="float">
            <text:p>-7.56</text:p>
          </table:table-cell>
          <table:table-cell office:value-type="float" office:value="7.56" calcext:value-type="float">
            <text:p>7.56</text:p>
          </table:table-cell>
          <table:table-cell office:value-type="float" office:value="1571.27841584158" calcext:value-type="float">
            <text:p>1571.27841584158</text:p>
          </table:table-cell>
          <table:table-cell office:value-type="float" office:value="1586.39841584158" calcext:value-type="float">
            <text:p>1586.39841584158</text:p>
          </table:table-cell>
          <table:table-cell office:value-type="float" office:value="0.510898438880169" calcext:value-type="float">
            <text:p>0.510898438880169</text:p>
          </table:table-cell>
          <table:table-cell office:value-type="float" office:value="0.511112123251501" calcext:value-type="float">
            <text:p>0.511112123251501</text:p>
          </table:table-cell>
          <table:table-cell office:value-type="float" office:value="0.130716685719187" calcext:value-type="float">
            <text:p>0.130716685719187</text:p>
          </table:table-cell>
          <table:table-cell office:value-type="float" office:value="0.130782434756519" calcext:value-type="float">
            <text:p>0.130782434756519</text:p>
          </table:table-cell>
          <table:table-cell office:value-type="float" office:value="-93.0388948240396" calcext:value-type="float">
            <text:p>-93.0388948240396</text:p>
          </table:table-cell>
          <table:table-cell office:value-type="float" office:value="93.0388948240396" calcext:value-type="float">
            <text:p>93.0388948240396</text:p>
          </table:table-cell>
          <table:table-cell office:value-type="float" office:value="1478.28856161182" calcext:value-type="float">
            <text:p>1478.28856161182</text:p>
          </table:table-cell>
          <table:table-cell office:value-type="float" office:value="1679.43731066562" calcext:value-type="float">
            <text:p>1679.43731066562</text:p>
          </table:table-cell>
          <table:table-cell office:value-type="float" office:value="1629.15012340217" calcext:value-type="float">
            <text:p>1629.15012340217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10.36" calcext:value-type="float">
            <text:p>-10.36</text:p>
          </table:table-cell>
          <table:table-cell office:value-type="float" office:value="10.36" calcext:value-type="float">
            <text:p>10.36</text:p>
          </table:table-cell>
          <table:table-cell office:value-type="float" office:value="1338.40118811881" calcext:value-type="float">
            <text:p>1338.40118811881</text:p>
          </table:table-cell>
          <table:table-cell office:value-type="float" office:value="1359.12118811881" calcext:value-type="float">
            <text:p>1359.12118811881</text:p>
          </table:table-cell>
          <table:table-cell office:value-type="float" office:value="0.508263908802642" calcext:value-type="float">
            <text:p>0.508263908802642</text:p>
          </table:table-cell>
          <table:table-cell office:value-type="float" office:value="0.508483112209227" calcext:value-type="float">
            <text:p>0.508483112209227</text:p>
          </table:table-cell>
          <table:table-cell office:value-type="float" office:value="0.119182722610282" calcext:value-type="float">
            <text:p>0.119182722610282</text:p>
          </table:table-cell>
          <table:table-cell office:value-type="float" office:value="0.119255406396316" calcext:value-type="float">
            <text:p>0.119255406396316</text:p>
          </table:table-cell>
          <table:table-cell office:value-type="float" office:value="-84.4944246405046" calcext:value-type="float">
            <text:p>-84.4944246405046</text:p>
          </table:table-cell>
          <table:table-cell office:value-type="float" office:value="84.4944246405046" calcext:value-type="float">
            <text:p>84.4944246405046</text:p>
          </table:table-cell>
          <table:table-cell office:value-type="float" office:value="1253.96031383025" calcext:value-type="float">
            <text:p>1253.96031383025</text:p>
          </table:table-cell>
          <table:table-cell office:value-type="float" office:value="1443.61561275932" calcext:value-type="float">
            <text:p>1443.61561275932</text:p>
          </table:table-cell>
          <table:table-cell office:value-type="float" office:value="1396.20178802705" calcext:value-type="float">
            <text:p>1396.20178802705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office:value-type="float" office:value="-10.64" calcext:value-type="float">
            <text:p>-10.64</text:p>
          </table:table-cell>
          <table:table-cell office:value-type="float" office:value="10.64" calcext:value-type="float">
            <text:p>10.64</text:p>
          </table:table-cell>
          <table:table-cell office:value-type="float" office:value="1639.88910891089" calcext:value-type="float">
            <text:p>1639.88910891089</text:p>
          </table:table-cell>
          <table:table-cell office:value-type="float" office:value="1661.16910891089" calcext:value-type="float">
            <text:p>1661.16910891089</text:p>
          </table:table-cell>
          <table:table-cell office:value-type="float" office:value="0.511948326541131" calcext:value-type="float">
            <text:p>0.511948326541131</text:p>
          </table:table-cell>
          <table:table-cell office:value-type="float" office:value="0.512320757582959" calcext:value-type="float">
            <text:p>0.512320757582959</text:p>
          </table:table-cell>
          <table:table-cell office:value-type="float" office:value="0.135984360349638" calcext:value-type="float">
            <text:p>0.135984360349638</text:p>
          </table:table-cell>
          <table:table-cell office:value-type="float" office:value="0.136114791287841" calcext:value-type="float">
            <text:p>0.136114791287841</text:p>
          </table:table-cell>
          <table:table-cell office:value-type="float" office:value="-97.0284366003017" calcext:value-type="float">
            <text:p>-97.0284366003017</text:p>
          </table:table-cell>
          <table:table-cell office:value-type="float" office:value="97.0284366003017" calcext:value-type="float">
            <text:p>97.0284366003017</text:p>
          </table:table-cell>
          <table:table-cell office:value-type="float" office:value="1542.9585518072" calcext:value-type="float">
            <text:p>1542.9585518072</text:p>
          </table:table-cell>
          <table:table-cell office:value-type="float" office:value="1758.19754551119" calcext:value-type="float">
            <text:p>1758.19754551119</text:p>
          </table:table-cell>
          <table:table-cell office:value-type="float" office:value="1704.3877970852" calcext:value-type="float">
            <text:p>1704.387797085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2139.68851485149" calcext:value-type="float">
            <text:p>2139.68851485149</text:p>
          </table:table-cell>
          <table:table-cell office:value-type="float" office:value="2153.12851485149" calcext:value-type="float">
            <text:p>2153.12851485149</text:p>
          </table:table-cell>
          <table:table-cell office:value-type="float" office:value="0.5312793391511" calcext:value-type="float">
            <text:p>0.5312793391511</text:p>
          </table:table-cell>
          <table:table-cell office:value-type="float" office:value="0.532222549729682" calcext:value-type="float">
            <text:p>0.532222549729682</text:p>
          </table:table-cell>
          <table:table-cell office:value-type="float" office:value="0.198381536376034" calcext:value-type="float">
            <text:p>0.198381536376034</text:p>
          </table:table-cell>
          <table:table-cell office:value-type="float" office:value="0.198766391528499" calcext:value-type="float">
            <text:p>0.198766391528499</text:p>
          </table:table-cell>
          <table:table-cell office:value-type="float" office:value="-146.171433751034" calcext:value-type="float">
            <text:p>-146.171433751034</text:p>
          </table:table-cell>
          <table:table-cell office:value-type="float" office:value="146.171433751034" calcext:value-type="float">
            <text:p>146.171433751034</text:p>
          </table:table-cell>
          <table:table-cell office:value-type="float" office:value="1993.83458458415" calcext:value-type="float">
            <text:p>1993.83458458415</text:p>
          </table:table-cell>
          <table:table-cell office:value-type="float" office:value="2299.29994860252" calcext:value-type="float">
            <text:p>2299.29994860252</text:p>
          </table:table-cell>
          <table:table-cell office:value-type="float" office:value="2222.93360759793" calcext:value-type="float">
            <text:p>2222.9336075979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56</text:p>
          </table:table-cell>
          <table:table-cell office:value-type="float" office:value="6.56" calcext:value-type="float">
            <text:p>6.56</text:p>
          </table:table-cell>
          <table:table-cell office:value-type="float" office:value="1484.3996039604" calcext:value-type="float">
            <text:p>1484.3996039604</text:p>
          </table:table-cell>
          <table:table-cell office:value-type="float" office:value="1497.5196039604" calcext:value-type="float">
            <text:p>1497.5196039604</text:p>
          </table:table-cell>
          <table:table-cell office:value-type="float" office:value="0.509816405837289" calcext:value-type="float">
            <text:p>0.509816405837289</text:p>
          </table:table-cell>
          <table:table-cell office:value-type="float" office:value="0.509966882420768" calcext:value-type="float">
            <text:p>0.509966882420768</text:p>
          </table:table-cell>
          <table:table-cell office:value-type="float" office:value="0.172088238141922" calcext:value-type="float">
            <text:p>0.172088238141922</text:p>
          </table:table-cell>
          <table:table-cell office:value-type="float" office:value="0.172096362295736" calcext:value-type="float">
            <text:p>0.172096362295736</text:p>
          </table:table-cell>
          <table:table-cell office:value-type="float" office:value="-124.674124047239" calcext:value-type="float">
            <text:p>-124.674124047239</text:p>
          </table:table-cell>
          <table:table-cell office:value-type="float" office:value="124.674124047239" calcext:value-type="float">
            <text:p>124.674124047239</text:p>
          </table:table-cell>
          <table:table-cell office:value-type="float" office:value="1359.73188377428" calcext:value-type="float">
            <text:p>1359.73188377428</text:p>
          </table:table-cell>
          <table:table-cell office:value-type="float" office:value="1622.19372800764" calcext:value-type="float">
            <text:p>1622.19372800764</text:p>
          </table:table-cell>
          <table:table-cell office:value-type="float" office:value="1556.5782669493" calcext:value-type="float">
            <text:p>1556.5782669493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8.72" calcext:value-type="float">
            <text:p>-8.72</text:p>
          </table:table-cell>
          <table:table-cell office:value-type="float" office:value="8.72" calcext:value-type="float">
            <text:p>8.72</text:p>
          </table:table-cell>
          <table:table-cell office:value-type="float" office:value="2137.91564356436" calcext:value-type="float">
            <text:p>2137.91564356436</text:p>
          </table:table-cell>
          <table:table-cell office:value-type="float" office:value="2155.35564356436" calcext:value-type="float">
            <text:p>2155.35564356436</text:p>
          </table:table-cell>
          <table:table-cell office:value-type="float" office:value="0.531157043152328" calcext:value-type="float">
            <text:p>0.531157043152328</text:p>
          </table:table-cell>
          <table:table-cell office:value-type="float" office:value="0.532381615945055" calcext:value-type="float">
            <text:p>0.532381615945055</text:p>
          </table:table-cell>
          <table:table-cell office:value-type="float" office:value="0.160884717357045" calcext:value-type="float">
            <text:p>0.160884717357045</text:p>
          </table:table-cell>
          <table:table-cell office:value-type="float" office:value="0.161308900479227" calcext:value-type="float">
            <text:p>0.161308900479227</text:p>
          </table:table-cell>
          <table:table-cell office:value-type="float" office:value="-116.24023356496" calcext:value-type="float">
            <text:p>-116.24023356496</text:p>
          </table:table-cell>
          <table:table-cell office:value-type="float" office:value="116.24023356496" calcext:value-type="float">
            <text:p>116.24023356496</text:p>
          </table:table-cell>
          <table:table-cell office:value-type="float" office:value="2022.00430480201" calcext:value-type="float">
            <text:p>2022.00430480201</text:p>
          </table:table-cell>
          <table:table-cell office:value-type="float" office:value="2271.59587712932" calcext:value-type="float">
            <text:p>2271.59587712932</text:p>
          </table:table-cell>
          <table:table-cell office:value-type="float" office:value="2209.19798404749" calcext:value-type="float">
            <text:p>2209.19798404749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7.08" calcext:value-type="float">
            <text:p>-7.08</text:p>
          </table:table-cell>
          <table:table-cell office:value-type="float" office:value="7.08" calcext:value-type="float">
            <text:p>7.08</text:p>
          </table:table-cell>
          <table:table-cell office:value-type="float" office:value="1599.13089108911" calcext:value-type="float">
            <text:p>1599.13089108911</text:p>
          </table:table-cell>
          <table:table-cell office:value-type="float" office:value="1613.29089108911" calcext:value-type="float">
            <text:p>1613.29089108911</text:p>
          </table:table-cell>
          <table:table-cell office:value-type="float" office:value="0.51129931637883" calcext:value-type="float">
            <text:p>0.51129931637883</text:p>
          </table:table-cell>
          <table:table-cell office:value-type="float" office:value="0.511515839493206" calcext:value-type="float">
            <text:p>0.511515839493206</text:p>
          </table:table-cell>
          <table:table-cell office:value-type="float" office:value="0.144881417034422" calcext:value-type="float">
            <text:p>0.144881417034422</text:p>
          </table:table-cell>
          <table:table-cell office:value-type="float" office:value="0.144919073228226" calcext:value-type="float">
            <text:p>0.144919073228226</text:p>
          </table:table-cell>
          <table:table-cell office:value-type="float" office:value="-103.671150593886" calcext:value-type="float">
            <text:p>-103.671150593886</text:p>
          </table:table-cell>
          <table:table-cell office:value-type="float" office:value="103.671150593886" calcext:value-type="float">
            <text:p>103.671150593886</text:p>
          </table:table-cell>
          <table:table-cell office:value-type="float" office:value="1495.45974049522" calcext:value-type="float">
            <text:p>1495.45974049522</text:p>
          </table:table-cell>
          <table:table-cell office:value-type="float" office:value="1716.93347644749" calcext:value-type="float">
            <text:p>1716.93347644749</text:p>
          </table:table-cell>
          <table:table-cell office:value-type="float" office:value="1661.56504245943" calcext:value-type="float">
            <text:p>1661.56504245943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office:value-type="float" office:value="-17.48" calcext:value-type="float">
            <text:p>-17.48</text:p>
          </table:table-cell>
          <table:table-cell office:value-type="float" office:value="17.48" calcext:value-type="float">
            <text:p>17.48</text:p>
          </table:table-cell>
          <table:table-cell office:value-type="float" office:value="1067.95801980198" calcext:value-type="float">
            <text:p>1067.95801980198</text:p>
          </table:table-cell>
          <table:table-cell office:value-type="float" office:value="1102.91801980198" calcext:value-type="float">
            <text:p>1102.91801980198</text:p>
          </table:table-cell>
          <table:table-cell office:value-type="float" office:value="0.504295478580792" calcext:value-type="float">
            <text:p>0.504295478580792</text:p>
          </table:table-cell>
          <table:table-cell office:value-type="float" office:value="0.504997665146585" calcext:value-type="float">
            <text:p>0.504997665146585</text:p>
          </table:table-cell>
          <table:table-cell office:value-type="float" office:value="0.162930468890939" calcext:value-type="float">
            <text:p>0.162930468890939</text:p>
          </table:table-cell>
          <table:table-cell office:value-type="float" office:value="0.163121364330947" calcext:value-type="float">
            <text:p>0.163121364330947</text:p>
          </table:table-cell>
          <table:table-cell office:value-type="float" office:value="-117.647820241722" calcext:value-type="float">
            <text:p>-117.647820241722</text:p>
          </table:table-cell>
          <table:table-cell office:value-type="float" office:value="117.647820241722" calcext:value-type="float">
            <text:p>117.647820241722</text:p>
          </table:table-cell>
          <table:table-cell office:value-type="float" office:value="950.310199560258" calcext:value-type="float">
            <text:p>950.310199560258</text:p>
          </table:table-cell>
          <table:table-cell office:value-type="float" office:value="1220.4174130605" calcext:value-type="float">
            <text:p>1220.4174130605</text:p>
          </table:table-cell>
          <table:table-cell office:value-type="float" office:value="1152.89060968544" calcext:value-type="float">
            <text:p>1152.8906096854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123.6695049505" calcext:value-type="float">
            <text:p>1123.6695049505</text:p>
          </table:table-cell>
          <table:table-cell office:value-type="float" office:value="1142.1495049505" calcext:value-type="float">
            <text:p>1142.1495049505</text:p>
          </table:table-cell>
          <table:table-cell office:value-type="float" office:value="0.50537925786488" calcext:value-type="float">
            <text:p>0.50537925786488</text:p>
          </table:table-cell>
          <table:table-cell office:value-type="float" office:value="0.50569887298016" calcext:value-type="float">
            <text:p>0.50569887298016</text:p>
          </table:table-cell>
          <table:table-cell office:value-type="float" office:value="0.119455302033572" calcext:value-type="float">
            <text:p>0.119455302033572</text:p>
          </table:table-cell>
          <table:table-cell office:value-type="float" office:value="0.119494394947816" calcext:value-type="float">
            <text:p>0.119494394947816</text:p>
          </table:table-cell>
          <table:table-cell office:value-type="float" office:value="-84.6705291126878" calcext:value-type="float">
            <text:p>-84.6705291126878</text:p>
          </table:table-cell>
          <table:table-cell office:value-type="float" office:value="84.6705291126878" calcext:value-type="float">
            <text:p>84.6705291126878</text:p>
          </table:table-cell>
          <table:table-cell office:value-type="float" office:value="1039.02778531015" calcext:value-type="float">
            <text:p>1039.02778531015</text:p>
          </table:table-cell>
          <table:table-cell office:value-type="float" office:value="1226.82003406318" calcext:value-type="float">
            <text:p>1226.82003406318</text:p>
          </table:table-cell>
          <table:table-cell office:value-type="float" office:value="1179.87197187492" calcext:value-type="float">
            <text:p>1179.87197187492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137.67188118812" calcext:value-type="float">
            <text:p>1137.67188118812</text:p>
          </table:table-cell>
          <table:table-cell office:value-type="float" office:value="1161.67188118812" calcext:value-type="float">
            <text:p>1161.67188118812</text:p>
          </table:table-cell>
          <table:table-cell office:value-type="float" office:value="0.505623103347315" calcext:value-type="float">
            <text:p>0.505623103347315</text:p>
          </table:table-cell>
          <table:table-cell office:value-type="float" office:value="0.506017354549783" calcext:value-type="float">
            <text:p>0.506017354549783</text:p>
          </table:table-cell>
          <table:table-cell office:value-type="float" office:value="0.145602217676465" calcext:value-type="float">
            <text:p>0.145602217676465</text:p>
          </table:table-cell>
          <table:table-cell office:value-type="float" office:value="0.145655902145029" calcext:value-type="float">
            <text:p>0.145655902145029</text:p>
          </table:table-cell>
          <table:table-cell office:value-type="float" office:value="-104.230368834944" calcext:value-type="float">
            <text:p>-104.230368834944</text:p>
          </table:table-cell>
          <table:table-cell office:value-type="float" office:value="104.230368834944" calcext:value-type="float">
            <text:p>104.230368834944</text:p>
          </table:table-cell>
          <table:table-cell office:value-type="float" office:value="1033.4822740065" calcext:value-type="float">
            <text:p>1033.4822740065</text:p>
          </table:table-cell>
          <table:table-cell office:value-type="float" office:value="1265.90225002306" calcext:value-type="float">
            <text:p>1265.90225002306</text:p>
          </table:table-cell>
          <table:table-cell office:value-type="float" office:value="1207.79725601892" calcext:value-type="float">
            <text:p>1207.79725601892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float" office:value="-11.08" calcext:value-type="float">
            <text:p>-11.08</text:p>
          </table:table-cell>
          <table:table-cell office:value-type="float" office:value="11.08" calcext:value-type="float">
            <text:p>11.08</text:p>
          </table:table-cell>
          <table:table-cell office:value-type="float" office:value="1498.80752475248" calcext:value-type="float">
            <text:p>1498.80752475248</text:p>
          </table:table-cell>
          <table:table-cell office:value-type="float" office:value="1520.96752475248" calcext:value-type="float">
            <text:p>1520.96752475248</text:p>
          </table:table-cell>
          <table:table-cell office:value-type="float" office:value="0.509981854968188" calcext:value-type="float">
            <text:p>0.509981854968188</text:p>
          </table:table-cell>
          <table:table-cell office:value-type="float" office:value="0.510245764443975" calcext:value-type="float">
            <text:p>0.510245764443975</text:p>
          </table:table-cell>
          <table:table-cell office:value-type="float" office:value="0.149943186521775" calcext:value-type="float">
            <text:p>0.149943186521775</text:p>
          </table:table-cell>
          <table:table-cell office:value-type="float" office:value="0.150044816257792" calcext:value-type="float">
            <text:p>0.150044816257792</text:p>
          </table:table-cell>
          <table:table-cell office:value-type="float" office:value="-107.572347385019" calcext:value-type="float">
            <text:p>-107.572347385019</text:p>
          </table:table-cell>
          <table:table-cell office:value-type="float" office:value="107.572347385019" calcext:value-type="float">
            <text:p>107.572347385019</text:p>
          </table:table-cell>
          <table:table-cell office:value-type="float" office:value="1391.31278068114" calcext:value-type="float">
            <text:p>1391.31278068114</text:p>
          </table:table-cell>
          <table:table-cell office:value-type="float" office:value="1628.53987213749" calcext:value-type="float">
            <text:p>1628.53987213749</text:p>
          </table:table-cell>
          <table:table-cell office:value-type="float" office:value="1569.23309927341" calcext:value-type="float">
            <text:p>1569.23309927341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6.48" calcext:value-type="float">
            <text:p>-6.48</text:p>
          </table:table-cell>
          <table:table-cell office:value-type="float" office:value="6.48" calcext:value-type="float">
            <text:p>6.48</text:p>
          </table:table-cell>
          <table:table-cell office:value-type="float" office:value="1645.44336633663" calcext:value-type="float">
            <text:p>1645.44336633663</text:p>
          </table:table-cell>
          <table:table-cell office:value-type="float" office:value="1658.40336633663" calcext:value-type="float">
            <text:p>1658.40336633663</text:p>
          </table:table-cell>
          <table:table-cell office:value-type="float" office:value="0.512043171583107" calcext:value-type="float">
            <text:p>0.512043171583107</text:p>
          </table:table-cell>
          <table:table-cell office:value-type="float" office:value="0.512270944905149" calcext:value-type="float">
            <text:p>0.512270944905149</text:p>
          </table:table-cell>
          <table:table-cell office:value-type="float" office:value="0.157914444791969" calcext:value-type="float">
            <text:p>0.157914444791969</text:p>
          </table:table-cell>
          <table:table-cell office:value-type="float" office:value="0.158019788593085" calcext:value-type="float">
            <text:p>0.158019788593085</text:p>
          </table:table-cell>
          <table:table-cell office:value-type="float" office:value="-113.695191149957" calcext:value-type="float">
            <text:p>-113.695191149957</text:p>
          </table:table-cell>
          <table:table-cell office:value-type="float" office:value="113.695191149957" calcext:value-type="float">
            <text:p>113.695191149957</text:p>
          </table:table-cell>
          <table:table-cell office:value-type="float" office:value="1531.82949216633" calcext:value-type="float">
            <text:p>1531.82949216633</text:p>
          </table:table-cell>
          <table:table-cell office:value-type="float" office:value="1772.09855748659" calcext:value-type="float">
            <text:p>1772.09855748659</text:p>
          </table:table-cell>
          <table:table-cell office:value-type="float" office:value="1712.03129115653" calcext:value-type="float">
            <text:p>1712.03129115653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16.8" calcext:value-type="float">
            <text:p>-16.8</text:p>
          </table:table-cell>
          <table:table-cell office:value-type="float" office:value="16.8" calcext:value-type="float">
            <text:p>16.8</text:p>
          </table:table-cell>
          <table:table-cell office:value-type="float" office:value="1025.92831683168" calcext:value-type="float">
            <text:p>1025.92831683168</text:p>
          </table:table-cell>
          <table:table-cell office:value-type="float" office:value="1059.52831683168" calcext:value-type="float">
            <text:p>1059.52831683168</text:p>
          </table:table-cell>
          <table:table-cell office:value-type="float" office:value="0.503341734164775" calcext:value-type="float">
            <text:p>0.503341734164775</text:p>
          </table:table-cell>
          <table:table-cell office:value-type="float" office:value="0.504114208176122" calcext:value-type="float">
            <text:p>0.504114208176122</text:p>
          </table:table-cell>
          <table:table-cell office:value-type="float" office:value="0.165501761094083" calcext:value-type="float">
            <text:p>0.165501761094083</text:p>
          </table:table-cell>
          <table:table-cell office:value-type="float" office:value="0.165750517655788" calcext:value-type="float">
            <text:p>0.165750517655788</text:p>
          </table:table-cell>
          <table:table-cell office:value-type="float" office:value="-119.696307783905" calcext:value-type="float">
            <text:p>-119.696307783905</text:p>
          </table:table-cell>
          <table:table-cell office:value-type="float" office:value="119.696307783905" calcext:value-type="float">
            <text:p>119.696307783905</text:p>
          </table:table-cell>
          <table:table-cell office:value-type="float" office:value="906.426167443561" calcext:value-type="float">
            <text:p>906.426167443561</text:p>
          </table:table-cell>
          <table:table-cell office:value-type="float" office:value="1179.22462461559" calcext:value-type="float">
            <text:p>1179.22462461559</text:p>
          </table:table-cell>
          <table:table-cell office:value-type="float" office:value="1111.02501032258" calcext:value-type="float">
            <text:p>1111.02501032258</text:p>
          </table:table-cell>
        </table:table-row>
        <table:table-row table:style-name="ro1">
          <table:table-cell office:value-type="string" calcext:value-type="string">
            <text:p>OliverAtom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982.94594059406" calcext:value-type="float">
            <text:p>1982.94594059406</text:p>
          </table:table-cell>
          <table:table-cell office:value-type="float" office:value="1995.50594059406" calcext:value-type="float">
            <text:p>1995.50594059406</text:p>
          </table:table-cell>
          <table:table-cell office:value-type="float" office:value="0.522235051060102" calcext:value-type="float">
            <text:p>0.522235051060102</text:p>
          </table:table-cell>
          <table:table-cell office:value-type="float" office:value="0.52283694074609" calcext:value-type="float">
            <text:p>0.52283694074609</text:p>
          </table:table-cell>
          <table:table-cell office:value-type="float" office:value="0.165025193037071" calcext:value-type="float">
            <text:p>0.165025193037071</text:p>
          </table:table-cell>
          <table:table-cell office:value-type="float" office:value="0.16536567912795" calcext:value-type="float">
            <text:p>0.16536567912795</text:p>
          </table:table-cell>
          <table:table-cell office:value-type="float" office:value="-119.395965674357" calcext:value-type="float">
            <text:p>-119.395965674357</text:p>
          </table:table-cell>
          <table:table-cell office:value-type="float" office:value="119.395965674357" calcext:value-type="float">
            <text:p>119.395965674357</text:p>
          </table:table-cell>
          <table:table-cell office:value-type="float" office:value="1863.81555963404" calcext:value-type="float">
            <text:p>1863.81555963404</text:p>
          </table:table-cell>
          <table:table-cell office:value-type="float" office:value="2114.90190626842" calcext:value-type="float">
            <text:p>2114.90190626842</text:p>
          </table:table-cell>
          <table:table-cell office:value-type="float" office:value="2052.13031960982" calcext:value-type="float">
            <text:p>2052.1303196098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416.55663366337" calcext:value-type="float">
            <text:p>1416.55663366337</text:p>
          </table:table-cell>
          <table:table-cell office:value-type="float" office:value="1435.19663366337" calcext:value-type="float">
            <text:p>1435.19663366337</text:p>
          </table:table-cell>
          <table:table-cell office:value-type="float" office:value="0.509082086012038" calcext:value-type="float">
            <text:p>0.509082086012038</text:p>
          </table:table-cell>
          <table:table-cell office:value-type="float" office:value="0.5092785201889" calcext:value-type="float">
            <text:p>0.5092785201889</text:p>
          </table:table-cell>
          <table:table-cell office:value-type="float" office:value="0.148926778700554" calcext:value-type="float">
            <text:p>0.148926778700554</text:p>
          </table:table-cell>
          <table:table-cell office:value-type="float" office:value="0.148942170580633" calcext:value-type="float">
            <text:p>0.148942170580633</text:p>
          </table:table-cell>
          <table:table-cell office:value-type="float" office:value="-106.730933524238" calcext:value-type="float">
            <text:p>-106.730933524238</text:p>
          </table:table-cell>
          <table:table-cell office:value-type="float" office:value="106.730933524238" calcext:value-type="float">
            <text:p>106.730933524238</text:p>
          </table:table-cell>
          <table:table-cell office:value-type="float" office:value="1309.83743686452" calcext:value-type="float">
            <text:p>1309.83743686452</text:p>
          </table:table-cell>
          <table:table-cell office:value-type="float" office:value="1541.9275671876" calcext:value-type="float">
            <text:p>1541.9275671876</text:p>
          </table:table-cell>
          <table:table-cell office:value-type="float" office:value="1483.90503460683" calcext:value-type="float">
            <text:p>1483.90503460683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-7.32" calcext:value-type="float">
            <text:p>-7.32</text:p>
          </table:table-cell>
          <table:table-cell office:value-type="float" office:value="7.32" calcext:value-type="float">
            <text:p>7.32</text:p>
          </table:table-cell>
          <table:table-cell office:value-type="float" office:value="1770.89584158416" calcext:value-type="float">
            <text:p>1770.89584158416</text:p>
          </table:table-cell>
          <table:table-cell office:value-type="float" office:value="1785.53584158416" calcext:value-type="float">
            <text:p>1785.53584158416</text:p>
          </table:table-cell>
          <table:table-cell office:value-type="float" office:value="0.514692734344117" calcext:value-type="float">
            <text:p>0.514692734344117</text:p>
          </table:table-cell>
          <table:table-cell office:value-type="float" office:value="0.515075639575052" calcext:value-type="float">
            <text:p>0.515075639575052</text:p>
          </table:table-cell>
          <table:table-cell office:value-type="float" office:value="0.240141350962886" calcext:value-type="float">
            <text:p>0.240141350962886</text:p>
          </table:table-cell>
          <table:table-cell office:value-type="float" office:value="0.240283316781905" calcext:value-type="float">
            <text:p>0.240283316781905</text:p>
          </table:table-cell>
          <table:table-cell office:value-type="float" office:value="-181.959245662905" calcext:value-type="float">
            <text:p>-181.959245662905</text:p>
          </table:table-cell>
          <table:table-cell office:value-type="float" office:value="181.959245662905" calcext:value-type="float">
            <text:p>181.959245662905</text:p>
          </table:table-cell>
          <table:table-cell office:value-type="float" office:value="1589.06484470573" calcext:value-type="float">
            <text:p>1589.06484470573</text:p>
          </table:table-cell>
          <table:table-cell office:value-type="float" office:value="1967.49508724706" calcext:value-type="float">
            <text:p>1967.49508724706</text:p>
          </table:table-cell>
          <table:table-cell office:value-type="float" office:value="1872.88752661173" calcext:value-type="float">
            <text:p>1872.8875266117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1600.42811881188" calcext:value-type="float">
            <text:p>1600.42811881188</text:p>
          </table:table-cell>
          <table:table-cell office:value-type="float" office:value="1613.46811881188" calcext:value-type="float">
            <text:p>1613.46811881188</text:p>
          </table:table-cell>
          <table:table-cell office:value-type="float" office:value="0.511318778818336" calcext:value-type="float">
            <text:p>0.511318778818336</text:p>
          </table:table-cell>
          <table:table-cell office:value-type="float" office:value="0.51151860757568" calcext:value-type="float">
            <text:p>0.51151860757568</text:p>
          </table:table-cell>
          <table:table-cell office:value-type="float" office:value="0.142398442860588" calcext:value-type="float">
            <text:p>0.142398442860588</text:p>
          </table:table-cell>
          <table:table-cell office:value-type="float" office:value="0.142448185231623" calcext:value-type="float">
            <text:p>0.142448185231623</text:p>
          </table:table-cell>
          <table:table-cell office:value-type="float" office:value="-101.799648004259" calcext:value-type="float">
            <text:p>-101.799648004259</text:p>
          </table:table-cell>
          <table:table-cell office:value-type="float" office:value="101.799648004259" calcext:value-type="float">
            <text:p>101.799648004259</text:p>
          </table:table-cell>
          <table:table-cell office:value-type="float" office:value="1498.66608747331" calcext:value-type="float">
            <text:p>1498.66608747331</text:p>
          </table:table-cell>
          <table:table-cell office:value-type="float" office:value="1715.26776681614" calcext:value-type="float">
            <text:p>1715.26776681614</text:p>
          </table:table-cell>
          <table:table-cell office:value-type="float" office:value="1661.11734698043" calcext:value-type="float">
            <text:p>1661.11734698043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12.28" calcext:value-type="float">
            <text:p>-12.28</text:p>
          </table:table-cell>
          <table:table-cell office:value-type="float" office:value="12.28" calcext:value-type="float">
            <text:p>12.28</text:p>
          </table:table-cell>
          <table:table-cell office:value-type="float" office:value="1696.86574257426" calcext:value-type="float">
            <text:p>1696.86574257426</text:p>
          </table:table-cell>
          <table:table-cell office:value-type="float" office:value="1721.42574257426" calcext:value-type="float">
            <text:p>1721.42574257426</text:p>
          </table:table-cell>
          <table:table-cell office:value-type="float" office:value="0.513004155072492" calcext:value-type="float">
            <text:p>0.513004155072492</text:p>
          </table:table-cell>
          <table:table-cell office:value-type="float" office:value="0.513521225146443" calcext:value-type="float">
            <text:p>0.513521225146443</text:p>
          </table:table-cell>
          <table:table-cell office:value-type="float" office:value="0.188404838248371" calcext:value-type="float">
            <text:p>0.188404838248371</text:p>
          </table:table-cell>
          <table:table-cell office:value-type="float" office:value="0.188500692614684" calcext:value-type="float">
            <text:p>0.188500692614684</text:p>
          </table:table-cell>
          <table:table-cell office:value-type="float" office:value="-137.778918453834" calcext:value-type="float">
            <text:p>-137.778918453834</text:p>
          </table:table-cell>
          <table:table-cell office:value-type="float" office:value="137.778918453834" calcext:value-type="float">
            <text:p>137.778918453834</text:p>
          </table:table-cell>
          <table:table-cell office:value-type="float" office:value="1559.16445922749" calcext:value-type="float">
            <text:p>1559.16445922749</text:p>
          </table:table-cell>
          <table:table-cell office:value-type="float" office:value="1859.20466102809" calcext:value-type="float">
            <text:p>1859.20466102809</text:p>
          </table:table-cell>
          <table:table-cell office:value-type="float" office:value="1784.19461057794" calcext:value-type="float">
            <text:p>1784.1946105779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3.64554455446" calcext:value-type="float">
            <text:p>1713.64554455446</text:p>
          </table:table-cell>
          <table:table-cell office:value-type="float" office:value="1726.12554455446" calcext:value-type="float">
            <text:p>1726.12554455446</text:p>
          </table:table-cell>
          <table:table-cell office:value-type="float" office:value="0.513353052063631" calcext:value-type="float">
            <text:p>0.513353052063631</text:p>
          </table:table-cell>
          <table:table-cell office:value-type="float" office:value="0.513624838695505" calcext:value-type="float">
            <text:p>0.513624838695505</text:p>
          </table:table-cell>
          <table:table-cell office:value-type="float" office:value="0.162357234414592" calcext:value-type="float">
            <text:p>0.162357234414592</text:p>
          </table:table-cell>
          <table:table-cell office:value-type="float" office:value="0.16251150222093" calcext:value-type="float">
            <text:p>0.16251150222093</text:p>
          </table:table-cell>
          <table:table-cell office:value-type="float" office:value="-117.17377872855" calcext:value-type="float">
            <text:p>-117.17377872855</text:p>
          </table:table-cell>
          <table:table-cell office:value-type="float" office:value="117.17377872855" calcext:value-type="float">
            <text:p>117.17377872855</text:p>
          </table:table-cell>
          <table:table-cell office:value-type="float" office:value="1596.47176582591" calcext:value-type="float">
            <text:p>1596.47176582591</text:p>
          </table:table-cell>
          <table:table-cell office:value-type="float" office:value="1843.1794786659" calcext:value-type="float">
            <text:p>1843.1794786659</text:p>
          </table:table-cell>
          <table:table-cell office:value-type="float" office:value="1781.5025504559" calcext:value-type="float">
            <text:p>1781.502550455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1999.15485148515" calcext:value-type="float">
            <text:p>1999.15485148515</text:p>
          </table:table-cell>
          <table:table-cell office:value-type="float" office:value="2022.43485148515" calcext:value-type="float">
            <text:p>2022.43485148515</text:p>
          </table:table-cell>
          <table:table-cell office:value-type="float" office:value="0.52301552342492" calcext:value-type="float">
            <text:p>0.52301552342492</text:p>
          </table:table-cell>
          <table:table-cell office:value-type="float" office:value="0.524195198418775" calcext:value-type="float">
            <text:p>0.524195198418775</text:p>
          </table:table-cell>
          <table:table-cell office:value-type="float" office:value="0.152562925900622" calcext:value-type="float">
            <text:p>0.152562925900622</text:p>
          </table:table-cell>
          <table:table-cell office:value-type="float" office:value="0.15269481503037" calcext:value-type="float">
            <text:p>0.15269481503037</text:p>
          </table:table-cell>
          <table:table-cell office:value-type="float" office:value="-109.599558277971" calcext:value-type="float">
            <text:p>-109.599558277971</text:p>
          </table:table-cell>
          <table:table-cell office:value-type="float" office:value="109.599558277971" calcext:value-type="float">
            <text:p>109.599558277971</text:p>
          </table:table-cell>
          <table:table-cell office:value-type="float" office:value="1889.65635646795" calcext:value-type="float">
            <text:p>1889.65635646795</text:p>
          </table:table-cell>
          <table:table-cell office:value-type="float" office:value="2132.03440976312" calcext:value-type="float">
            <text:p>2132.03440976312</text:p>
          </table:table-cell>
          <table:table-cell office:value-type="float" office:value="2071.43989643933" calcext:value-type="float">
            <text:p>2071.43989643933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8.91445544554" calcext:value-type="float">
            <text:p>1628.91445544554</text:p>
          </table:table-cell>
          <table:table-cell office:value-type="float" office:value="1640.19445544554" calcext:value-type="float">
            <text:p>1640.19445544554</text:p>
          </table:table-cell>
          <table:table-cell office:value-type="float" office:value="0.511765625227344" calcext:value-type="float">
            <text:p>0.511765625227344</text:p>
          </table:table-cell>
          <table:table-cell office:value-type="float" office:value="0.511953498486594" calcext:value-type="float">
            <text:p>0.511953498486594</text:p>
          </table:table-cell>
          <table:table-cell office:value-type="float" office:value="0.105542734936511" calcext:value-type="float">
            <text:p>0.105542734936511</text:p>
          </table:table-cell>
          <table:table-cell office:value-type="float" office:value="0.105552878117732" calcext:value-type="float">
            <text:p>0.105552878117732</text:p>
          </table:table-cell>
          <table:table-cell office:value-type="float" office:value="-74.4653124312928" calcext:value-type="float">
            <text:p>-74.4653124312928</text:p>
          </table:table-cell>
          <table:table-cell office:value-type="float" office:value="74.4653124312928" calcext:value-type="float">
            <text:p>74.4653124312928</text:p>
          </table:table-cell>
          <table:table-cell office:value-type="float" office:value="1554.45651994449" calcext:value-type="float">
            <text:p>1554.45651994449</text:p>
          </table:table-cell>
          <table:table-cell office:value-type="float" office:value="1714.65976787684" calcext:value-type="float">
            <text:p>1714.65976787684</text:p>
          </table:table-cell>
          <table:table-cell office:value-type="float" office:value="1674.60895589375" calcext:value-type="float">
            <text:p>1674.60895589375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2161726869281" calcext:value-type="float">
            <text:p>0.512161726869281</text:p>
          </table:table-cell>
          <table:table-cell office:value-type="float" office:value="0.512485972385735" calcext:value-type="float">
            <text:p>0.512485972385735</text:p>
          </table:table-cell>
          <table:table-cell office:value-type="float" office:value="0.158237292224681" calcext:value-type="float">
            <text:p>0.158237292224681</text:p>
          </table:table-cell>
          <table:table-cell office:value-type="float" office:value="0.158266107163076" calcext:value-type="float">
            <text:p>0.158266107163076</text:p>
          </table:table-cell>
          <table:table-cell office:value-type="float" office:value="-113.885376340444" calcext:value-type="float">
            <text:p>-113.885376340444</text:p>
          </table:table-cell>
          <table:table-cell office:value-type="float" office:value="113.885376340444" calcext:value-type="float">
            <text:p>113.885376340444</text:p>
          </table:table-cell>
          <table:table-cell office:value-type="float" office:value="1538.39113280834" calcext:value-type="float">
            <text:p>1538.39113280834</text:p>
          </table:table-cell>
          <table:table-cell office:value-type="float" office:value="1784.05963376619" calcext:value-type="float">
            <text:p>1784.05963376619</text:p>
          </table:table-cell>
          <table:table-cell office:value-type="float" office:value="1722.64250852672" calcext:value-type="float">
            <text:p>1722.64250852672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-7.76" calcext:value-type="float">
            <text:p>-7.76</text:p>
          </table:table-cell>
          <table:table-cell office:value-type="float" office:value="7.76" calcext:value-type="float">
            <text:p>7.76</text:p>
          </table:table-cell>
          <table:table-cell office:value-type="float" office:value="1829.85405940594" calcext:value-type="float">
            <text:p>1829.85405940594</text:p>
          </table:table-cell>
          <table:table-cell office:value-type="float" office:value="1845.37405940594" calcext:value-type="float">
            <text:p>1845.37405940594</text:p>
          </table:table-cell>
          <table:table-cell office:value-type="float" office:value="0.516345447598275" calcext:value-type="float">
            <text:p>0.516345447598275</text:p>
          </table:table-cell>
          <table:table-cell office:value-type="float" office:value="0.516831872202729" calcext:value-type="float">
            <text:p>0.516831872202729</text:p>
          </table:table-cell>
          <table:table-cell office:value-type="float" office:value="0.137105248269056" calcext:value-type="float">
            <text:p>0.137105248269056</text:p>
          </table:table-cell>
          <table:table-cell office:value-type="float" office:value="0.137230049995091" calcext:value-type="float">
            <text:p>0.137230049995091</text:p>
          </table:table-cell>
          <table:table-cell office:value-type="float" office:value="-97.8659770287299" calcext:value-type="float">
            <text:p>-97.8659770287299</text:p>
          </table:table-cell>
          <table:table-cell office:value-type="float" office:value="97.8659770287299" calcext:value-type="float">
            <text:p>97.8659770287299</text:p>
          </table:table-cell>
          <table:table-cell office:value-type="float" office:value="1731.98808237721" calcext:value-type="float">
            <text:p>1731.98808237721</text:p>
          </table:table-cell>
          <table:table-cell office:value-type="float" office:value="1943.1462575253" calcext:value-type="float">
            <text:p>1943.1462575253</text:p>
          </table:table-cell>
          <table:table-cell office:value-type="float" office:value="1890.35671373828" calcext:value-type="float">
            <text:p>1890.35671373828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2222.48396039604" calcext:value-type="float">
            <text:p>2222.48396039604</text:p>
          </table:table-cell>
          <table:table-cell office:value-type="float" office:value="2237.36396039604" calcext:value-type="float">
            <text:p>2237.36396039604</text:p>
          </table:table-cell>
          <table:table-cell office:value-type="float" office:value="0.537558779120386" calcext:value-type="float">
            <text:p>0.537558779120386</text:p>
          </table:table-cell>
          <table:table-cell office:value-type="float" office:value="0.538810265296879" calcext:value-type="float">
            <text:p>0.538810265296879</text:p>
          </table:table-cell>
          <table:table-cell office:value-type="float" office:value="0.166076939080813" calcext:value-type="float">
            <text:p>0.166076939080813</text:p>
          </table:table-cell>
          <table:table-cell office:value-type="float" office:value="0.16675739358098" calcext:value-type="float">
            <text:p>0.16675739358098</text:p>
          </table:table-cell>
          <table:table-cell office:value-type="float" office:value="-120.482927049784" calcext:value-type="float">
            <text:p>-120.482927049784</text:p>
          </table:table-cell>
          <table:table-cell office:value-type="float" office:value="120.482927049784" calcext:value-type="float">
            <text:p>120.482927049784</text:p>
          </table:table-cell>
          <table:table-cell office:value-type="float" office:value="2102.53276637448" calcext:value-type="float">
            <text:p>2102.53276637448</text:p>
          </table:table-cell>
          <table:table-cell office:value-type="float" office:value="2357.84688744582" calcext:value-type="float">
            <text:p>2357.84688744582</text:p>
          </table:table-cell>
          <table:table-cell office:value-type="float" office:value="2294.01835717799" calcext:value-type="float">
            <text:p>2294.0183571779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5.76" calcext:value-type="float">
            <text:p>-5.76</text:p>
          </table:table-cell>
          <table:table-cell office:value-type="float" office:value="5.76" calcext:value-type="float">
            <text:p>5.76</text:p>
          </table:table-cell>
          <table:table-cell office:value-type="float" office:value="1973.28594059406" calcext:value-type="float">
            <text:p>1973.28594059406</text:p>
          </table:table-cell>
          <table:table-cell office:value-type="float" office:value="1984.80594059406" calcext:value-type="float">
            <text:p>1984.80594059406</text:p>
          </table:table-cell>
          <table:table-cell office:value-type="float" office:value="0.521785449499465" calcext:value-type="float">
            <text:p>0.521785449499465</text:p>
          </table:table-cell>
          <table:table-cell office:value-type="float" office:value="0.522322941686492" calcext:value-type="float">
            <text:p>0.522322941686492</text:p>
          </table:table-cell>
          <table:table-cell office:value-type="float" office:value="0.140324618249978" calcext:value-type="float">
            <text:p>0.140324618249978</text:p>
          </table:table-cell>
          <table:table-cell office:value-type="float" office:value="0.140534941279685" calcext:value-type="float">
            <text:p>0.140534941279685</text:p>
          </table:table-cell>
          <table:table-cell office:value-type="float" office:value="-100.354457501004" calcext:value-type="float">
            <text:p>-100.354457501004</text:p>
          </table:table-cell>
          <table:table-cell office:value-type="float" office:value="100.354457501004" calcext:value-type="float">
            <text:p>100.354457501004</text:p>
          </table:table-cell>
          <table:table-cell office:value-type="float" office:value="1873.0901461826" calcext:value-type="float">
            <text:p>1873.0901461826</text:p>
          </table:table-cell>
          <table:table-cell office:value-type="float" office:value="2085.16039809506" calcext:value-type="float">
            <text:p>2085.16039809506</text:p>
          </table:table-cell>
          <table:table-cell office:value-type="float" office:value="2032.14283511695" calcext:value-type="float">
            <text:p>2032.14283511695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-18.72" calcext:value-type="float">
            <text:p>-18.72</text:p>
          </table:table-cell>
          <table:table-cell office:value-type="float" office:value="18.72" calcext:value-type="float">
            <text:p>18.72</text:p>
          </table:table-cell>
          <table:table-cell office:value-type="float" office:value="2014.27584158416" calcext:value-type="float">
            <text:p>2014.27584158416</text:p>
          </table:table-cell>
          <table:table-cell office:value-type="float" office:value="2051.71584158416" calcext:value-type="float">
            <text:p>2051.71584158416</text:p>
          </table:table-cell>
          <table:table-cell office:value-type="float" office:value="0.523773738840903" calcext:value-type="float">
            <text:p>0.523773738840903</text:p>
          </table:table-cell>
          <table:table-cell office:value-type="float" office:value="0.525780959658893" calcext:value-type="float">
            <text:p>0.525780959658893</text:p>
          </table:table-cell>
          <table:table-cell office:value-type="float" office:value="0.170207944526794" calcext:value-type="float">
            <text:p>0.170207944526794</text:p>
          </table:table-cell>
          <table:table-cell office:value-type="float" office:value="0.170297133029457" calcext:value-type="float">
            <text:p>0.170297133029457</text:p>
          </table:table-cell>
          <table:table-cell office:value-type="float" office:value="-123.257855292065" calcext:value-type="float">
            <text:p>-123.257855292065</text:p>
          </table:table-cell>
          <table:table-cell office:value-type="float" office:value="123.257855292064" calcext:value-type="float">
            <text:p>123.257855292064</text:p>
          </table:table-cell>
          <table:table-cell office:value-type="float" office:value="1891.01798629209" calcext:value-type="float">
            <text:p>1891.01798629209</text:p>
          </table:table-cell>
          <table:table-cell office:value-type="float" office:value="2174.90359441768" calcext:value-type="float">
            <text:p>2174.90359441768</text:p>
          </table:table-cell>
          <table:table-cell office:value-type="float" office:value="2103.93219238628" calcext:value-type="float">
            <text:p>2103.93219238628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office:value-type="float" office:value="-4.8" calcext:value-type="float">
            <text:p>-4.8</text:p>
          </table:table-cell>
          <table:table-cell office:value-type="float" office:value="4.8" calcext:value-type="float">
            <text:p>4.8</text:p>
          </table:table-cell>
          <table:table-cell office:value-type="float" office:value="1633.04910891089" calcext:value-type="float">
            <text:p>1633.04910891089</text:p>
          </table:table-cell>
          <table:table-cell office:value-type="float" office:value="1642.64910891089" calcext:value-type="float">
            <text:p>1642.64910891089</text:p>
          </table:table-cell>
          <table:table-cell office:value-type="float" office:value="0.511833736150664" calcext:value-type="float">
            <text:p>0.511833736150664</text:p>
          </table:table-cell>
          <table:table-cell office:value-type="float" office:value="0.511995252938656" calcext:value-type="float">
            <text:p>0.511995252938656</text:p>
          </table:table-cell>
          <table:table-cell office:value-type="float" office:value="0.322597506541764" calcext:value-type="float">
            <text:p>0.322597506541764</text:p>
          </table:table-cell>
          <table:table-cell office:value-type="float" office:value="0.322759023329756" calcext:value-type="float">
            <text:p>0.322759023329756</text:p>
          </table:table-cell>
          <table:table-cell office:value-type="float" office:value="-266.683407785292" calcext:value-type="float">
            <text:p>-266.683407785292</text:p>
          </table:table-cell>
          <table:table-cell office:value-type="float" office:value="266.683407785292" calcext:value-type="float">
            <text:p>266.683407785292</text:p>
          </table:table-cell>
          <table:table-cell office:value-type="float" office:value="1366.55804129818" calcext:value-type="float">
            <text:p>1366.55804129818</text:p>
          </table:table-cell>
          <table:table-cell office:value-type="float" office:value="1909.33251669618" calcext:value-type="float">
            <text:p>1909.33251669618</text:p>
          </table:table-cell>
          <table:table-cell office:value-type="float" office:value="1773.63889784668" calcext:value-type="float">
            <text:p>1773.6388978466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023.24792079208" calcext:value-type="float">
            <text:p>1023.24792079208</text:p>
          </table:table-cell>
          <table:table-cell office:value-type="float" office:value="1041.16792079208" calcext:value-type="float">
            <text:p>1041.16792079208</text:p>
          </table:table-cell>
          <table:table-cell office:value-type="float" office:value="0.503276520275094" calcext:value-type="float">
            <text:p>0.503276520275094</text:p>
          </table:table-cell>
          <table:table-cell office:value-type="float" office:value="0.503702254419038" calcext:value-type="float">
            <text:p>0.503702254419038</text:p>
          </table:table-cell>
          <table:table-cell office:value-type="float" office:value="0.163030445401544" calcext:value-type="float">
            <text:p>0.163030445401544</text:p>
          </table:table-cell>
          <table:table-cell office:value-type="float" office:value="0.163100621359337" calcext:value-type="float">
            <text:p>0.163100621359337</text:p>
          </table:table-cell>
          <table:table-cell office:value-type="float" office:value="-117.631689950509" calcext:value-type="float">
            <text:p>-117.631689950509</text:p>
          </table:table-cell>
          <table:table-cell office:value-type="float" office:value="117.631689950509" calcext:value-type="float">
            <text:p>117.631689950509</text:p>
          </table:table-cell>
          <table:table-cell office:value-type="float" office:value="905.61623084157" calcext:value-type="float">
            <text:p>905.61623084157</text:p>
          </table:table-cell>
          <table:table-cell office:value-type="float" office:value="1158.74504365689" calcext:value-type="float">
            <text:p>1158.74504365689</text:p>
          </table:table-cell>
          <table:table-cell office:value-type="float" office:value="1095.46284045306" calcext:value-type="float">
            <text:p>1095.46284045306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60.3295049505" calcext:value-type="float">
            <text:p>1360.3295049505</text:p>
          </table:table-cell>
          <table:table-cell office:value-type="float" office:value="1383.1295049505" calcext:value-type="float">
            <text:p>1383.1295049505</text:p>
          </table:table-cell>
          <table:table-cell office:value-type="float" office:value="0.508495792432577" calcext:value-type="float">
            <text:p>0.508495792432577</text:p>
          </table:table-cell>
          <table:table-cell office:value-type="float" office:value="0.508733784012588" calcext:value-type="float">
            <text:p>0.508733784012588</text:p>
          </table:table-cell>
          <table:table-cell office:value-type="float" office:value="0.166767916364753" calcext:value-type="float">
            <text:p>0.166767916364753</text:p>
          </table:table-cell>
          <table:table-cell office:value-type="float" office:value="0.166828750332888" calcext:value-type="float">
            <text:p>0.166828750332888</text:p>
          </table:table-cell>
          <table:table-cell office:value-type="float" office:value="-120.538719351098" calcext:value-type="float">
            <text:p>-120.538719351098</text:p>
          </table:table-cell>
          <table:table-cell office:value-type="float" office:value="120.538719351098" calcext:value-type="float">
            <text:p>120.538719351098</text:p>
          </table:table-cell>
          <table:table-cell office:value-type="float" office:value="1239.83835073933" calcext:value-type="float">
            <text:p>1239.83835073933</text:p>
          </table:table-cell>
          <table:table-cell office:value-type="float" office:value="1503.66822430159" calcext:value-type="float">
            <text:p>1503.66822430159</text:p>
          </table:table-cell>
          <table:table-cell office:value-type="float" office:value="1437.71075591103" calcext:value-type="float">
            <text:p>1437.7107559110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341.92594059406" calcext:value-type="float">
            <text:p>1341.92594059406</text:p>
          </table:table-cell>
          <table:table-cell office:value-type="float" office:value="1368.40594059406" calcext:value-type="float">
            <text:p>1368.40594059406</text:p>
          </table:table-cell>
          <table:table-cell office:value-type="float" office:value="0.508301472569127" calcext:value-type="float">
            <text:p>0.508301472569127</text:p>
          </table:table-cell>
          <table:table-cell office:value-type="float" office:value="0.508580334514589" calcext:value-type="float">
            <text:p>0.508580334514589</text:p>
          </table:table-cell>
          <table:table-cell office:value-type="float" office:value="0.122987778391258" calcext:value-type="float">
            <text:p>0.122987778391258</text:p>
          </table:table-cell>
          <table:table-cell office:value-type="float" office:value="0.123043470839037" calcext:value-type="float">
            <text:p>0.123043470839037</text:p>
          </table:table-cell>
          <table:table-cell office:value-type="float" office:value="-87.290831678789" calcext:value-type="float">
            <text:p>-87.290831678789</text:p>
          </table:table-cell>
          <table:table-cell office:value-type="float" office:value="87.290831678789" calcext:value-type="float">
            <text:p>87.290831678789</text:p>
          </table:table-cell>
          <table:table-cell office:value-type="float" office:value="1254.63510891527" calcext:value-type="float">
            <text:p>1254.63510891527</text:p>
          </table:table-cell>
          <table:table-cell office:value-type="float" office:value="1455.65557975672" calcext:value-type="float">
            <text:p>1455.65557975672</text:p>
          </table:table-cell>
          <table:table-cell office:value-type="float" office:value="1405.40046204636" calcext:value-type="float">
            <text:p>1405.40046204636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-12.08" calcext:value-type="float">
            <text:p>-12.08</text:p>
          </table:table-cell>
          <table:table-cell office:value-type="float" office:value="12.08" calcext:value-type="float">
            <text:p>12.08</text:p>
          </table:table-cell>
          <table:table-cell office:value-type="float" office:value="2341.26653465347" calcext:value-type="float">
            <text:p>2341.26653465347</text:p>
          </table:table-cell>
          <table:table-cell office:value-type="float" office:value="2365.42653465347" calcext:value-type="float">
            <text:p>2365.42653465347</text:p>
          </table:table-cell>
          <table:table-cell office:value-type="float" office:value="0.548679621997878" calcext:value-type="float">
            <text:p>0.548679621997878</text:p>
          </table:table-cell>
          <table:table-cell office:value-type="float" office:value="0.551273327651827" calcext:value-type="float">
            <text:p>0.551273327651827</text:p>
          </table:table-cell>
          <table:table-cell office:value-type="float" office:value="0.118162432842765" calcext:value-type="float">
            <text:p>0.118162432842765</text:p>
          </table:table-cell>
          <table:table-cell office:value-type="float" office:value="0.118273963425113" calcext:value-type="float">
            <text:p>0.118273963425113</text:p>
          </table:table-cell>
          <table:table-cell office:value-type="float" office:value="-83.7716699615887" calcext:value-type="float">
            <text:p>-83.7716699615887</text:p>
          </table:table-cell>
          <table:table-cell office:value-type="float" office:value="83.7716699615887" calcext:value-type="float">
            <text:p>83.7716699615887</text:p>
          </table:table-cell>
          <table:table-cell office:value-type="float" office:value="2257.49486469188" calcext:value-type="float">
            <text:p>2257.49486469188</text:p>
          </table:table-cell>
          <table:table-cell office:value-type="float" office:value="2449.11611631416" calcext:value-type="float">
            <text:p>2449.11611631416</text:p>
          </table:table-cell>
          <table:table-cell office:value-type="float" office:value="2401.21080340859" calcext:value-type="float">
            <text:p>2401.21080340859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-10.36" calcext:value-type="float">
            <text:p>-10.36</text:p>
          </table:table-cell>
          <table:table-cell office:value-type="float" office:value="10.36" calcext:value-type="float">
            <text:p>10.36</text:p>
          </table:table-cell>
          <table:table-cell office:value-type="float" office:value="2260.88" calcext:value-type="float">
            <text:p>2260.88</text:p>
          </table:table-cell>
          <table:table-cell office:value-type="float" office:value="2281.6" calcext:value-type="float">
            <text:p>2281.6</text:p>
          </table:table-cell>
          <table:table-cell office:value-type="float" office:value="0.540868275781997" calcext:value-type="float">
            <text:p>0.540868275781997</text:p>
          </table:table-cell>
          <table:table-cell office:value-type="float" office:value="0.542764876565672" calcext:value-type="float">
            <text:p>0.542764876565672</text:p>
          </table:table-cell>
          <table:table-cell office:value-type="float" office:value="0.141877820507941" calcext:value-type="float">
            <text:p>0.141877820507941</text:p>
          </table:table-cell>
          <table:table-cell office:value-type="float" office:value="0.141900474602348" calcext:value-type="float">
            <text:p>0.141900474602348</text:p>
          </table:table-cell>
          <table:table-cell office:value-type="float" office:value="-101.385580545196" calcext:value-type="float">
            <text:p>-101.385580545196</text:p>
          </table:table-cell>
          <table:table-cell office:value-type="float" office:value="101.385580545196" calcext:value-type="float">
            <text:p>101.385580545196</text:p>
          </table:table-cell>
          <table:table-cell office:value-type="float" office:value="2159.51153983848" calcext:value-type="float">
            <text:p>2159.51153983848</text:p>
          </table:table-cell>
          <table:table-cell office:value-type="float" office:value="2382.9855805452" calcext:value-type="float">
            <text:p>2382.9855805452</text:p>
          </table:table-cell>
          <table:table-cell office:value-type="float" office:value="2327.11707036852" calcext:value-type="float">
            <text:p>2327.1170703685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3990061356842" calcext:value-type="float">
            <text:p>0.503990061356842</text:p>
          </table:table-cell>
          <table:table-cell office:value-type="float" office:value="0.504249579457681" calcext:value-type="float">
            <text:p>0.504249579457681</text:p>
          </table:table-cell>
          <table:table-cell office:value-type="float" office:value="0.130172515657948" calcext:value-type="float">
            <text:p>0.130172515657948</text:p>
          </table:table-cell>
          <table:table-cell office:value-type="float" office:value="0.130255343221904" calcext:value-type="float">
            <text:p>0.130255343221904</text:p>
          </table:table-cell>
          <table:table-cell office:value-type="float" office:value="-92.6458518320183" calcext:value-type="float">
            <text:p>-92.6458518320183</text:p>
          </table:table-cell>
          <table:table-cell office:value-type="float" office:value="92.6458518320183" calcext:value-type="float">
            <text:p>92.6458518320183</text:p>
          </table:table-cell>
          <table:table-cell office:value-type="float" office:value="961.298068379168" calcext:value-type="float">
            <text:p>961.298068379168</text:p>
          </table:table-cell>
          <table:table-cell office:value-type="float" office:value="1158.44803004984" calcext:value-type="float">
            <text:p>1158.44803004984</text:p>
          </table:table-cell>
          <table:table-cell office:value-type="float" office:value="1109.16053963217" calcext:value-type="float">
            <text:p>1109.1605396321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71.61683168317" calcext:value-type="float">
            <text:p>1471.61683168317</text:p>
          </table:table-cell>
          <table:table-cell office:value-type="float" office:value="1491.61683168317" calcext:value-type="float">
            <text:p>1491.61683168317</text:p>
          </table:table-cell>
          <table:table-cell office:value-type="float" office:value="0.509673071219708" calcext:value-type="float">
            <text:p>0.509673071219708</text:p>
          </table:table-cell>
          <table:table-cell office:value-type="float" office:value="0.509898731108168" calcext:value-type="float">
            <text:p>0.509898731108168</text:p>
          </table:table-cell>
          <table:table-cell office:value-type="float" office:value="0.173866910139458" calcext:value-type="float">
            <text:p>0.173866910139458</text:p>
          </table:table-cell>
          <table:table-cell office:value-type="float" office:value="0.173907233502231" calcext:value-type="float">
            <text:p>0.173907233502231</text:p>
          </table:table-cell>
          <table:table-cell office:value-type="float" office:value="-126.103581092157" calcext:value-type="float">
            <text:p>-126.103581092157</text:p>
          </table:table-cell>
          <table:table-cell office:value-type="float" office:value="126.103581092157" calcext:value-type="float">
            <text:p>126.103581092157</text:p>
          </table:table-cell>
          <table:table-cell office:value-type="float" office:value="1345.54512527629" calcext:value-type="float">
            <text:p>1345.54512527629</text:p>
          </table:table-cell>
          <table:table-cell office:value-type="float" office:value="1617.72041277533" calcext:value-type="float">
            <text:p>1617.72041277533</text:p>
          </table:table-cell>
          <table:table-cell office:value-type="float" office:value="1549.67659090057" calcext:value-type="float">
            <text:p>1549.67659090057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7.6" calcext:value-type="float">
            <text:p>-7.6</text:p>
          </table:table-cell>
          <table:table-cell office:value-type="float" office:value="7.6" calcext:value-type="float">
            <text:p>7.6</text:p>
          </table:table-cell>
          <table:table-cell office:value-type="float" office:value="1867.5403960396" calcext:value-type="float">
            <text:p>1867.5403960396</text:p>
          </table:table-cell>
          <table:table-cell office:value-type="float" office:value="1882.7403960396" calcext:value-type="float">
            <text:p>1882.7403960396</text:p>
          </table:table-cell>
          <table:table-cell office:value-type="float" office:value="0.517566539432255" calcext:value-type="float">
            <text:p>0.517566539432255</text:p>
          </table:table-cell>
          <table:table-cell office:value-type="float" office:value="0.518098515921104" calcext:value-type="float">
            <text:p>0.518098515921104</text:p>
          </table:table-cell>
          <table:table-cell office:value-type="float" office:value="0.134456574081711" calcext:value-type="float">
            <text:p>0.134456574081711</text:p>
          </table:table-cell>
          <table:table-cell office:value-type="float" office:value="0.134684818174872" calcext:value-type="float">
            <text:p>0.134684818174872</text:p>
          </table:table-cell>
          <table:table-cell office:value-type="float" office:value="-95.9561555748887" calcext:value-type="float">
            <text:p>-95.9561555748887</text:p>
          </table:table-cell>
          <table:table-cell office:value-type="float" office:value="95.9561555748887" calcext:value-type="float">
            <text:p>95.9561555748887</text:p>
          </table:table-cell>
          <table:table-cell office:value-type="float" office:value="1771.75522643485" calcext:value-type="float">
            <text:p>1771.75522643485</text:p>
          </table:table-cell>
          <table:table-cell office:value-type="float" office:value="1978.69655161449" calcext:value-type="float">
            <text:p>1978.69655161449</text:p>
          </table:table-cell>
          <table:table-cell office:value-type="float" office:value="1926.96122031958" calcext:value-type="float">
            <text:p>1926.96122031958</text:p>
          </table:table-cell>
        </table:table-row>
        <table:table-row table:style-name="ro1">
          <table:table-cell office:value-type="string" calcext:value-type="string">
            <text:p>raid86</text:p>
          </table:table-cell>
          <table:table-cell office:value-type="float" office:value="-6.48" calcext:value-type="float">
            <text:p>-6.48</text:p>
          </table:table-cell>
          <table:table-cell office:value-type="float" office:value="6.48" calcext:value-type="float">
            <text:p>6.48</text:p>
          </table:table-cell>
          <table:table-cell office:value-type="float" office:value="2052.29108910891" calcext:value-type="float">
            <text:p>2052.29108910891</text:p>
          </table:table-cell>
          <table:table-cell office:value-type="float" office:value="2065.25108910891" calcext:value-type="float">
            <text:p>2065.25108910891</text:p>
          </table:table-cell>
          <table:table-cell office:value-type="float" office:value="0.525813283137917" calcext:value-type="float">
            <text:p>0.525813283137917</text:p>
          </table:table-cell>
          <table:table-cell office:value-type="float" office:value="0.5265537240083" calcext:value-type="float">
            <text:p>0.5265537240083</text:p>
          </table:table-cell>
          <table:table-cell office:value-type="float" office:value="0.149967116754396" calcext:value-type="float">
            <text:p>0.149967116754396</text:p>
          </table:table-cell>
          <table:table-cell office:value-type="float" office:value="0.15032866982154" calcext:value-type="float">
            <text:p>0.15032866982154</text:p>
          </table:table-cell>
          <table:table-cell office:value-type="float" office:value="-107.789149890791" calcext:value-type="float">
            <text:p>-107.789149890791</text:p>
          </table:table-cell>
          <table:table-cell office:value-type="float" office:value="107.789149890791" calcext:value-type="float">
            <text:p>107.789149890791</text:p>
          </table:table-cell>
          <table:table-cell office:value-type="float" office:value="1944.77807311938" calcext:value-type="float">
            <text:p>1944.77807311938</text:p>
          </table:table-cell>
          <table:table-cell office:value-type="float" office:value="2173.0402389997" calcext:value-type="float">
            <text:p>2173.0402389997</text:p>
          </table:table-cell>
          <table:table-cell office:value-type="float" office:value="2115.97469752962" calcext:value-type="float">
            <text:p>2115.97469752962</text:p>
          </table:table-cell>
        </table:table-row>
        <table:table-row table:style-name="ro1">
          <table:table-cell office:value-type="string" calcext:value-type="string">
            <text:p>DrLoops</text:p>
          </table:table-cell>
          <table:table-cell office:value-type="float" office:value="-7.36" calcext:value-type="float">
            <text:p>-7.36</text:p>
          </table:table-cell>
          <table:table-cell office:value-type="float" office:value="7.36" calcext:value-type="float">
            <text:p>7.36</text:p>
          </table:table-cell>
          <table:table-cell office:value-type="float" office:value="1778.12831683168" calcext:value-type="float">
            <text:p>1778.12831683168</text:p>
          </table:table-cell>
          <table:table-cell office:value-type="float" office:value="1792.84831683168" calcext:value-type="float">
            <text:p>1792.84831683168</text:p>
          </table:table-cell>
          <table:table-cell office:value-type="float" office:value="0.514879724943104" calcext:value-type="float">
            <text:p>0.514879724943104</text:p>
          </table:table-cell>
          <table:table-cell office:value-type="float" office:value="0.515273488126543" calcext:value-type="float">
            <text:p>0.515273488126543</text:p>
          </table:table-cell>
          <table:table-cell office:value-type="float" office:value="0.136717055542012" calcext:value-type="float">
            <text:p>0.136717055542012</text:p>
          </table:table-cell>
          <table:table-cell office:value-type="float" office:value="0.136718936875903" calcext:value-type="float">
            <text:p>0.136718936875903</text:p>
          </table:table-cell>
          <table:table-cell office:value-type="float" office:value="-97.4820026882692" calcext:value-type="float">
            <text:p>-97.4820026882692</text:p>
          </table:table-cell>
          <table:table-cell office:value-type="float" office:value="97.4820026882691" calcext:value-type="float">
            <text:p>97.4820026882691</text:p>
          </table:table-cell>
          <table:table-cell office:value-type="float" office:value="1680.64772706862" calcext:value-type="float">
            <text:p>1680.64772706862</text:p>
          </table:table-cell>
          <table:table-cell office:value-type="float" office:value="1890.33031951995" calcext:value-type="float">
            <text:p>1890.33031951995</text:p>
          </table:table-cell>
          <table:table-cell office:value-type="float" office:value="1837.90967140712" calcext:value-type="float">
            <text:p>1837.90967140712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1856.15306930693" calcext:value-type="float">
            <text:p>1856.15306930693</text:p>
          </table:table-cell>
          <table:table-cell office:value-type="float" office:value="1869.59306930693" calcext:value-type="float">
            <text:p>1869.59306930693</text:p>
          </table:table-cell>
          <table:table-cell office:value-type="float" office:value="0.517183144865952" calcext:value-type="float">
            <text:p>0.517183144865952</text:p>
          </table:table-cell>
          <table:table-cell office:value-type="float" office:value="0.517637017273491" calcext:value-type="float">
            <text:p>0.517637017273491</text:p>
          </table:table-cell>
          <table:table-cell office:value-type="float" office:value="0.119728783976497" calcext:value-type="float">
            <text:p>0.119728783976497</text:p>
          </table:table-cell>
          <table:table-cell office:value-type="float" office:value="0.119890122280945" calcext:value-type="float">
            <text:p>0.119890122280945</text:p>
          </table:table-cell>
          <table:table-cell office:value-type="float" office:value="-84.9622242196747" calcext:value-type="float">
            <text:p>-84.9622242196747</text:p>
          </table:table-cell>
          <table:table-cell office:value-type="float" office:value="84.9622242196747" calcext:value-type="float">
            <text:p>84.9622242196747</text:p>
          </table:table-cell>
          <table:table-cell office:value-type="float" office:value="1771.19084508726" calcext:value-type="float">
            <text:p>1771.19084508726</text:p>
          </table:table-cell>
          <table:table-cell office:value-type="float" office:value="1954.43635507341" calcext:value-type="float">
            <text:p>1954.43635507341</text:p>
          </table:table-cell>
          <table:table-cell office:value-type="float" office:value="1908.62497757688" calcext:value-type="float">
            <text:p>1908.62497757688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2.5714285714286" calcext:value-type="float">
            <text:p>-12.5714285714286</text:p>
          </table:table-cell>
          <table:table-cell office:value-type="float" office:value="12.5714285714286" calcext:value-type="float">
            <text:p>12.5714285714286</text:p>
          </table:table-cell>
          <table:table-cell office:value-type="float" office:value="975.966165413534" calcext:value-type="float">
            <text:p>975.966165413534</text:p>
          </table:table-cell>
          <table:table-cell office:value-type="float" office:value="1001.10902255639" calcext:value-type="float">
            <text:p>1001.10902255639</text:p>
          </table:table-cell>
          <table:table-cell office:value-type="float" office:value="0.502032058841113" calcext:value-type="float">
            <text:p>0.502032058841113</text:p>
          </table:table-cell>
          <table:table-cell office:value-type="float" office:value="0.502716475541088" calcext:value-type="float">
            <text:p>0.502716475541088</text:p>
          </table:table-cell>
          <table:table-cell office:value-type="float" office:value="0.106728317618364" calcext:value-type="float">
            <text:p>0.106728317618364</text:p>
          </table:table-cell>
          <table:table-cell office:value-type="float" office:value="0.106887286745486" calcext:value-type="float">
            <text:p>0.106887286745486</text:p>
          </table:table-cell>
          <table:table-cell office:value-type="float" office:value="-75.436380294961" calcext:value-type="float">
            <text:p>-75.436380294961</text:p>
          </table:table-cell>
          <table:table-cell office:value-type="float" office:value="75.436380294961" calcext:value-type="float">
            <text:p>75.436380294961</text:p>
          </table:table-cell>
          <table:table-cell office:value-type="float" office:value="900.645529801384" calcext:value-type="float">
            <text:p>900.645529801384</text:p>
          </table:table-cell>
          <table:table-cell office:value-type="float" office:value="1076.54540285135" calcext:value-type="float">
            <text:p>1076.54540285135</text:p>
          </table:table-cell>
          <table:table-cell office:value-type="float" office:value="1032.57043458886" calcext:value-type="float">
            <text:p>1032.57043458886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35.8888888888889" calcext:value-type="float">
            <text:p>-35.8888888888889</text:p>
          </table:table-cell>
          <table:table-cell office:value-type="float" office:value="35.8888888888889" calcext:value-type="float">
            <text:p>35.8888888888889</text:p>
          </table:table-cell>
          <table:table-cell office:value-type="float" office:value="917.061561561562" calcext:value-type="float">
            <text:p>917.061561561562</text:p>
          </table:table-cell>
          <table:table-cell office:value-type="float" office:value="988.839339339339" calcext:value-type="float">
            <text:p>988.839339339339</text:p>
          </table:table-cell>
          <table:table-cell office:value-type="float" office:value="0.500208824989955" calcext:value-type="float">
            <text:p>0.500208824989955</text:p>
          </table:table-cell>
          <table:table-cell office:value-type="float" office:value="0.502389098396615" calcext:value-type="float">
            <text:p>0.502389098396615</text:p>
          </table:table-cell>
          <table:table-cell office:value-type="float" office:value="0.214001153084259" calcext:value-type="float">
            <text:p>0.214001153084259</text:p>
          </table:table-cell>
          <table:table-cell office:value-type="float" office:value="0.215985317242702" calcext:value-type="float">
            <text:p>0.215985317242702</text:p>
          </table:table-cell>
          <table:table-cell office:value-type="float" office:value="-160.62532954721" calcext:value-type="float">
            <text:p>-160.62532954721</text:p>
          </table:table-cell>
          <table:table-cell office:value-type="float" office:value="160.62532954721" calcext:value-type="float">
            <text:p>160.62532954721</text:p>
          </table:table-cell>
          <table:table-cell office:value-type="float" office:value="756.436232014352" calcext:value-type="float">
            <text:p>756.436232014352</text:p>
          </table:table-cell>
          <table:table-cell office:value-type="float" office:value="1147.77319173634" calcext:value-type="float">
            <text:p>1147.77319173634</text:p>
          </table:table-cell>
          <table:table-cell office:value-type="float" office:value="1049.93895180585" calcext:value-type="float">
            <text:p>1049.9389518058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625.75801980198" calcext:value-type="float">
            <text:p>1625.75801980198</text:p>
          </table:table-cell>
          <table:table-cell office:value-type="float" office:value="1642.07801980198" calcext:value-type="float">
            <text:p>1642.07801980198</text:p>
          </table:table-cell>
          <table:table-cell office:value-type="float" office:value="0.511714204075878" calcext:value-type="float">
            <text:p>0.511714204075878</text:p>
          </table:table-cell>
          <table:table-cell office:value-type="float" office:value="0.511985510239782" calcext:value-type="float">
            <text:p>0.511985510239782</text:p>
          </table:table-cell>
          <table:table-cell office:value-type="float" office:value="0.146095925736009" calcext:value-type="float">
            <text:p>0.146095925736009</text:p>
          </table:table-cell>
          <table:table-cell office:value-type="float" office:value="0.146230217750249" calcext:value-type="float">
            <text:p>0.146230217750249</text:p>
          </table:table-cell>
          <table:table-cell office:value-type="float" office:value="-104.666611003093" calcext:value-type="float">
            <text:p>-104.666611003093</text:p>
          </table:table-cell>
          <table:table-cell office:value-type="float" office:value="104.666611003093" calcext:value-type="float">
            <text:p>104.666611003093</text:p>
          </table:table-cell>
          <table:table-cell office:value-type="float" office:value="1521.1934438071" calcext:value-type="float">
            <text:p>1521.1934438071</text:p>
          </table:table-cell>
          <table:table-cell office:value-type="float" office:value="1746.74463080507" calcext:value-type="float">
            <text:p>1746.74463080507</text:p>
          </table:table-cell>
          <table:table-cell office:value-type="float" office:value="1690.35683405558" calcext:value-type="float">
            <text:p>1690.35683405558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-9.92" calcext:value-type="float">
            <text:p>-9.92</text:p>
          </table:table-cell>
          <table:table-cell office:value-type="float" office:value="9.92" calcext:value-type="float">
            <text:p>9.92</text:p>
          </table:table-cell>
          <table:table-cell office:value-type="float" office:value="1932.39564356436" calcext:value-type="float">
            <text:p>1932.39564356436</text:p>
          </table:table-cell>
          <table:table-cell office:value-type="float" office:value="1952.23564356436" calcext:value-type="float">
            <text:p>1952.23564356436</text:p>
          </table:table-cell>
          <table:table-cell office:value-type="float" office:value="0.520006007184952" calcext:value-type="float">
            <text:p>0.520006007184952</text:p>
          </table:table-cell>
          <table:table-cell office:value-type="float" office:value="0.520844847137842" calcext:value-type="float">
            <text:p>0.520844847137842</text:p>
          </table:table-cell>
          <table:table-cell office:value-type="float" office:value="0.164250355485902" calcext:value-type="float">
            <text:p>0.164250355485902</text:p>
          </table:table-cell>
          <table:table-cell office:value-type="float" office:value="0.164554950977634" calcext:value-type="float">
            <text:p>0.164554950977634</text:p>
          </table:table-cell>
          <table:table-cell office:value-type="float" office:value="-118.763804621551" calcext:value-type="float">
            <text:p>-118.763804621551</text:p>
          </table:table-cell>
          <table:table-cell office:value-type="float" office:value="118.763804621551" calcext:value-type="float">
            <text:p>118.763804621551</text:p>
          </table:table-cell>
          <table:table-cell office:value-type="float" office:value="1813.86914997012" calcext:value-type="float">
            <text:p>1813.86914997012</text:p>
          </table:table-cell>
          <table:table-cell office:value-type="float" office:value="2070.99944818591" calcext:value-type="float">
            <text:p>2070.99944818591</text:p>
          </table:table-cell>
          <table:table-cell office:value-type="float" office:value="2006.71687363196" calcext:value-type="float">
            <text:p>2006.71687363196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64" calcext:value-type="float">
            <text:p>-7.64</text:p>
          </table:table-cell>
          <table:table-cell office:value-type="float" office:value="7.64" calcext:value-type="float">
            <text:p>7.64</text:p>
          </table:table-cell>
          <table:table-cell office:value-type="float" office:value="1204.44910891089" calcext:value-type="float">
            <text:p>1204.44910891089</text:p>
          </table:table-cell>
          <table:table-cell office:value-type="float" office:value="1219.72910891089" calcext:value-type="float">
            <text:p>1219.72910891089</text:p>
          </table:table-cell>
          <table:table-cell office:value-type="float" office:value="0.506653870366722" calcext:value-type="float">
            <text:p>0.506653870366722</text:p>
          </table:table-cell>
          <table:table-cell office:value-type="float" office:value="0.506863211312888" calcext:value-type="float">
            <text:p>0.506863211312888</text:p>
          </table:table-cell>
          <table:table-cell office:value-type="float" office:value="0.19993963606516" calcext:value-type="float">
            <text:p>0.19993963606516</text:p>
          </table:table-cell>
          <table:table-cell office:value-type="float" office:value="0.200048757408813" calcext:value-type="float">
            <text:p>0.200048757408813</text:p>
          </table:table-cell>
          <table:table-cell office:value-type="float" office:value="-147.231049464539" calcext:value-type="float">
            <text:p>-147.231049464539</text:p>
          </table:table-cell>
          <table:table-cell office:value-type="float" office:value="147.231049464539" calcext:value-type="float">
            <text:p>147.231049464539</text:p>
          </table:table-cell>
          <table:table-cell office:value-type="float" office:value="1057.30832663486" calcext:value-type="float">
            <text:p>1057.30832663486</text:p>
          </table:table-cell>
          <table:table-cell office:value-type="float" office:value="1366.96015837543" calcext:value-type="float">
            <text:p>1366.96015837543</text:p>
          </table:table-cell>
          <table:table-cell office:value-type="float" office:value="1289.54720044029" calcext:value-type="float">
            <text:p>1289.54720044029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7.56" calcext:value-type="float">
            <text:p>-7.56</text:p>
          </table:table-cell>
          <table:table-cell office:value-type="float" office:value="7.56" calcext:value-type="float">
            <text:p>7.56</text:p>
          </table:table-cell>
          <table:table-cell office:value-type="float" office:value="1571.27841584158" calcext:value-type="float">
            <text:p>1571.27841584158</text:p>
          </table:table-cell>
          <table:table-cell office:value-type="float" office:value="1586.39841584158" calcext:value-type="float">
            <text:p>1586.39841584158</text:p>
          </table:table-cell>
          <table:table-cell office:value-type="float" office:value="0.510898438880169" calcext:value-type="float">
            <text:p>0.510898438880169</text:p>
          </table:table-cell>
          <table:table-cell office:value-type="float" office:value="0.511112123251501" calcext:value-type="float">
            <text:p>0.511112123251501</text:p>
          </table:table-cell>
          <table:table-cell office:value-type="float" office:value="0.130716685719187" calcext:value-type="float">
            <text:p>0.130716685719187</text:p>
          </table:table-cell>
          <table:table-cell office:value-type="float" office:value="0.130782434756519" calcext:value-type="float">
            <text:p>0.130782434756519</text:p>
          </table:table-cell>
          <table:table-cell office:value-type="float" office:value="-93.0388948240396" calcext:value-type="float">
            <text:p>-93.0388948240396</text:p>
          </table:table-cell>
          <table:table-cell office:value-type="float" office:value="93.0388948240396" calcext:value-type="float">
            <text:p>93.0388948240396</text:p>
          </table:table-cell>
          <table:table-cell office:value-type="float" office:value="1478.28856161182" calcext:value-type="float">
            <text:p>1478.28856161182</text:p>
          </table:table-cell>
          <table:table-cell office:value-type="float" office:value="1679.43731066562" calcext:value-type="float">
            <text:p>1679.43731066562</text:p>
          </table:table-cell>
          <table:table-cell office:value-type="float" office:value="1629.15012340217" calcext:value-type="float">
            <text:p>1629.15012340217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10.36" calcext:value-type="float">
            <text:p>-10.36</text:p>
          </table:table-cell>
          <table:table-cell office:value-type="float" office:value="10.36" calcext:value-type="float">
            <text:p>10.36</text:p>
          </table:table-cell>
          <table:table-cell office:value-type="float" office:value="1338.40118811881" calcext:value-type="float">
            <text:p>1338.40118811881</text:p>
          </table:table-cell>
          <table:table-cell office:value-type="float" office:value="1359.12118811881" calcext:value-type="float">
            <text:p>1359.12118811881</text:p>
          </table:table-cell>
          <table:table-cell office:value-type="float" office:value="0.508263908802642" calcext:value-type="float">
            <text:p>0.508263908802642</text:p>
          </table:table-cell>
          <table:table-cell office:value-type="float" office:value="0.508483112209227" calcext:value-type="float">
            <text:p>0.508483112209227</text:p>
          </table:table-cell>
          <table:table-cell office:value-type="float" office:value="0.119182722610282" calcext:value-type="float">
            <text:p>0.119182722610282</text:p>
          </table:table-cell>
          <table:table-cell office:value-type="float" office:value="0.119255406396316" calcext:value-type="float">
            <text:p>0.119255406396316</text:p>
          </table:table-cell>
          <table:table-cell office:value-type="float" office:value="-84.4944246405046" calcext:value-type="float">
            <text:p>-84.4944246405046</text:p>
          </table:table-cell>
          <table:table-cell office:value-type="float" office:value="84.4944246405046" calcext:value-type="float">
            <text:p>84.4944246405046</text:p>
          </table:table-cell>
          <table:table-cell office:value-type="float" office:value="1253.96031383025" calcext:value-type="float">
            <text:p>1253.96031383025</text:p>
          </table:table-cell>
          <table:table-cell office:value-type="float" office:value="1443.61561275932" calcext:value-type="float">
            <text:p>1443.61561275932</text:p>
          </table:table-cell>
          <table:table-cell office:value-type="float" office:value="1396.20178802705" calcext:value-type="float">
            <text:p>1396.20178802705</text:p>
          </table:table-cell>
        </table:table-row>
        <table:table-row table:style-name="ro1">
          <table:table-cell office:value-type="string" calcext:value-type="string">
            <text:p>LoreDek </text:p>
          </table:table-cell>
          <table:table-cell office:value-type="float" office:value="-10.64" calcext:value-type="float">
            <text:p>-10.64</text:p>
          </table:table-cell>
          <table:table-cell office:value-type="float" office:value="10.64" calcext:value-type="float">
            <text:p>10.64</text:p>
          </table:table-cell>
          <table:table-cell office:value-type="float" office:value="1639.88910891089" calcext:value-type="float">
            <text:p>1639.88910891089</text:p>
          </table:table-cell>
          <table:table-cell office:value-type="float" office:value="1661.16910891089" calcext:value-type="float">
            <text:p>1661.16910891089</text:p>
          </table:table-cell>
          <table:table-cell office:value-type="float" office:value="0.511948326541131" calcext:value-type="float">
            <text:p>0.511948326541131</text:p>
          </table:table-cell>
          <table:table-cell office:value-type="float" office:value="0.512320757582959" calcext:value-type="float">
            <text:p>0.512320757582959</text:p>
          </table:table-cell>
          <table:table-cell office:value-type="float" office:value="0.135984360349638" calcext:value-type="float">
            <text:p>0.135984360349638</text:p>
          </table:table-cell>
          <table:table-cell office:value-type="float" office:value="0.136114791287841" calcext:value-type="float">
            <text:p>0.136114791287841</text:p>
          </table:table-cell>
          <table:table-cell office:value-type="float" office:value="-97.0284366003017" calcext:value-type="float">
            <text:p>-97.0284366003017</text:p>
          </table:table-cell>
          <table:table-cell office:value-type="float" office:value="97.0284366003017" calcext:value-type="float">
            <text:p>97.0284366003017</text:p>
          </table:table-cell>
          <table:table-cell office:value-type="float" office:value="1542.9585518072" calcext:value-type="float">
            <text:p>1542.9585518072</text:p>
          </table:table-cell>
          <table:table-cell office:value-type="float" office:value="1758.19754551119" calcext:value-type="float">
            <text:p>1758.19754551119</text:p>
          </table:table-cell>
          <table:table-cell office:value-type="float" office:value="1704.3877970852" calcext:value-type="float">
            <text:p>1704.3877970852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2139.68851485149" calcext:value-type="float">
            <text:p>2139.68851485149</text:p>
          </table:table-cell>
          <table:table-cell office:value-type="float" office:value="2153.12851485149" calcext:value-type="float">
            <text:p>2153.12851485149</text:p>
          </table:table-cell>
          <table:table-cell office:value-type="float" office:value="0.5312793391511" calcext:value-type="float">
            <text:p>0.5312793391511</text:p>
          </table:table-cell>
          <table:table-cell office:value-type="float" office:value="0.532222549729682" calcext:value-type="float">
            <text:p>0.532222549729682</text:p>
          </table:table-cell>
          <table:table-cell office:value-type="float" office:value="0.198381536376034" calcext:value-type="float">
            <text:p>0.198381536376034</text:p>
          </table:table-cell>
          <table:table-cell office:value-type="float" office:value="0.198766391528499" calcext:value-type="float">
            <text:p>0.198766391528499</text:p>
          </table:table-cell>
          <table:table-cell office:value-type="float" office:value="-146.171433751034" calcext:value-type="float">
            <text:p>-146.171433751034</text:p>
          </table:table-cell>
          <table:table-cell office:value-type="float" office:value="146.171433751034" calcext:value-type="float">
            <text:p>146.171433751034</text:p>
          </table:table-cell>
          <table:table-cell office:value-type="float" office:value="1993.83458458415" calcext:value-type="float">
            <text:p>1993.83458458415</text:p>
          </table:table-cell>
          <table:table-cell office:value-type="float" office:value="2299.29994860252" calcext:value-type="float">
            <text:p>2299.29994860252</text:p>
          </table:table-cell>
          <table:table-cell office:value-type="float" office:value="2222.93360759793" calcext:value-type="float">
            <text:p>2222.9336075979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56</text:p>
          </table:table-cell>
          <table:table-cell office:value-type="float" office:value="6.56" calcext:value-type="float">
            <text:p>6.56</text:p>
          </table:table-cell>
          <table:table-cell office:value-type="float" office:value="1484.3996039604" calcext:value-type="float">
            <text:p>1484.3996039604</text:p>
          </table:table-cell>
          <table:table-cell office:value-type="float" office:value="1497.5196039604" calcext:value-type="float">
            <text:p>1497.5196039604</text:p>
          </table:table-cell>
          <table:table-cell office:value-type="float" office:value="0.509816405837289" calcext:value-type="float">
            <text:p>0.509816405837289</text:p>
          </table:table-cell>
          <table:table-cell office:value-type="float" office:value="0.509966882420768" calcext:value-type="float">
            <text:p>0.509966882420768</text:p>
          </table:table-cell>
          <table:table-cell office:value-type="float" office:value="0.172088238141922" calcext:value-type="float">
            <text:p>0.172088238141922</text:p>
          </table:table-cell>
          <table:table-cell office:value-type="float" office:value="0.172096362295736" calcext:value-type="float">
            <text:p>0.172096362295736</text:p>
          </table:table-cell>
          <table:table-cell office:value-type="float" office:value="-124.674124047239" calcext:value-type="float">
            <text:p>-124.674124047239</text:p>
          </table:table-cell>
          <table:table-cell office:value-type="float" office:value="124.674124047239" calcext:value-type="float">
            <text:p>124.674124047239</text:p>
          </table:table-cell>
          <table:table-cell office:value-type="float" office:value="1359.73188377428" calcext:value-type="float">
            <text:p>1359.73188377428</text:p>
          </table:table-cell>
          <table:table-cell office:value-type="float" office:value="1622.19372800764" calcext:value-type="float">
            <text:p>1622.19372800764</text:p>
          </table:table-cell>
          <table:table-cell office:value-type="float" office:value="1556.5782669493" calcext:value-type="float">
            <text:p>1556.5782669493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8.72" calcext:value-type="float">
            <text:p>-8.72</text:p>
          </table:table-cell>
          <table:table-cell office:value-type="float" office:value="8.72" calcext:value-type="float">
            <text:p>8.72</text:p>
          </table:table-cell>
          <table:table-cell office:value-type="float" office:value="2137.91564356436" calcext:value-type="float">
            <text:p>2137.91564356436</text:p>
          </table:table-cell>
          <table:table-cell office:value-type="float" office:value="2155.35564356436" calcext:value-type="float">
            <text:p>2155.35564356436</text:p>
          </table:table-cell>
          <table:table-cell office:value-type="float" office:value="0.531157043152328" calcext:value-type="float">
            <text:p>0.531157043152328</text:p>
          </table:table-cell>
          <table:table-cell office:value-type="float" office:value="0.532381615945055" calcext:value-type="float">
            <text:p>0.532381615945055</text:p>
          </table:table-cell>
          <table:table-cell office:value-type="float" office:value="0.160884717357045" calcext:value-type="float">
            <text:p>0.160884717357045</text:p>
          </table:table-cell>
          <table:table-cell office:value-type="float" office:value="0.161308900479227" calcext:value-type="float">
            <text:p>0.161308900479227</text:p>
          </table:table-cell>
          <table:table-cell office:value-type="float" office:value="-116.24023356496" calcext:value-type="float">
            <text:p>-116.24023356496</text:p>
          </table:table-cell>
          <table:table-cell office:value-type="float" office:value="116.24023356496" calcext:value-type="float">
            <text:p>116.24023356496</text:p>
          </table:table-cell>
          <table:table-cell office:value-type="float" office:value="2022.00430480201" calcext:value-type="float">
            <text:p>2022.00430480201</text:p>
          </table:table-cell>
          <table:table-cell office:value-type="float" office:value="2271.59587712932" calcext:value-type="float">
            <text:p>2271.59587712932</text:p>
          </table:table-cell>
          <table:table-cell office:value-type="float" office:value="2209.19798404749" calcext:value-type="float">
            <text:p>2209.19798404749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7.08" calcext:value-type="float">
            <text:p>-7.08</text:p>
          </table:table-cell>
          <table:table-cell office:value-type="float" office:value="7.08" calcext:value-type="float">
            <text:p>7.08</text:p>
          </table:table-cell>
          <table:table-cell office:value-type="float" office:value="1599.13089108911" calcext:value-type="float">
            <text:p>1599.13089108911</text:p>
          </table:table-cell>
          <table:table-cell office:value-type="float" office:value="1613.29089108911" calcext:value-type="float">
            <text:p>1613.29089108911</text:p>
          </table:table-cell>
          <table:table-cell office:value-type="float" office:value="0.51129931637883" calcext:value-type="float">
            <text:p>0.51129931637883</text:p>
          </table:table-cell>
          <table:table-cell office:value-type="float" office:value="0.511515839493206" calcext:value-type="float">
            <text:p>0.511515839493206</text:p>
          </table:table-cell>
          <table:table-cell office:value-type="float" office:value="0.144881417034422" calcext:value-type="float">
            <text:p>0.144881417034422</text:p>
          </table:table-cell>
          <table:table-cell office:value-type="float" office:value="0.144919073228226" calcext:value-type="float">
            <text:p>0.144919073228226</text:p>
          </table:table-cell>
          <table:table-cell office:value-type="float" office:value="-103.671150593886" calcext:value-type="float">
            <text:p>-103.671150593886</text:p>
          </table:table-cell>
          <table:table-cell office:value-type="float" office:value="103.671150593886" calcext:value-type="float">
            <text:p>103.671150593886</text:p>
          </table:table-cell>
          <table:table-cell office:value-type="float" office:value="1495.45974049522" calcext:value-type="float">
            <text:p>1495.45974049522</text:p>
          </table:table-cell>
          <table:table-cell office:value-type="float" office:value="1716.93347644749" calcext:value-type="float">
            <text:p>1716.93347644749</text:p>
          </table:table-cell>
          <table:table-cell office:value-type="float" office:value="1661.56504245943" calcext:value-type="float">
            <text:p>1661.56504245943</text:p>
          </table:table-cell>
        </table:table-row>
        <table:table-row table:style-name="ro1">
          <table:table-cell office:value-type="string" calcext:value-type="string">
            <text:p>César (cerasito)</text:p>
          </table:table-cell>
          <table:table-cell office:value-type="float" office:value="-17.48" calcext:value-type="float">
            <text:p>-17.48</text:p>
          </table:table-cell>
          <table:table-cell office:value-type="float" office:value="17.48" calcext:value-type="float">
            <text:p>17.48</text:p>
          </table:table-cell>
          <table:table-cell office:value-type="float" office:value="1067.95801980198" calcext:value-type="float">
            <text:p>1067.95801980198</text:p>
          </table:table-cell>
          <table:table-cell office:value-type="float" office:value="1102.91801980198" calcext:value-type="float">
            <text:p>1102.91801980198</text:p>
          </table:table-cell>
          <table:table-cell office:value-type="float" office:value="0.504295478580792" calcext:value-type="float">
            <text:p>0.504295478580792</text:p>
          </table:table-cell>
          <table:table-cell office:value-type="float" office:value="0.504997665146585" calcext:value-type="float">
            <text:p>0.504997665146585</text:p>
          </table:table-cell>
          <table:table-cell office:value-type="float" office:value="0.162930468890939" calcext:value-type="float">
            <text:p>0.162930468890939</text:p>
          </table:table-cell>
          <table:table-cell office:value-type="float" office:value="0.163121364330947" calcext:value-type="float">
            <text:p>0.163121364330947</text:p>
          </table:table-cell>
          <table:table-cell office:value-type="float" office:value="-117.647820241722" calcext:value-type="float">
            <text:p>-117.647820241722</text:p>
          </table:table-cell>
          <table:table-cell office:value-type="float" office:value="117.647820241722" calcext:value-type="float">
            <text:p>117.647820241722</text:p>
          </table:table-cell>
          <table:table-cell office:value-type="float" office:value="950.310199560258" calcext:value-type="float">
            <text:p>950.310199560258</text:p>
          </table:table-cell>
          <table:table-cell office:value-type="float" office:value="1220.4174130605" calcext:value-type="float">
            <text:p>1220.4174130605</text:p>
          </table:table-cell>
          <table:table-cell office:value-type="float" office:value="1152.89060968544" calcext:value-type="float">
            <text:p>1152.8906096854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123.6695049505" calcext:value-type="float">
            <text:p>1123.6695049505</text:p>
          </table:table-cell>
          <table:table-cell office:value-type="float" office:value="1142.1495049505" calcext:value-type="float">
            <text:p>1142.1495049505</text:p>
          </table:table-cell>
          <table:table-cell office:value-type="float" office:value="0.50537925786488" calcext:value-type="float">
            <text:p>0.50537925786488</text:p>
          </table:table-cell>
          <table:table-cell office:value-type="float" office:value="0.50569887298016" calcext:value-type="float">
            <text:p>0.50569887298016</text:p>
          </table:table-cell>
          <table:table-cell office:value-type="float" office:value="0.119455302033572" calcext:value-type="float">
            <text:p>0.119455302033572</text:p>
          </table:table-cell>
          <table:table-cell office:value-type="float" office:value="0.119494394947816" calcext:value-type="float">
            <text:p>0.119494394947816</text:p>
          </table:table-cell>
          <table:table-cell office:value-type="float" office:value="-84.6705291126878" calcext:value-type="float">
            <text:p>-84.6705291126878</text:p>
          </table:table-cell>
          <table:table-cell office:value-type="float" office:value="84.6705291126878" calcext:value-type="float">
            <text:p>84.6705291126878</text:p>
          </table:table-cell>
          <table:table-cell office:value-type="float" office:value="1039.02778531015" calcext:value-type="float">
            <text:p>1039.02778531015</text:p>
          </table:table-cell>
          <table:table-cell office:value-type="float" office:value="1226.82003406318" calcext:value-type="float">
            <text:p>1226.82003406318</text:p>
          </table:table-cell>
          <table:table-cell office:value-type="float" office:value="1179.87197187492" calcext:value-type="float">
            <text:p>1179.87197187492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1137.67188118812" calcext:value-type="float">
            <text:p>1137.67188118812</text:p>
          </table:table-cell>
          <table:table-cell office:value-type="float" office:value="1161.67188118812" calcext:value-type="float">
            <text:p>1161.67188118812</text:p>
          </table:table-cell>
          <table:table-cell office:value-type="float" office:value="0.505623103347315" calcext:value-type="float">
            <text:p>0.505623103347315</text:p>
          </table:table-cell>
          <table:table-cell office:value-type="float" office:value="0.506017354549783" calcext:value-type="float">
            <text:p>0.506017354549783</text:p>
          </table:table-cell>
          <table:table-cell office:value-type="float" office:value="0.145602217676465" calcext:value-type="float">
            <text:p>0.145602217676465</text:p>
          </table:table-cell>
          <table:table-cell office:value-type="float" office:value="0.145655902145029" calcext:value-type="float">
            <text:p>0.145655902145029</text:p>
          </table:table-cell>
          <table:table-cell office:value-type="float" office:value="-104.230368834944" calcext:value-type="float">
            <text:p>-104.230368834944</text:p>
          </table:table-cell>
          <table:table-cell office:value-type="float" office:value="104.230368834944" calcext:value-type="float">
            <text:p>104.230368834944</text:p>
          </table:table-cell>
          <table:table-cell office:value-type="float" office:value="1033.4822740065" calcext:value-type="float">
            <text:p>1033.4822740065</text:p>
          </table:table-cell>
          <table:table-cell office:value-type="float" office:value="1265.90225002306" calcext:value-type="float">
            <text:p>1265.90225002306</text:p>
          </table:table-cell>
          <table:table-cell office:value-type="float" office:value="1207.79725601892" calcext:value-type="float">
            <text:p>1207.79725601892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float" office:value="-10.4" calcext:value-type="float">
            <text:p>-10.4</text:p>
          </table:table-cell>
          <table:table-cell office:value-type="float" office:value="10.4" calcext:value-type="float">
            <text:p>10.4</text:p>
          </table:table-cell>
          <table:table-cell office:value-type="float" office:value="1513.51405940594" calcext:value-type="float">
            <text:p>1513.51405940594</text:p>
          </table:table-cell>
          <table:table-cell office:value-type="float" office:value="1534.31405940594" calcext:value-type="float">
            <text:p>1534.31405940594</text:p>
          </table:table-cell>
          <table:table-cell office:value-type="float" office:value="0.510155610844668" calcext:value-type="float">
            <text:p>0.510155610844668</text:p>
          </table:table-cell>
          <table:table-cell office:value-type="float" office:value="0.510411056802006" calcext:value-type="float">
            <text:p>0.510411056802006</text:p>
          </table:table-cell>
          <table:table-cell office:value-type="float" office:value="0.150010098722655" calcext:value-type="float">
            <text:p>0.150010098722655</text:p>
          </table:table-cell>
          <table:table-cell office:value-type="float" office:value="0.150108469215543" calcext:value-type="float">
            <text:p>0.150108469215543</text:p>
          </table:table-cell>
          <table:table-cell office:value-type="float" office:value="-107.620957360017" calcext:value-type="float">
            <text:p>-107.620957360017</text:p>
          </table:table-cell>
          <table:table-cell office:value-type="float" office:value="107.620957360017" calcext:value-type="float">
            <text:p>107.620957360017</text:p>
          </table:table-cell>
          <table:table-cell office:value-type="float" office:value="1405.96822310653" calcext:value-type="float">
            <text:p>1405.96822310653</text:p>
          </table:table-cell>
          <table:table-cell office:value-type="float" office:value="1641.93501676596" calcext:value-type="float">
            <text:p>1641.93501676596</text:p>
          </table:table-cell>
          <table:table-cell office:value-type="float" office:value="1582.9433183511" calcext:value-type="float">
            <text:p>1582.9433183511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6.48" calcext:value-type="float">
            <text:p>-6.48</text:p>
          </table:table-cell>
          <table:table-cell office:value-type="float" office:value="6.48" calcext:value-type="float">
            <text:p>6.48</text:p>
          </table:table-cell>
          <table:table-cell office:value-type="float" office:value="1645.44336633663" calcext:value-type="float">
            <text:p>1645.44336633663</text:p>
          </table:table-cell>
          <table:table-cell office:value-type="float" office:value="1658.40336633663" calcext:value-type="float">
            <text:p>1658.40336633663</text:p>
          </table:table-cell>
          <table:table-cell office:value-type="float" office:value="0.512043171583107" calcext:value-type="float">
            <text:p>0.512043171583107</text:p>
          </table:table-cell>
          <table:table-cell office:value-type="float" office:value="0.512270944905149" calcext:value-type="float">
            <text:p>0.512270944905149</text:p>
          </table:table-cell>
          <table:table-cell office:value-type="float" office:value="0.157914444791969" calcext:value-type="float">
            <text:p>0.157914444791969</text:p>
          </table:table-cell>
          <table:table-cell office:value-type="float" office:value="0.158019788593085" calcext:value-type="float">
            <text:p>0.158019788593085</text:p>
          </table:table-cell>
          <table:table-cell office:value-type="float" office:value="-113.695191149957" calcext:value-type="float">
            <text:p>-113.695191149957</text:p>
          </table:table-cell>
          <table:table-cell office:value-type="float" office:value="113.695191149957" calcext:value-type="float">
            <text:p>113.695191149957</text:p>
          </table:table-cell>
          <table:table-cell office:value-type="float" office:value="1531.82949216633" calcext:value-type="float">
            <text:p>1531.82949216633</text:p>
          </table:table-cell>
          <table:table-cell office:value-type="float" office:value="1772.09855748659" calcext:value-type="float">
            <text:p>1772.09855748659</text:p>
          </table:table-cell>
          <table:table-cell office:value-type="float" office:value="1712.03129115653" calcext:value-type="float">
            <text:p>1712.03129115653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16.8" calcext:value-type="float">
            <text:p>-16.8</text:p>
          </table:table-cell>
          <table:table-cell office:value-type="float" office:value="16.8" calcext:value-type="float">
            <text:p>16.8</text:p>
          </table:table-cell>
          <table:table-cell office:value-type="float" office:value="1025.92831683168" calcext:value-type="float">
            <text:p>1025.92831683168</text:p>
          </table:table-cell>
          <table:table-cell office:value-type="float" office:value="1059.52831683168" calcext:value-type="float">
            <text:p>1059.52831683168</text:p>
          </table:table-cell>
          <table:table-cell office:value-type="float" office:value="0.503341734164775" calcext:value-type="float">
            <text:p>0.503341734164775</text:p>
          </table:table-cell>
          <table:table-cell office:value-type="float" office:value="0.504114208176122" calcext:value-type="float">
            <text:p>0.504114208176122</text:p>
          </table:table-cell>
          <table:table-cell office:value-type="float" office:value="0.165501761094083" calcext:value-type="float">
            <text:p>0.165501761094083</text:p>
          </table:table-cell>
          <table:table-cell office:value-type="float" office:value="0.165750517655788" calcext:value-type="float">
            <text:p>0.165750517655788</text:p>
          </table:table-cell>
          <table:table-cell office:value-type="float" office:value="-119.696307783905" calcext:value-type="float">
            <text:p>-119.696307783905</text:p>
          </table:table-cell>
          <table:table-cell office:value-type="float" office:value="119.696307783905" calcext:value-type="float">
            <text:p>119.696307783905</text:p>
          </table:table-cell>
          <table:table-cell office:value-type="float" office:value="906.426167443561" calcext:value-type="float">
            <text:p>906.426167443561</text:p>
          </table:table-cell>
          <table:table-cell office:value-type="float" office:value="1179.22462461559" calcext:value-type="float">
            <text:p>1179.22462461559</text:p>
          </table:table-cell>
          <table:table-cell office:value-type="float" office:value="1111.02501032258" calcext:value-type="float">
            <text:p>1111.02501032258</text:p>
          </table:table-cell>
        </table:table-row>
        <table:table-row table:style-name="ro1">
          <table:table-cell office:value-type="string" calcext:value-type="string">
            <text:p>OliverAtom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982.94594059406" calcext:value-type="float">
            <text:p>1982.94594059406</text:p>
          </table:table-cell>
          <table:table-cell office:value-type="float" office:value="1995.50594059406" calcext:value-type="float">
            <text:p>1995.50594059406</text:p>
          </table:table-cell>
          <table:table-cell office:value-type="float" office:value="0.522235051060102" calcext:value-type="float">
            <text:p>0.522235051060102</text:p>
          </table:table-cell>
          <table:table-cell office:value-type="float" office:value="0.52283694074609" calcext:value-type="float">
            <text:p>0.52283694074609</text:p>
          </table:table-cell>
          <table:table-cell office:value-type="float" office:value="0.165025193037071" calcext:value-type="float">
            <text:p>0.165025193037071</text:p>
          </table:table-cell>
          <table:table-cell office:value-type="float" office:value="0.16536567912795" calcext:value-type="float">
            <text:p>0.16536567912795</text:p>
          </table:table-cell>
          <table:table-cell office:value-type="float" office:value="-119.395965674357" calcext:value-type="float">
            <text:p>-119.395965674357</text:p>
          </table:table-cell>
          <table:table-cell office:value-type="float" office:value="119.395965674357" calcext:value-type="float">
            <text:p>119.395965674357</text:p>
          </table:table-cell>
          <table:table-cell office:value-type="float" office:value="1863.81555963404" calcext:value-type="float">
            <text:p>1863.81555963404</text:p>
          </table:table-cell>
          <table:table-cell office:value-type="float" office:value="2114.90190626842" calcext:value-type="float">
            <text:p>2114.90190626842</text:p>
          </table:table-cell>
          <table:table-cell office:value-type="float" office:value="2052.13031960982" calcext:value-type="float">
            <text:p>2052.1303196098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416.55663366337" calcext:value-type="float">
            <text:p>1416.55663366337</text:p>
          </table:table-cell>
          <table:table-cell office:value-type="float" office:value="1435.19663366337" calcext:value-type="float">
            <text:p>1435.19663366337</text:p>
          </table:table-cell>
          <table:table-cell office:value-type="float" office:value="0.509082086012038" calcext:value-type="float">
            <text:p>0.509082086012038</text:p>
          </table:table-cell>
          <table:table-cell office:value-type="float" office:value="0.5092785201889" calcext:value-type="float">
            <text:p>0.5092785201889</text:p>
          </table:table-cell>
          <table:table-cell office:value-type="float" office:value="0.148926778700554" calcext:value-type="float">
            <text:p>0.148926778700554</text:p>
          </table:table-cell>
          <table:table-cell office:value-type="float" office:value="0.148942170580633" calcext:value-type="float">
            <text:p>0.148942170580633</text:p>
          </table:table-cell>
          <table:table-cell office:value-type="float" office:value="-106.730933524238" calcext:value-type="float">
            <text:p>-106.730933524238</text:p>
          </table:table-cell>
          <table:table-cell office:value-type="float" office:value="106.730933524238" calcext:value-type="float">
            <text:p>106.730933524238</text:p>
          </table:table-cell>
          <table:table-cell office:value-type="float" office:value="1309.83743686452" calcext:value-type="float">
            <text:p>1309.83743686452</text:p>
          </table:table-cell>
          <table:table-cell office:value-type="float" office:value="1541.9275671876" calcext:value-type="float">
            <text:p>1541.9275671876</text:p>
          </table:table-cell>
          <table:table-cell office:value-type="float" office:value="1483.90503460683" calcext:value-type="float">
            <text:p>1483.90503460683</text:p>
          </table:table-cell>
        </table:table-row>
        <table:table-row table:style-name="ro1">
          <table:table-cell office:value-type="string" calcext:value-type="string">
            <text:p>kingofn00b5</text:p>
          </table:table-cell>
          <table:table-cell office:value-type="float" office:value="-7.32" calcext:value-type="float">
            <text:p>-7.32</text:p>
          </table:table-cell>
          <table:table-cell office:value-type="float" office:value="7.32" calcext:value-type="float">
            <text:p>7.32</text:p>
          </table:table-cell>
          <table:table-cell office:value-type="float" office:value="1770.89584158416" calcext:value-type="float">
            <text:p>1770.89584158416</text:p>
          </table:table-cell>
          <table:table-cell office:value-type="float" office:value="1785.53584158416" calcext:value-type="float">
            <text:p>1785.53584158416</text:p>
          </table:table-cell>
          <table:table-cell office:value-type="float" office:value="0.514692734344117" calcext:value-type="float">
            <text:p>0.514692734344117</text:p>
          </table:table-cell>
          <table:table-cell office:value-type="float" office:value="0.515075639575052" calcext:value-type="float">
            <text:p>0.515075639575052</text:p>
          </table:table-cell>
          <table:table-cell office:value-type="float" office:value="0.240141350962886" calcext:value-type="float">
            <text:p>0.240141350962886</text:p>
          </table:table-cell>
          <table:table-cell office:value-type="float" office:value="0.240283316781905" calcext:value-type="float">
            <text:p>0.240283316781905</text:p>
          </table:table-cell>
          <table:table-cell office:value-type="float" office:value="-181.959245662905" calcext:value-type="float">
            <text:p>-181.959245662905</text:p>
          </table:table-cell>
          <table:table-cell office:value-type="float" office:value="181.959245662905" calcext:value-type="float">
            <text:p>181.959245662905</text:p>
          </table:table-cell>
          <table:table-cell office:value-type="float" office:value="1589.06484470573" calcext:value-type="float">
            <text:p>1589.06484470573</text:p>
          </table:table-cell>
          <table:table-cell office:value-type="float" office:value="1967.49508724706" calcext:value-type="float">
            <text:p>1967.49508724706</text:p>
          </table:table-cell>
          <table:table-cell office:value-type="float" office:value="1872.88752661173" calcext:value-type="float">
            <text:p>1872.8875266117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1600.42811881188" calcext:value-type="float">
            <text:p>1600.42811881188</text:p>
          </table:table-cell>
          <table:table-cell office:value-type="float" office:value="1613.46811881188" calcext:value-type="float">
            <text:p>1613.46811881188</text:p>
          </table:table-cell>
          <table:table-cell office:value-type="float" office:value="0.511318778818336" calcext:value-type="float">
            <text:p>0.511318778818336</text:p>
          </table:table-cell>
          <table:table-cell office:value-type="float" office:value="0.51151860757568" calcext:value-type="float">
            <text:p>0.51151860757568</text:p>
          </table:table-cell>
          <table:table-cell office:value-type="float" office:value="0.142398442860588" calcext:value-type="float">
            <text:p>0.142398442860588</text:p>
          </table:table-cell>
          <table:table-cell office:value-type="float" office:value="0.142448185231623" calcext:value-type="float">
            <text:p>0.142448185231623</text:p>
          </table:table-cell>
          <table:table-cell office:value-type="float" office:value="-101.799648004259" calcext:value-type="float">
            <text:p>-101.799648004259</text:p>
          </table:table-cell>
          <table:table-cell office:value-type="float" office:value="101.799648004259" calcext:value-type="float">
            <text:p>101.799648004259</text:p>
          </table:table-cell>
          <table:table-cell office:value-type="float" office:value="1498.66608747331" calcext:value-type="float">
            <text:p>1498.66608747331</text:p>
          </table:table-cell>
          <table:table-cell office:value-type="float" office:value="1715.26776681614" calcext:value-type="float">
            <text:p>1715.26776681614</text:p>
          </table:table-cell>
          <table:table-cell office:value-type="float" office:value="1661.11734698043" calcext:value-type="float">
            <text:p>1661.11734698043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office:value-type="float" office:value="-12.28" calcext:value-type="float">
            <text:p>-12.28</text:p>
          </table:table-cell>
          <table:table-cell office:value-type="float" office:value="12.28" calcext:value-type="float">
            <text:p>12.28</text:p>
          </table:table-cell>
          <table:table-cell office:value-type="float" office:value="1696.86574257426" calcext:value-type="float">
            <text:p>1696.86574257426</text:p>
          </table:table-cell>
          <table:table-cell office:value-type="float" office:value="1721.42574257426" calcext:value-type="float">
            <text:p>1721.42574257426</text:p>
          </table:table-cell>
          <table:table-cell office:value-type="float" office:value="0.513004155072492" calcext:value-type="float">
            <text:p>0.513004155072492</text:p>
          </table:table-cell>
          <table:table-cell office:value-type="float" office:value="0.513521225146443" calcext:value-type="float">
            <text:p>0.513521225146443</text:p>
          </table:table-cell>
          <table:table-cell office:value-type="float" office:value="0.188404838248371" calcext:value-type="float">
            <text:p>0.188404838248371</text:p>
          </table:table-cell>
          <table:table-cell office:value-type="float" office:value="0.188500692614684" calcext:value-type="float">
            <text:p>0.188500692614684</text:p>
          </table:table-cell>
          <table:table-cell office:value-type="float" office:value="-137.778918453834" calcext:value-type="float">
            <text:p>-137.778918453834</text:p>
          </table:table-cell>
          <table:table-cell office:value-type="float" office:value="137.778918453834" calcext:value-type="float">
            <text:p>137.778918453834</text:p>
          </table:table-cell>
          <table:table-cell office:value-type="float" office:value="1559.16445922749" calcext:value-type="float">
            <text:p>1559.16445922749</text:p>
          </table:table-cell>
          <table:table-cell office:value-type="float" office:value="1859.20466102809" calcext:value-type="float">
            <text:p>1859.20466102809</text:p>
          </table:table-cell>
          <table:table-cell office:value-type="float" office:value="1784.19461057794" calcext:value-type="float">
            <text:p>1784.19461057794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3.64554455446" calcext:value-type="float">
            <text:p>1713.64554455446</text:p>
          </table:table-cell>
          <table:table-cell office:value-type="float" office:value="1726.12554455446" calcext:value-type="float">
            <text:p>1726.12554455446</text:p>
          </table:table-cell>
          <table:table-cell office:value-type="float" office:value="0.513353052063631" calcext:value-type="float">
            <text:p>0.513353052063631</text:p>
          </table:table-cell>
          <table:table-cell office:value-type="float" office:value="0.513624838695505" calcext:value-type="float">
            <text:p>0.513624838695505</text:p>
          </table:table-cell>
          <table:table-cell office:value-type="float" office:value="0.162357234414592" calcext:value-type="float">
            <text:p>0.162357234414592</text:p>
          </table:table-cell>
          <table:table-cell office:value-type="float" office:value="0.16251150222093" calcext:value-type="float">
            <text:p>0.16251150222093</text:p>
          </table:table-cell>
          <table:table-cell office:value-type="float" office:value="-117.17377872855" calcext:value-type="float">
            <text:p>-117.17377872855</text:p>
          </table:table-cell>
          <table:table-cell office:value-type="float" office:value="117.17377872855" calcext:value-type="float">
            <text:p>117.17377872855</text:p>
          </table:table-cell>
          <table:table-cell office:value-type="float" office:value="1596.47176582591" calcext:value-type="float">
            <text:p>1596.47176582591</text:p>
          </table:table-cell>
          <table:table-cell office:value-type="float" office:value="1843.1794786659" calcext:value-type="float">
            <text:p>1843.1794786659</text:p>
          </table:table-cell>
          <table:table-cell office:value-type="float" office:value="1781.5025504559" calcext:value-type="float">
            <text:p>1781.502550455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1999.15485148515" calcext:value-type="float">
            <text:p>1999.15485148515</text:p>
          </table:table-cell>
          <table:table-cell office:value-type="float" office:value="2022.43485148515" calcext:value-type="float">
            <text:p>2022.43485148515</text:p>
          </table:table-cell>
          <table:table-cell office:value-type="float" office:value="0.52301552342492" calcext:value-type="float">
            <text:p>0.52301552342492</text:p>
          </table:table-cell>
          <table:table-cell office:value-type="float" office:value="0.524195198418775" calcext:value-type="float">
            <text:p>0.524195198418775</text:p>
          </table:table-cell>
          <table:table-cell office:value-type="float" office:value="0.152562925900622" calcext:value-type="float">
            <text:p>0.152562925900622</text:p>
          </table:table-cell>
          <table:table-cell office:value-type="float" office:value="0.15269481503037" calcext:value-type="float">
            <text:p>0.15269481503037</text:p>
          </table:table-cell>
          <table:table-cell office:value-type="float" office:value="-109.599558277971" calcext:value-type="float">
            <text:p>-109.599558277971</text:p>
          </table:table-cell>
          <table:table-cell office:value-type="float" office:value="109.599558277971" calcext:value-type="float">
            <text:p>109.599558277971</text:p>
          </table:table-cell>
          <table:table-cell office:value-type="float" office:value="1889.65635646795" calcext:value-type="float">
            <text:p>1889.65635646795</text:p>
          </table:table-cell>
          <table:table-cell office:value-type="float" office:value="2132.03440976312" calcext:value-type="float">
            <text:p>2132.03440976312</text:p>
          </table:table-cell>
          <table:table-cell office:value-type="float" office:value="2071.43989643933" calcext:value-type="float">
            <text:p>2071.43989643933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8.91445544554" calcext:value-type="float">
            <text:p>1628.91445544554</text:p>
          </table:table-cell>
          <table:table-cell office:value-type="float" office:value="1640.19445544554" calcext:value-type="float">
            <text:p>1640.19445544554</text:p>
          </table:table-cell>
          <table:table-cell office:value-type="float" office:value="0.511765625227344" calcext:value-type="float">
            <text:p>0.511765625227344</text:p>
          </table:table-cell>
          <table:table-cell office:value-type="float" office:value="0.511953498486594" calcext:value-type="float">
            <text:p>0.511953498486594</text:p>
          </table:table-cell>
          <table:table-cell office:value-type="float" office:value="0.105542734936511" calcext:value-type="float">
            <text:p>0.105542734936511</text:p>
          </table:table-cell>
          <table:table-cell office:value-type="float" office:value="0.105552878117732" calcext:value-type="float">
            <text:p>0.105552878117732</text:p>
          </table:table-cell>
          <table:table-cell office:value-type="float" office:value="-74.4653124312928" calcext:value-type="float">
            <text:p>-74.4653124312928</text:p>
          </table:table-cell>
          <table:table-cell office:value-type="float" office:value="74.4653124312928" calcext:value-type="float">
            <text:p>74.4653124312928</text:p>
          </table:table-cell>
          <table:table-cell office:value-type="float" office:value="1554.45651994449" calcext:value-type="float">
            <text:p>1554.45651994449</text:p>
          </table:table-cell>
          <table:table-cell office:value-type="float" office:value="1714.65976787684" calcext:value-type="float">
            <text:p>1714.65976787684</text:p>
          </table:table-cell>
          <table:table-cell office:value-type="float" office:value="1674.60895589375" calcext:value-type="float">
            <text:p>1674.60895589375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2161726869281" calcext:value-type="float">
            <text:p>0.512161726869281</text:p>
          </table:table-cell>
          <table:table-cell office:value-type="float" office:value="0.512485972385735" calcext:value-type="float">
            <text:p>0.512485972385735</text:p>
          </table:table-cell>
          <table:table-cell office:value-type="float" office:value="0.158237292224681" calcext:value-type="float">
            <text:p>0.158237292224681</text:p>
          </table:table-cell>
          <table:table-cell office:value-type="float" office:value="0.158266107163076" calcext:value-type="float">
            <text:p>0.158266107163076</text:p>
          </table:table-cell>
          <table:table-cell office:value-type="float" office:value="-113.885376340444" calcext:value-type="float">
            <text:p>-113.885376340444</text:p>
          </table:table-cell>
          <table:table-cell office:value-type="float" office:value="113.885376340444" calcext:value-type="float">
            <text:p>113.885376340444</text:p>
          </table:table-cell>
          <table:table-cell office:value-type="float" office:value="1538.39113280834" calcext:value-type="float">
            <text:p>1538.39113280834</text:p>
          </table:table-cell>
          <table:table-cell office:value-type="float" office:value="1784.05963376619" calcext:value-type="float">
            <text:p>1784.05963376619</text:p>
          </table:table-cell>
          <table:table-cell office:value-type="float" office:value="1722.64250852672" calcext:value-type="float">
            <text:p>1722.64250852672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-7.76" calcext:value-type="float">
            <text:p>-7.76</text:p>
          </table:table-cell>
          <table:table-cell office:value-type="float" office:value="7.76" calcext:value-type="float">
            <text:p>7.76</text:p>
          </table:table-cell>
          <table:table-cell office:value-type="float" office:value="1829.85405940594" calcext:value-type="float">
            <text:p>1829.85405940594</text:p>
          </table:table-cell>
          <table:table-cell office:value-type="float" office:value="1845.37405940594" calcext:value-type="float">
            <text:p>1845.37405940594</text:p>
          </table:table-cell>
          <table:table-cell office:value-type="float" office:value="0.516345447598275" calcext:value-type="float">
            <text:p>0.516345447598275</text:p>
          </table:table-cell>
          <table:table-cell office:value-type="float" office:value="0.516831872202729" calcext:value-type="float">
            <text:p>0.516831872202729</text:p>
          </table:table-cell>
          <table:table-cell office:value-type="float" office:value="0.137105248269056" calcext:value-type="float">
            <text:p>0.137105248269056</text:p>
          </table:table-cell>
          <table:table-cell office:value-type="float" office:value="0.137230049995091" calcext:value-type="float">
            <text:p>0.137230049995091</text:p>
          </table:table-cell>
          <table:table-cell office:value-type="float" office:value="-97.8659770287299" calcext:value-type="float">
            <text:p>-97.8659770287299</text:p>
          </table:table-cell>
          <table:table-cell office:value-type="float" office:value="97.8659770287299" calcext:value-type="float">
            <text:p>97.8659770287299</text:p>
          </table:table-cell>
          <table:table-cell office:value-type="float" office:value="1731.98808237721" calcext:value-type="float">
            <text:p>1731.98808237721</text:p>
          </table:table-cell>
          <table:table-cell office:value-type="float" office:value="1943.1462575253" calcext:value-type="float">
            <text:p>1943.1462575253</text:p>
          </table:table-cell>
          <table:table-cell office:value-type="float" office:value="1890.35671373828" calcext:value-type="float">
            <text:p>1890.35671373828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-7.44" calcext:value-type="float">
            <text:p>-7.44</text:p>
          </table:table-cell>
          <table:table-cell office:value-type="float" office:value="7.44" calcext:value-type="float">
            <text:p>7.44</text:p>
          </table:table-cell>
          <table:table-cell office:value-type="float" office:value="2222.48396039604" calcext:value-type="float">
            <text:p>2222.48396039604</text:p>
          </table:table-cell>
          <table:table-cell office:value-type="float" office:value="2237.36396039604" calcext:value-type="float">
            <text:p>2237.36396039604</text:p>
          </table:table-cell>
          <table:table-cell office:value-type="float" office:value="0.537558779120386" calcext:value-type="float">
            <text:p>0.537558779120386</text:p>
          </table:table-cell>
          <table:table-cell office:value-type="float" office:value="0.538810265296879" calcext:value-type="float">
            <text:p>0.538810265296879</text:p>
          </table:table-cell>
          <table:table-cell office:value-type="float" office:value="0.166076939080813" calcext:value-type="float">
            <text:p>0.166076939080813</text:p>
          </table:table-cell>
          <table:table-cell office:value-type="float" office:value="0.16675739358098" calcext:value-type="float">
            <text:p>0.16675739358098</text:p>
          </table:table-cell>
          <table:table-cell office:value-type="float" office:value="-120.482927049784" calcext:value-type="float">
            <text:p>-120.482927049784</text:p>
          </table:table-cell>
          <table:table-cell office:value-type="float" office:value="120.482927049784" calcext:value-type="float">
            <text:p>120.482927049784</text:p>
          </table:table-cell>
          <table:table-cell office:value-type="float" office:value="2102.53276637448" calcext:value-type="float">
            <text:p>2102.53276637448</text:p>
          </table:table-cell>
          <table:table-cell office:value-type="float" office:value="2357.84688744582" calcext:value-type="float">
            <text:p>2357.84688744582</text:p>
          </table:table-cell>
          <table:table-cell office:value-type="float" office:value="2294.01835717799" calcext:value-type="float">
            <text:p>2294.0183571779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5.76" calcext:value-type="float">
            <text:p>-5.76</text:p>
          </table:table-cell>
          <table:table-cell office:value-type="float" office:value="5.76" calcext:value-type="float">
            <text:p>5.76</text:p>
          </table:table-cell>
          <table:table-cell office:value-type="float" office:value="1973.28594059406" calcext:value-type="float">
            <text:p>1973.28594059406</text:p>
          </table:table-cell>
          <table:table-cell office:value-type="float" office:value="1984.80594059406" calcext:value-type="float">
            <text:p>1984.80594059406</text:p>
          </table:table-cell>
          <table:table-cell office:value-type="float" office:value="0.521785449499465" calcext:value-type="float">
            <text:p>0.521785449499465</text:p>
          </table:table-cell>
          <table:table-cell office:value-type="float" office:value="0.522322941686492" calcext:value-type="float">
            <text:p>0.522322941686492</text:p>
          </table:table-cell>
          <table:table-cell office:value-type="float" office:value="0.137576512951195" calcext:value-type="float">
            <text:p>0.137576512951195</text:p>
          </table:table-cell>
          <table:table-cell office:value-type="float" office:value="0.137785551957521" calcext:value-type="float">
            <text:p>0.137785551957521</text:p>
          </table:table-cell>
          <table:table-cell office:value-type="float" office:value="-98.2835628998312" calcext:value-type="float">
            <text:p>-98.2835628998312</text:p>
          </table:table-cell>
          <table:table-cell office:value-type="float" office:value="98.2835628998312" calcext:value-type="float">
            <text:p>98.2835628998312</text:p>
          </table:table-cell>
          <table:table-cell office:value-type="float" office:value="1875.15955038005" calcext:value-type="float">
            <text:p>1875.15955038005</text:p>
          </table:table-cell>
          <table:table-cell office:value-type="float" office:value="2083.08950349389" calcext:value-type="float">
            <text:p>2083.08950349389</text:p>
          </table:table-cell>
          <table:table-cell office:value-type="float" office:value="2031.10701521543" calcext:value-type="float">
            <text:p>2031.10701521543</text:p>
          </table:table-cell>
        </table:table-row>
        <table:table-row table:style-name="ro1">
          <table:table-cell office:value-type="string" calcext:value-type="string">
            <text:p>OS+ | VoNDutcH</text:p>
          </table:table-cell>
          <table:table-cell office:value-type="float" office:value="-18.72" calcext:value-type="float">
            <text:p>-18.72</text:p>
          </table:table-cell>
          <table:table-cell office:value-type="float" office:value="18.72" calcext:value-type="float">
            <text:p>18.72</text:p>
          </table:table-cell>
          <table:table-cell office:value-type="float" office:value="2014.27584158416" calcext:value-type="float">
            <text:p>2014.27584158416</text:p>
          </table:table-cell>
          <table:table-cell office:value-type="float" office:value="2051.71584158416" calcext:value-type="float">
            <text:p>2051.71584158416</text:p>
          </table:table-cell>
          <table:table-cell office:value-type="float" office:value="0.523773738840903" calcext:value-type="float">
            <text:p>0.523773738840903</text:p>
          </table:table-cell>
          <table:table-cell office:value-type="float" office:value="0.525780959658893" calcext:value-type="float">
            <text:p>0.525780959658893</text:p>
          </table:table-cell>
          <table:table-cell office:value-type="float" office:value="0.145867452253879" calcext:value-type="float">
            <text:p>0.145867452253879</text:p>
          </table:table-cell>
          <table:table-cell office:value-type="float" office:value="0.146107206293295" calcext:value-type="float">
            <text:p>0.146107206293295</text:p>
          </table:table-cell>
          <table:table-cell office:value-type="float" office:value="-104.573146283015" calcext:value-type="float">
            <text:p>-104.573146283015</text:p>
          </table:table-cell>
          <table:table-cell office:value-type="float" office:value="104.573146283015" calcext:value-type="float">
            <text:p>104.573146283015</text:p>
          </table:table-cell>
          <table:table-cell office:value-type="float" office:value="1909.88481941095" calcext:value-type="float">
            <text:p>1909.88481941095</text:p>
          </table:table-cell>
          <table:table-cell office:value-type="float" office:value="2156.28898786717" calcext:value-type="float">
            <text:p>2156.28898786717</text:p>
          </table:table-cell>
          <table:table-cell office:value-type="float" office:value="2094.68794575312" calcext:value-type="float">
            <text:p>2094.68794575312</text:p>
          </table:table-cell>
        </table:table-row>
        <table:table-row table:style-name="ro1">
          <table:table-cell office:value-type="string" calcext:value-type="string">
            <text:p>xShinigami</text:p>
          </table:table-cell>
          <table:table-cell office:value-type="float" office:value="-4.8" calcext:value-type="float">
            <text:p>-4.8</text:p>
          </table:table-cell>
          <table:table-cell office:value-type="float" office:value="4.8" calcext:value-type="float">
            <text:p>4.8</text:p>
          </table:table-cell>
          <table:table-cell office:value-type="float" office:value="1633.04910891089" calcext:value-type="float">
            <text:p>1633.04910891089</text:p>
          </table:table-cell>
          <table:table-cell office:value-type="float" office:value="1642.64910891089" calcext:value-type="float">
            <text:p>1642.64910891089</text:p>
          </table:table-cell>
          <table:table-cell office:value-type="float" office:value="0.511833736150664" calcext:value-type="float">
            <text:p>0.511833736150664</text:p>
          </table:table-cell>
          <table:table-cell office:value-type="float" office:value="0.511995252938656" calcext:value-type="float">
            <text:p>0.511995252938656</text:p>
          </table:table-cell>
          <table:table-cell office:value-type="float" office:value="0.322597506541764" calcext:value-type="float">
            <text:p>0.322597506541764</text:p>
          </table:table-cell>
          <table:table-cell office:value-type="float" office:value="0.322759023329756" calcext:value-type="float">
            <text:p>0.322759023329756</text:p>
          </table:table-cell>
          <table:table-cell office:value-type="float" office:value="-266.683407785292" calcext:value-type="float">
            <text:p>-266.683407785292</text:p>
          </table:table-cell>
          <table:table-cell office:value-type="float" office:value="266.683407785292" calcext:value-type="float">
            <text:p>266.683407785292</text:p>
          </table:table-cell>
          <table:table-cell office:value-type="float" office:value="1366.55804129818" calcext:value-type="float">
            <text:p>1366.55804129818</text:p>
          </table:table-cell>
          <table:table-cell office:value-type="float" office:value="1909.33251669618" calcext:value-type="float">
            <text:p>1909.33251669618</text:p>
          </table:table-cell>
          <table:table-cell office:value-type="float" office:value="1773.63889784668" calcext:value-type="float">
            <text:p>1773.6388978466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023.24792079208" calcext:value-type="float">
            <text:p>1023.24792079208</text:p>
          </table:table-cell>
          <table:table-cell office:value-type="float" office:value="1041.16792079208" calcext:value-type="float">
            <text:p>1041.16792079208</text:p>
          </table:table-cell>
          <table:table-cell office:value-type="float" office:value="0.503276520275094" calcext:value-type="float">
            <text:p>0.503276520275094</text:p>
          </table:table-cell>
          <table:table-cell office:value-type="float" office:value="0.503702254419038" calcext:value-type="float">
            <text:p>0.503702254419038</text:p>
          </table:table-cell>
          <table:table-cell office:value-type="float" office:value="0.163030445401544" calcext:value-type="float">
            <text:p>0.163030445401544</text:p>
          </table:table-cell>
          <table:table-cell office:value-type="float" office:value="0.163100621359337" calcext:value-type="float">
            <text:p>0.163100621359337</text:p>
          </table:table-cell>
          <table:table-cell office:value-type="float" office:value="-117.631689950509" calcext:value-type="float">
            <text:p>-117.631689950509</text:p>
          </table:table-cell>
          <table:table-cell office:value-type="float" office:value="117.631689950509" calcext:value-type="float">
            <text:p>117.631689950509</text:p>
          </table:table-cell>
          <table:table-cell office:value-type="float" office:value="905.61623084157" calcext:value-type="float">
            <text:p>905.61623084157</text:p>
          </table:table-cell>
          <table:table-cell office:value-type="float" office:value="1158.74504365689" calcext:value-type="float">
            <text:p>1158.74504365689</text:p>
          </table:table-cell>
          <table:table-cell office:value-type="float" office:value="1095.46284045306" calcext:value-type="float">
            <text:p>1095.46284045306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7.5803960396" calcext:value-type="float">
            <text:p>1357.5803960396</text:p>
          </table:table-cell>
          <table:table-cell office:value-type="float" office:value="1380.3803960396" calcext:value-type="float">
            <text:p>1380.3803960396</text:p>
          </table:table-cell>
          <table:table-cell office:value-type="float" office:value="0.508466929321717" calcext:value-type="float">
            <text:p>0.508466929321717</text:p>
          </table:table-cell>
          <table:table-cell office:value-type="float" office:value="0.508705175727558" calcext:value-type="float">
            <text:p>0.508705175727558</text:p>
          </table:table-cell>
          <table:table-cell office:value-type="float" office:value="0.150211218570414" calcext:value-type="float">
            <text:p>0.150211218570414</text:p>
          </table:table-cell>
          <table:table-cell office:value-type="float" office:value="0.150303876274358" calcext:value-type="float">
            <text:p>0.150303876274358</text:p>
          </table:table-cell>
          <table:table-cell office:value-type="float" office:value="-107.770209762164" calcext:value-type="float">
            <text:p>-107.770209762164</text:p>
          </table:table-cell>
          <table:table-cell office:value-type="float" office:value="107.770209762164" calcext:value-type="float">
            <text:p>107.770209762164</text:p>
          </table:table-cell>
          <table:table-cell office:value-type="float" office:value="1249.88096326692" calcext:value-type="float">
            <text:p>1249.88096326692</text:p>
          </table:table-cell>
          <table:table-cell office:value-type="float" office:value="1488.15060580177" calcext:value-type="float">
            <text:p>1488.15060580177</text:p>
          </table:table-cell>
          <table:table-cell office:value-type="float" office:value="1428.58319516806" calcext:value-type="float">
            <text:p>1428.5831951680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341.92594059406" calcext:value-type="float">
            <text:p>1341.92594059406</text:p>
          </table:table-cell>
          <table:table-cell office:value-type="float" office:value="1368.40594059406" calcext:value-type="float">
            <text:p>1368.40594059406</text:p>
          </table:table-cell>
          <table:table-cell office:value-type="float" office:value="0.508301472569127" calcext:value-type="float">
            <text:p>0.508301472569127</text:p>
          </table:table-cell>
          <table:table-cell office:value-type="float" office:value="0.508580334514589" calcext:value-type="float">
            <text:p>0.508580334514589</text:p>
          </table:table-cell>
          <table:table-cell office:value-type="float" office:value="0.122987778391258" calcext:value-type="float">
            <text:p>0.122987778391258</text:p>
          </table:table-cell>
          <table:table-cell office:value-type="float" office:value="0.123043470839037" calcext:value-type="float">
            <text:p>0.123043470839037</text:p>
          </table:table-cell>
          <table:table-cell office:value-type="float" office:value="-87.290831678789" calcext:value-type="float">
            <text:p>-87.290831678789</text:p>
          </table:table-cell>
          <table:table-cell office:value-type="float" office:value="87.290831678789" calcext:value-type="float">
            <text:p>87.290831678789</text:p>
          </table:table-cell>
          <table:table-cell office:value-type="float" office:value="1254.63510891527" calcext:value-type="float">
            <text:p>1254.63510891527</text:p>
          </table:table-cell>
          <table:table-cell office:value-type="float" office:value="1455.65557975672" calcext:value-type="float">
            <text:p>1455.65557975672</text:p>
          </table:table-cell>
          <table:table-cell office:value-type="float" office:value="1405.40046204636" calcext:value-type="float">
            <text:p>1405.40046204636</text:p>
          </table:table-cell>
        </table:table-row>
        <table:table-row table:style-name="ro1">
          <table:table-cell office:value-type="string" calcext:value-type="string">
            <text:p>neozz</text:p>
          </table:table-cell>
          <table:table-cell office:value-type="float" office:value="-12.08" calcext:value-type="float">
            <text:p>-12.08</text:p>
          </table:table-cell>
          <table:table-cell office:value-type="float" office:value="12.08" calcext:value-type="float">
            <text:p>12.08</text:p>
          </table:table-cell>
          <table:table-cell office:value-type="float" office:value="2341.26653465347" calcext:value-type="float">
            <text:p>2341.26653465347</text:p>
          </table:table-cell>
          <table:table-cell office:value-type="float" office:value="2365.42653465347" calcext:value-type="float">
            <text:p>2365.42653465347</text:p>
          </table:table-cell>
          <table:table-cell office:value-type="float" office:value="0.548679621997878" calcext:value-type="float">
            <text:p>0.548679621997878</text:p>
          </table:table-cell>
          <table:table-cell office:value-type="float" office:value="0.551273327651827" calcext:value-type="float">
            <text:p>0.551273327651827</text:p>
          </table:table-cell>
          <table:table-cell office:value-type="float" office:value="0.118162432842765" calcext:value-type="float">
            <text:p>0.118162432842765</text:p>
          </table:table-cell>
          <table:table-cell office:value-type="float" office:value="0.118273963425113" calcext:value-type="float">
            <text:p>0.118273963425113</text:p>
          </table:table-cell>
          <table:table-cell office:value-type="float" office:value="-83.7716699615887" calcext:value-type="float">
            <text:p>-83.7716699615887</text:p>
          </table:table-cell>
          <table:table-cell office:value-type="float" office:value="83.7716699615887" calcext:value-type="float">
            <text:p>83.7716699615887</text:p>
          </table:table-cell>
          <table:table-cell office:value-type="float" office:value="2257.49486469188" calcext:value-type="float">
            <text:p>2257.49486469188</text:p>
          </table:table-cell>
          <table:table-cell office:value-type="float" office:value="2449.11611631416" calcext:value-type="float">
            <text:p>2449.11611631416</text:p>
          </table:table-cell>
          <table:table-cell office:value-type="float" office:value="2401.21080340859" calcext:value-type="float">
            <text:p>2401.21080340859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-10.36" calcext:value-type="float">
            <text:p>-10.36</text:p>
          </table:table-cell>
          <table:table-cell office:value-type="float" office:value="10.36" calcext:value-type="float">
            <text:p>10.36</text:p>
          </table:table-cell>
          <table:table-cell office:value-type="float" office:value="2260.88" calcext:value-type="float">
            <text:p>2260.88</text:p>
          </table:table-cell>
          <table:table-cell office:value-type="float" office:value="2281.6" calcext:value-type="float">
            <text:p>2281.6</text:p>
          </table:table-cell>
          <table:table-cell office:value-type="float" office:value="0.540868275781997" calcext:value-type="float">
            <text:p>0.540868275781997</text:p>
          </table:table-cell>
          <table:table-cell office:value-type="float" office:value="0.542764876565672" calcext:value-type="float">
            <text:p>0.542764876565672</text:p>
          </table:table-cell>
          <table:table-cell office:value-type="float" office:value="0.141877820507941" calcext:value-type="float">
            <text:p>0.141877820507941</text:p>
          </table:table-cell>
          <table:table-cell office:value-type="float" office:value="0.141900474602348" calcext:value-type="float">
            <text:p>0.141900474602348</text:p>
          </table:table-cell>
          <table:table-cell office:value-type="float" office:value="-101.385580545196" calcext:value-type="float">
            <text:p>-101.385580545196</text:p>
          </table:table-cell>
          <table:table-cell office:value-type="float" office:value="101.385580545196" calcext:value-type="float">
            <text:p>101.385580545196</text:p>
          </table:table-cell>
          <table:table-cell office:value-type="float" office:value="2159.51153983848" calcext:value-type="float">
            <text:p>2159.51153983848</text:p>
          </table:table-cell>
          <table:table-cell office:value-type="float" office:value="2382.9855805452" calcext:value-type="float">
            <text:p>2382.9855805452</text:p>
          </table:table-cell>
          <table:table-cell office:value-type="float" office:value="2327.11707036852" calcext:value-type="float">
            <text:p>2327.1170703685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3990061356842" calcext:value-type="float">
            <text:p>0.503990061356842</text:p>
          </table:table-cell>
          <table:table-cell office:value-type="float" office:value="0.504249579457681" calcext:value-type="float">
            <text:p>0.504249579457681</text:p>
          </table:table-cell>
          <table:table-cell office:value-type="float" office:value="0.130172515657948" calcext:value-type="float">
            <text:p>0.130172515657948</text:p>
          </table:table-cell>
          <table:table-cell office:value-type="float" office:value="0.130255343221904" calcext:value-type="float">
            <text:p>0.130255343221904</text:p>
          </table:table-cell>
          <table:table-cell office:value-type="float" office:value="-92.6458518320183" calcext:value-type="float">
            <text:p>-92.6458518320183</text:p>
          </table:table-cell>
          <table:table-cell office:value-type="float" office:value="92.6458518320183" calcext:value-type="float">
            <text:p>92.6458518320183</text:p>
          </table:table-cell>
          <table:table-cell office:value-type="float" office:value="961.298068379168" calcext:value-type="float">
            <text:p>961.298068379168</text:p>
          </table:table-cell>
          <table:table-cell office:value-type="float" office:value="1158.44803004984" calcext:value-type="float">
            <text:p>1158.44803004984</text:p>
          </table:table-cell>
          <table:table-cell office:value-type="float" office:value="1109.16053963217" calcext:value-type="float">
            <text:p>1109.1605396321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71.61683168317" calcext:value-type="float">
            <text:p>1471.61683168317</text:p>
          </table:table-cell>
          <table:table-cell office:value-type="float" office:value="1491.61683168317" calcext:value-type="float">
            <text:p>1491.61683168317</text:p>
          </table:table-cell>
          <table:table-cell office:value-type="float" office:value="0.509673071219708" calcext:value-type="float">
            <text:p>0.509673071219708</text:p>
          </table:table-cell>
          <table:table-cell office:value-type="float" office:value="0.509898731108168" calcext:value-type="float">
            <text:p>0.509898731108168</text:p>
          </table:table-cell>
          <table:table-cell office:value-type="float" office:value="0.173866910139458" calcext:value-type="float">
            <text:p>0.173866910139458</text:p>
          </table:table-cell>
          <table:table-cell office:value-type="float" office:value="0.173907233502231" calcext:value-type="float">
            <text:p>0.173907233502231</text:p>
          </table:table-cell>
          <table:table-cell office:value-type="float" office:value="-126.103581092157" calcext:value-type="float">
            <text:p>-126.103581092157</text:p>
          </table:table-cell>
          <table:table-cell office:value-type="float" office:value="126.103581092157" calcext:value-type="float">
            <text:p>126.103581092157</text:p>
          </table:table-cell>
          <table:table-cell office:value-type="float" office:value="1345.54512527629" calcext:value-type="float">
            <text:p>1345.54512527629</text:p>
          </table:table-cell>
          <table:table-cell office:value-type="float" office:value="1617.72041277533" calcext:value-type="float">
            <text:p>1617.72041277533</text:p>
          </table:table-cell>
          <table:table-cell office:value-type="float" office:value="1549.67659090057" calcext:value-type="float">
            <text:p>1549.67659090057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7.6" calcext:value-type="float">
            <text:p>-7.6</text:p>
          </table:table-cell>
          <table:table-cell office:value-type="float" office:value="7.6" calcext:value-type="float">
            <text:p>7.6</text:p>
          </table:table-cell>
          <table:table-cell office:value-type="float" office:value="1867.5403960396" calcext:value-type="float">
            <text:p>1867.5403960396</text:p>
          </table:table-cell>
          <table:table-cell office:value-type="float" office:value="1882.7403960396" calcext:value-type="float">
            <text:p>1882.7403960396</text:p>
          </table:table-cell>
          <table:table-cell office:value-type="float" office:value="0.517566539432255" calcext:value-type="float">
            <text:p>0.517566539432255</text:p>
          </table:table-cell>
          <table:table-cell office:value-type="float" office:value="0.518098515921104" calcext:value-type="float">
            <text:p>0.518098515921104</text:p>
          </table:table-cell>
          <table:table-cell office:value-type="float" office:value="0.134456574081711" calcext:value-type="float">
            <text:p>0.134456574081711</text:p>
          </table:table-cell>
          <table:table-cell office:value-type="float" office:value="0.134684818174872" calcext:value-type="float">
            <text:p>0.134684818174872</text:p>
          </table:table-cell>
          <table:table-cell office:value-type="float" office:value="-95.9561555748887" calcext:value-type="float">
            <text:p>-95.9561555748887</text:p>
          </table:table-cell>
          <table:table-cell office:value-type="float" office:value="95.9561555748887" calcext:value-type="float">
            <text:p>95.9561555748887</text:p>
          </table:table-cell>
          <table:table-cell office:value-type="float" office:value="1771.75522643485" calcext:value-type="float">
            <text:p>1771.75522643485</text:p>
          </table:table-cell>
          <table:table-cell office:value-type="float" office:value="1978.69655161449" calcext:value-type="float">
            <text:p>1978.69655161449</text:p>
          </table:table-cell>
          <table:table-cell office:value-type="float" office:value="1926.96122031958" calcext:value-type="float">
            <text:p>1926.96122031958</text:p>
          </table:table-cell>
        </table:table-row>
        <table:table-row table:style-name="ro1">
          <table:table-cell office:value-type="string" calcext:value-type="string">
            <text:p>raid86</text:p>
          </table:table-cell>
          <table:table-cell office:value-type="float" office:value="-6.48" calcext:value-type="float">
            <text:p>-6.48</text:p>
          </table:table-cell>
          <table:table-cell office:value-type="float" office:value="6.48" calcext:value-type="float">
            <text:p>6.48</text:p>
          </table:table-cell>
          <table:table-cell office:value-type="float" office:value="2052.29108910891" calcext:value-type="float">
            <text:p>2052.29108910891</text:p>
          </table:table-cell>
          <table:table-cell office:value-type="float" office:value="2065.25108910891" calcext:value-type="float">
            <text:p>2065.25108910891</text:p>
          </table:table-cell>
          <table:table-cell office:value-type="float" office:value="0.525813283137917" calcext:value-type="float">
            <text:p>0.525813283137917</text:p>
          </table:table-cell>
          <table:table-cell office:value-type="float" office:value="0.5265537240083" calcext:value-type="float">
            <text:p>0.5265537240083</text:p>
          </table:table-cell>
          <table:table-cell office:value-type="float" office:value="0.159402829804893" calcext:value-type="float">
            <text:p>0.159402829804893</text:p>
          </table:table-cell>
          <table:table-cell office:value-type="float" office:value="0.159530894589928" calcext:value-type="float">
            <text:p>0.159530894589928</text:p>
          </table:table-cell>
          <table:table-cell office:value-type="float" office:value="-114.862973808471" calcext:value-type="float">
            <text:p>-114.862973808471</text:p>
          </table:table-cell>
          <table:table-cell office:value-type="float" office:value="114.862973808471" calcext:value-type="float">
            <text:p>114.862973808471</text:p>
          </table:table-cell>
          <table:table-cell office:value-type="float" office:value="1937.5271806266" calcext:value-type="float">
            <text:p>1937.5271806266</text:p>
          </table:table-cell>
          <table:table-cell office:value-type="float" office:value="2180.11406291738" calcext:value-type="float">
            <text:p>2180.11406291738</text:p>
          </table:table-cell>
          <table:table-cell office:value-type="float" office:value="2119.46734234469" calcext:value-type="float">
            <text:p>2119.46734234469</text:p>
          </table:table-cell>
        </table:table-row>
        <table:table-row table:style-name="ro1">
          <table:table-cell office:value-type="string" calcext:value-type="string">
            <text:p>DrLoops</text:p>
          </table:table-cell>
          <table:table-cell office:value-type="float" office:value="-7.36" calcext:value-type="float">
            <text:p>-7.36</text:p>
          </table:table-cell>
          <table:table-cell office:value-type="float" office:value="7.36" calcext:value-type="float">
            <text:p>7.36</text:p>
          </table:table-cell>
          <table:table-cell office:value-type="float" office:value="1778.12831683168" calcext:value-type="float">
            <text:p>1778.12831683168</text:p>
          </table:table-cell>
          <table:table-cell office:value-type="float" office:value="1792.84831683168" calcext:value-type="float">
            <text:p>1792.84831683168</text:p>
          </table:table-cell>
          <table:table-cell office:value-type="float" office:value="0.514879724943104" calcext:value-type="float">
            <text:p>0.514879724943104</text:p>
          </table:table-cell>
          <table:table-cell office:value-type="float" office:value="0.515273488126543" calcext:value-type="float">
            <text:p>0.515273488126543</text:p>
          </table:table-cell>
          <table:table-cell office:value-type="float" office:value="0.136717055542012" calcext:value-type="float">
            <text:p>0.136717055542012</text:p>
          </table:table-cell>
          <table:table-cell office:value-type="float" office:value="0.136718936875903" calcext:value-type="float">
            <text:p>0.136718936875903</text:p>
          </table:table-cell>
          <table:table-cell office:value-type="float" office:value="-97.4820026882692" calcext:value-type="float">
            <text:p>-97.4820026882692</text:p>
          </table:table-cell>
          <table:table-cell office:value-type="float" office:value="97.4820026882691" calcext:value-type="float">
            <text:p>97.4820026882691</text:p>
          </table:table-cell>
          <table:table-cell office:value-type="float" office:value="1680.64772706862" calcext:value-type="float">
            <text:p>1680.64772706862</text:p>
          </table:table-cell>
          <table:table-cell office:value-type="float" office:value="1890.33031951995" calcext:value-type="float">
            <text:p>1890.33031951995</text:p>
          </table:table-cell>
          <table:table-cell office:value-type="float" office:value="1837.90967140712" calcext:value-type="float">
            <text:p>1837.90967140712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6.72" calcext:value-type="float">
            <text:p>-6.72</text:p>
          </table:table-cell>
          <table:table-cell office:value-type="float" office:value="6.72" calcext:value-type="float">
            <text:p>6.72</text:p>
          </table:table-cell>
          <table:table-cell office:value-type="float" office:value="1856.15306930693" calcext:value-type="float">
            <text:p>1856.15306930693</text:p>
          </table:table-cell>
          <table:table-cell office:value-type="float" office:value="1869.59306930693" calcext:value-type="float">
            <text:p>1869.59306930693</text:p>
          </table:table-cell>
          <table:table-cell office:value-type="float" office:value="0.517183144865952" calcext:value-type="float">
            <text:p>0.517183144865952</text:p>
          </table:table-cell>
          <table:table-cell office:value-type="float" office:value="0.517637017273491" calcext:value-type="float">
            <text:p>0.517637017273491</text:p>
          </table:table-cell>
          <table:table-cell office:value-type="float" office:value="0.0966569907296581" calcext:value-type="float">
            <text:p>0.0966569907296581</text:p>
          </table:table-cell>
          <table:table-cell office:value-type="float" office:value="0.096832424450489" calcext:value-type="float">
            <text:p>0.096832424450489</text:p>
          </table:table-cell>
          <table:table-cell office:value-type="float" office:value="-68.1467248930454" calcext:value-type="float">
            <text:p>-68.1467248930454</text:p>
          </table:table-cell>
          <table:table-cell office:value-type="float" office:value="68.1467248930454" calcext:value-type="float">
            <text:p>68.1467248930454</text:p>
          </table:table-cell>
          <table:table-cell office:value-type="float" office:value="1788.00634441389" calcext:value-type="float">
            <text:p>1788.00634441389</text:p>
          </table:table-cell>
          <table:table-cell office:value-type="float" office:value="1937.613149001" calcext:value-type="float">
            <text:p>1937.613149001</text:p>
          </table:table-cell>
          <table:table-cell office:value-type="float" office:value="1900.21144785422" calcext:value-type="float">
            <text:p>1900.21144785422</text:p>
          </table:table-cell>
        </table:table-row>
        <table:table-row table:style-name="ro1">
          <table:table-cell office:value-type="string" calcext:value-type="string">
            <text:p>Jasuni</text:p>
          </table:table-cell>
          <table:table-cell office:value-type="float" office:value="-12.5714285714286" calcext:value-type="float">
            <text:p>-12.5714285714286</text:p>
          </table:table-cell>
          <table:table-cell office:value-type="float" office:value="12.5714285714286" calcext:value-type="float">
            <text:p>12.5714285714286</text:p>
          </table:table-cell>
          <table:table-cell office:value-type="float" office:value="975.966165413534" calcext:value-type="float">
            <text:p>975.966165413534</text:p>
          </table:table-cell>
          <table:table-cell office:value-type="float" office:value="1001.10902255639" calcext:value-type="float">
            <text:p>1001.10902255639</text:p>
          </table:table-cell>
          <table:table-cell office:value-type="float" office:value="0.502032058841113" calcext:value-type="float">
            <text:p>0.502032058841113</text:p>
          </table:table-cell>
          <table:table-cell office:value-type="float" office:value="0.502716475541088" calcext:value-type="float">
            <text:p>0.502716475541088</text:p>
          </table:table-cell>
          <table:table-cell office:value-type="float" office:value="0.106728317618364" calcext:value-type="float">
            <text:p>0.106728317618364</text:p>
          </table:table-cell>
          <table:table-cell office:value-type="float" office:value="0.106887286745486" calcext:value-type="float">
            <text:p>0.106887286745486</text:p>
          </table:table-cell>
          <table:table-cell office:value-type="float" office:value="-75.436380294961" calcext:value-type="float">
            <text:p>-75.436380294961</text:p>
          </table:table-cell>
          <table:table-cell office:value-type="float" office:value="75.436380294961" calcext:value-type="float">
            <text:p>75.436380294961</text:p>
          </table:table-cell>
          <table:table-cell office:value-type="float" office:value="900.645529801384" calcext:value-type="float">
            <text:p>900.645529801384</text:p>
          </table:table-cell>
          <table:table-cell office:value-type="float" office:value="1076.54540285135" calcext:value-type="float">
            <text:p>1076.54540285135</text:p>
          </table:table-cell>
          <table:table-cell office:value-type="float" office:value="1032.57043458886" calcext:value-type="float">
            <text:p>1032.57043458886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35.8888888888889" calcext:value-type="float">
            <text:p>-35.8888888888889</text:p>
          </table:table-cell>
          <table:table-cell office:value-type="float" office:value="35.8888888888889" calcext:value-type="float">
            <text:p>35.8888888888889</text:p>
          </table:table-cell>
          <table:table-cell office:value-type="float" office:value="917.061561561562" calcext:value-type="float">
            <text:p>917.061561561562</text:p>
          </table:table-cell>
          <table:table-cell office:value-type="float" office:value="988.839339339339" calcext:value-type="float">
            <text:p>988.839339339339</text:p>
          </table:table-cell>
          <table:table-cell office:value-type="float" office:value="0.500208824989955" calcext:value-type="float">
            <text:p>0.500208824989955</text:p>
          </table:table-cell>
          <table:table-cell office:value-type="float" office:value="0.502389098396615" calcext:value-type="float">
            <text:p>0.502389098396615</text:p>
          </table:table-cell>
          <table:table-cell office:value-type="float" office:value="0.214001153084259" calcext:value-type="float">
            <text:p>0.214001153084259</text:p>
          </table:table-cell>
          <table:table-cell office:value-type="float" office:value="0.215985317242702" calcext:value-type="float">
            <text:p>0.215985317242702</text:p>
          </table:table-cell>
          <table:table-cell office:value-type="float" office:value="-160.62532954721" calcext:value-type="float">
            <text:p>-160.62532954721</text:p>
          </table:table-cell>
          <table:table-cell office:value-type="float" office:value="160.62532954721" calcext:value-type="float">
            <text:p>160.62532954721</text:p>
          </table:table-cell>
          <table:table-cell office:value-type="float" office:value="756.436232014352" calcext:value-type="float">
            <text:p>756.436232014352</text:p>
          </table:table-cell>
          <table:table-cell office:value-type="float" office:value="1147.77319173634" calcext:value-type="float">
            <text:p>1147.77319173634</text:p>
          </table:table-cell>
          <table:table-cell office:value-type="float" office:value="1049.93895180585" calcext:value-type="float">
            <text:p>1049.9389518058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625.75801980198" calcext:value-type="float">
            <text:p>1625.75801980198</text:p>
          </table:table-cell>
          <table:table-cell office:value-type="float" office:value="1642.07801980198" calcext:value-type="float">
            <text:p>1642.07801980198</text:p>
          </table:table-cell>
          <table:table-cell office:value-type="float" office:value="0.511714204075878" calcext:value-type="float">
            <text:p>0.511714204075878</text:p>
          </table:table-cell>
          <table:table-cell office:value-type="float" office:value="0.511985510239782" calcext:value-type="float">
            <text:p>0.511985510239782</text:p>
          </table:table-cell>
          <table:table-cell office:value-type="float" office:value="0.146095925736009" calcext:value-type="float">
            <text:p>0.146095925736009</text:p>
          </table:table-cell>
          <table:table-cell office:value-type="float" office:value="0.146230217750249" calcext:value-type="float">
            <text:p>0.146230217750249</text:p>
          </table:table-cell>
          <table:table-cell office:value-type="float" office:value="-104.666611003093" calcext:value-type="float">
            <text:p>-104.666611003093</text:p>
          </table:table-cell>
          <table:table-cell office:value-type="float" office:value="104.666611003093" calcext:value-type="float">
            <text:p>104.666611003093</text:p>
          </table:table-cell>
          <table:table-cell office:value-type="float" office:value="1521.1934438071" calcext:value-type="float">
            <text:p>1521.1934438071</text:p>
          </table:table-cell>
          <table:table-cell office:value-type="float" office:value="1746.74463080507" calcext:value-type="float">
            <text:p>1746.74463080507</text:p>
          </table:table-cell>
          <table:table-cell office:value-type="float" office:value="1690.35683405558" calcext:value-type="float">
            <text:p>1690.35683405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13:30:24.16208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6T14:09:55.257196800</dc:date>
    <meta:editing-duration>PT39M28S</meta:editing-duration>
    <meta:editing-cycles>14</meta:editing-cycles>
    <meta:generator>LibreOffice/25.2.1.2$Windows_X86_64 LibreOffice_project/d3abf4aee5fd705e4a92bba33a32f40bc4e56f49</meta:generator>
    <meta:document-statistic meta:table-count="5" meta:cell-count="2133" meta:object-count="0"/>
  </office:meta>
</office:document-meta>
</file>